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3" style:family="table-column">
      <style:table-column-properties fo:break-before="auto" style:column-width="95.92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4.31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105.04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93.72mm"/>
    </style:style>
    <style:style style:name="co9" style:family="table-column">
      <style:table-column-properties fo:break-before="auto" style:column-width="135.45mm"/>
    </style:style>
    <style:style style:name="co10" style:family="table-column">
      <style:table-column-properties fo:break-before="auto" style:column-width="103.38mm"/>
    </style:style>
    <style:style style:name="co11" style:family="table-column">
      <style:table-column-properties fo:break-before="auto" style:column-width="66.89mm"/>
    </style:style>
    <style:style style:name="co12" style:family="table-column">
      <style:table-column-properties fo:break-before="auto" style:column-width="87.35mm"/>
    </style:style>
    <style:style style:name="co13" style:family="table-column">
      <style:table-column-properties fo:break-before="auto" style:column-width="105.87mm"/>
    </style:style>
    <style:style style:name="co14" style:family="table-column">
      <style:table-column-properties fo:break-before="auto" style:column-width="69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99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4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  <table:table-cell table:style-name="Default" office:value-type="string" calcext:value-type="string">
            <text:p>Pyasukp &lt; 2*ukp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.I2]-[Sheet1.E2]" office:value-type="float" office:value="0" calcext:value-type="float">
            <text:p>0</text:p>
          </table:table-cell>
          <table:table-cell table:formula="of:=[Sheet1.F2]&lt;[Sheet1.B2]" office:value-type="boolean" office:boolean-value="true" calcext:value-type="boolean">
            <text:p>TRUE</text:p>
          </table:table-cell>
          <table:table-cell table:formula="of:=[Sheet1.F2]&lt;2*[Sheet1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.I3]-[Sheet1.E3]" office:value-type="float" office:value="0" calcext:value-type="float">
            <text:p>0</text:p>
          </table:table-cell>
          <table:table-cell table:formula="of:=[Sheet1.F3]&lt;[Sheet1.B3]" office:value-type="boolean" office:boolean-value="true" calcext:value-type="boolean">
            <text:p>TRUE</text:p>
          </table:table-cell>
          <table:table-cell table:formula="of:=[Sheet1.F3]&lt;2*[Sheet1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1.I4]-[Sheet1.E4]" office:value-type="float" office:value="0" calcext:value-type="float">
            <text:p>0</text:p>
          </table:table-cell>
          <table:table-cell table:formula="of:=[Sheet1.F4]&lt;[Sheet1.B4]" office:value-type="boolean" office:boolean-value="true" calcext:value-type="boolean">
            <text:p>TRUE</text:p>
          </table:table-cell>
          <table:table-cell table:formula="of:=[Sheet1.F4]&lt;2*[Sheet1.B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1.I5]-[Sheet1.E5]" office:value-type="float" office:value="0" calcext:value-type="float">
            <text:p>0</text:p>
          </table:table-cell>
          <table:table-cell table:formula="of:=[Sheet1.F5]&lt;[Sheet1.B5]" office:value-type="boolean" office:boolean-value="true" calcext:value-type="boolean">
            <text:p>TRUE</text:p>
          </table:table-cell>
          <table:table-cell table:formula="of:=[Sheet1.F5]&lt;2*[Sheet1.B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1.I6]-[Sheet1.E6]" office:value-type="float" office:value="0" calcext:value-type="float">
            <text:p>0</text:p>
          </table:table-cell>
          <table:table-cell table:formula="of:=[Sheet1.F6]&lt;[Sheet1.B6]" office:value-type="boolean" office:boolean-value="true" calcext:value-type="boolean">
            <text:p>TRUE</text:p>
          </table:table-cell>
          <table:table-cell table:formula="of:=[Sheet1.F6]&lt;2*[Sheet1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1.I7]-[Sheet1.E7]" office:value-type="float" office:value="0" calcext:value-type="float">
            <text:p>0</text:p>
          </table:table-cell>
          <table:table-cell table:formula="of:=[Sheet1.F7]&lt;[Sheet1.B7]" office:value-type="boolean" office:boolean-value="true" calcext:value-type="boolean">
            <text:p>TRUE</text:p>
          </table:table-cell>
          <table:table-cell table:formula="of:=[Sheet1.F7]&lt;2*[Sheet1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1.I8]-[Sheet1.E8]" office:value-type="float" office:value="0" calcext:value-type="float">
            <text:p>0</text:p>
          </table:table-cell>
          <table:table-cell table:formula="of:=[Sheet1.F8]&lt;[Sheet1.B8]" office:value-type="boolean" office:boolean-value="true" calcext:value-type="boolean">
            <text:p>TRUE</text:p>
          </table:table-cell>
          <table:table-cell table:formula="of:=[Sheet1.F8]&lt;2*[Sheet1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1.I9]-[Sheet1.E9]" office:value-type="float" office:value="0" calcext:value-type="float">
            <text:p>0</text:p>
          </table:table-cell>
          <table:table-cell table:formula="of:=[Sheet1.F9]&lt;[Sheet1.B9]" office:value-type="boolean" office:boolean-value="true" calcext:value-type="boolean">
            <text:p>TRUE</text:p>
          </table:table-cell>
          <table:table-cell table:formula="of:=[Sheet1.F9]&lt;2*[Sheet1.B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1.I10]-[Sheet1.E10]" office:value-type="float" office:value="0" calcext:value-type="float">
            <text:p>0</text:p>
          </table:table-cell>
          <table:table-cell table:formula="of:=[Sheet1.F10]&lt;[Sheet1.B10]" office:value-type="boolean" office:boolean-value="true" calcext:value-type="boolean">
            <text:p>TRUE</text:p>
          </table:table-cell>
          <table:table-cell table:formula="of:=[Sheet1.F10]&lt;2*[Sheet1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1.I11]-[Sheet1.E11]" office:value-type="float" office:value="0" calcext:value-type="float">
            <text:p>0</text:p>
          </table:table-cell>
          <table:table-cell table:formula="of:=[Sheet1.F11]&lt;[Sheet1.B11]" office:value-type="boolean" office:boolean-value="true" calcext:value-type="boolean">
            <text:p>TRUE</text:p>
          </table:table-cell>
          <table:table-cell table:formula="of:=[Sheet1.F11]&lt;2*[Sheet1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1.I12]-[Sheet1.E12]" office:value-type="float" office:value="0" calcext:value-type="float">
            <text:p>0</text:p>
          </table:table-cell>
          <table:table-cell table:formula="of:=[Sheet1.F12]&lt;[Sheet1.B12]" office:value-type="boolean" office:boolean-value="true" calcext:value-type="boolean">
            <text:p>TRUE</text:p>
          </table:table-cell>
          <table:table-cell table:formula="of:=[Sheet1.F12]&lt;2*[Sheet1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1.I13]-[Sheet1.E13]" office:value-type="float" office:value="0" calcext:value-type="float">
            <text:p>0</text:p>
          </table:table-cell>
          <table:table-cell table:formula="of:=[Sheet1.F13]&lt;[Sheet1.B13]" office:value-type="boolean" office:boolean-value="true" calcext:value-type="boolean">
            <text:p>TRUE</text:p>
          </table:table-cell>
          <table:table-cell table:formula="of:=[Sheet1.F13]&lt;2*[Sheet1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.I14]-[Sheet1.E14]" office:value-type="float" office:value="0" calcext:value-type="float">
            <text:p>0</text:p>
          </table:table-cell>
          <table:table-cell table:formula="of:=[Sheet1.F14]&lt;[Sheet1.B14]" office:value-type="boolean" office:boolean-value="true" calcext:value-type="boolean">
            <text:p>TRUE</text:p>
          </table:table-cell>
          <table:table-cell table:formula="of:=[Sheet1.F14]&lt;2*[Sheet1.B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.I15]-[Sheet1.E15]" office:value-type="float" office:value="0" calcext:value-type="float">
            <text:p>0</text:p>
          </table:table-cell>
          <table:table-cell table:formula="of:=[Sheet1.F15]&lt;[Sheet1.B15]" office:value-type="boolean" office:boolean-value="true" calcext:value-type="boolean">
            <text:p>TRUE</text:p>
          </table:table-cell>
          <table:table-cell table:formula="of:=[Sheet1.F15]&lt;2*[Sheet1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.I16]-[Sheet1.E16]" office:value-type="float" office:value="0" calcext:value-type="float">
            <text:p>0</text:p>
          </table:table-cell>
          <table:table-cell table:formula="of:=[Sheet1.F16]&lt;[Sheet1.B16]" office:value-type="boolean" office:boolean-value="true" calcext:value-type="boolean">
            <text:p>TRUE</text:p>
          </table:table-cell>
          <table:table-cell table:formula="of:=[Sheet1.F16]&lt;2*[Sheet1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.I17]-[Sheet1.E17]" office:value-type="float" office:value="0" calcext:value-type="float">
            <text:p>0</text:p>
          </table:table-cell>
          <table:table-cell table:formula="of:=[Sheet1.F17]&lt;[Sheet1.B17]" office:value-type="boolean" office:boolean-value="true" calcext:value-type="boolean">
            <text:p>TRUE</text:p>
          </table:table-cell>
          <table:table-cell table:formula="of:=[Sheet1.F17]&lt;2*[Sheet1.B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.I18]-[Sheet1.E18]" office:value-type="float" office:value="0" calcext:value-type="float">
            <text:p>0</text:p>
          </table:table-cell>
          <table:table-cell table:formula="of:=[Sheet1.F18]&lt;[Sheet1.B18]" office:value-type="boolean" office:boolean-value="true" calcext:value-type="boolean">
            <text:p>TRUE</text:p>
          </table:table-cell>
          <table:table-cell table:formula="of:=[Sheet1.F18]&lt;2*[Sheet1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1.I19]-[Sheet1.E19]" office:value-type="float" office:value="0" calcext:value-type="float">
            <text:p>0</text:p>
          </table:table-cell>
          <table:table-cell table:formula="of:=[Sheet1.F19]&lt;[Sheet1.B19]" office:value-type="boolean" office:boolean-value="true" calcext:value-type="boolean">
            <text:p>TRUE</text:p>
          </table:table-cell>
          <table:table-cell table:formula="of:=[Sheet1.F19]&lt;2*[Sheet1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1.I20]-[Sheet1.E20]" office:value-type="float" office:value="0" calcext:value-type="float">
            <text:p>0</text:p>
          </table:table-cell>
          <table:table-cell table:formula="of:=[Sheet1.F20]&lt;[Sheet1.B20]" office:value-type="boolean" office:boolean-value="true" calcext:value-type="boolean">
            <text:p>TRUE</text:p>
          </table:table-cell>
          <table:table-cell table:formula="of:=[Sheet1.F20]&lt;2*[Sheet1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1.I21]-[Sheet1.E21]" office:value-type="float" office:value="0" calcext:value-type="float">
            <text:p>0</text:p>
          </table:table-cell>
          <table:table-cell table:formula="of:=[Sheet1.F21]&lt;[Sheet1.B21]" office:value-type="boolean" office:boolean-value="true" calcext:value-type="boolean">
            <text:p>TRUE</text:p>
          </table:table-cell>
          <table:table-cell table:formula="of:=[Sheet1.F21]&lt;2*[Sheet1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1.I22]-[Sheet1.E22]" office:value-type="float" office:value="0" calcext:value-type="float">
            <text:p>0</text:p>
          </table:table-cell>
          <table:table-cell table:formula="of:=[Sheet1.F22]&lt;[Sheet1.B22]" office:value-type="boolean" office:boolean-value="true" calcext:value-type="boolean">
            <text:p>TRUE</text:p>
          </table:table-cell>
          <table:table-cell table:formula="of:=[Sheet1.F22]&lt;2*[Sheet1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1.I23]-[Sheet1.E23]" office:value-type="float" office:value="0" calcext:value-type="float">
            <text:p>0</text:p>
          </table:table-cell>
          <table:table-cell table:formula="of:=[Sheet1.F23]&lt;[Sheet1.B23]" office:value-type="boolean" office:boolean-value="true" calcext:value-type="boolean">
            <text:p>TRUE</text:p>
          </table:table-cell>
          <table:table-cell table:formula="of:=[Sheet1.F23]&lt;2*[Sheet1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1.I24]-[Sheet1.E24]" office:value-type="float" office:value="0" calcext:value-type="float">
            <text:p>0</text:p>
          </table:table-cell>
          <table:table-cell table:formula="of:=[Sheet1.F24]&lt;[Sheet1.B24]" office:value-type="boolean" office:boolean-value="true" calcext:value-type="boolean">
            <text:p>TRUE</text:p>
          </table:table-cell>
          <table:table-cell table:formula="of:=[Sheet1.F24]&lt;2*[Sheet1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1.I25]-[Sheet1.E25]" office:value-type="float" office:value="0" calcext:value-type="float">
            <text:p>0</text:p>
          </table:table-cell>
          <table:table-cell table:formula="of:=[Sheet1.F25]&lt;[Sheet1.B25]" office:value-type="boolean" office:boolean-value="true" calcext:value-type="boolean">
            <text:p>TRUE</text:p>
          </table:table-cell>
          <table:table-cell table:formula="of:=[Sheet1.F25]&lt;2*[Sheet1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1.I26]-[Sheet1.E26]" office:value-type="float" office:value="0" calcext:value-type="float">
            <text:p>0</text:p>
          </table:table-cell>
          <table:table-cell table:formula="of:=[Sheet1.F26]&lt;[Sheet1.B26]" office:value-type="boolean" office:boolean-value="true" calcext:value-type="boolean">
            <text:p>TRUE</text:p>
          </table:table-cell>
          <table:table-cell table:formula="of:=[Sheet1.F26]&lt;2*[Sheet1.B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1.I27]-[Sheet1.E27]" office:value-type="float" office:value="0" calcext:value-type="float">
            <text:p>0</text:p>
          </table:table-cell>
          <table:table-cell table:formula="of:=[Sheet1.F27]&lt;[Sheet1.B27]" office:value-type="boolean" office:boolean-value="true" calcext:value-type="boolean">
            <text:p>TRUE</text:p>
          </table:table-cell>
          <table:table-cell table:formula="of:=[Sheet1.F27]&lt;2*[Sheet1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1.I28]-[Sheet1.E28]" office:value-type="float" office:value="0" calcext:value-type="float">
            <text:p>0</text:p>
          </table:table-cell>
          <table:table-cell table:formula="of:=[Sheet1.F28]&lt;[Sheet1.B28]" office:value-type="boolean" office:boolean-value="true" calcext:value-type="boolean">
            <text:p>TRUE</text:p>
          </table:table-cell>
          <table:table-cell table:formula="of:=[Sheet1.F28]&lt;2*[Sheet1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1.I29]-[Sheet1.E29]" office:value-type="float" office:value="0" calcext:value-type="float">
            <text:p>0</text:p>
          </table:table-cell>
          <table:table-cell table:formula="of:=[Sheet1.F29]&lt;[Sheet1.B29]" office:value-type="boolean" office:boolean-value="true" calcext:value-type="boolean">
            <text:p>TRUE</text:p>
          </table:table-cell>
          <table:table-cell table:formula="of:=[Sheet1.F29]&lt;2*[Sheet1.B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1.I30]-[Sheet1.E30]" office:value-type="float" office:value="0" calcext:value-type="float">
            <text:p>0</text:p>
          </table:table-cell>
          <table:table-cell table:formula="of:=[Sheet1.F30]&lt;[Sheet1.B30]" office:value-type="boolean" office:boolean-value="true" calcext:value-type="boolean">
            <text:p>TRUE</text:p>
          </table:table-cell>
          <table:table-cell table:formula="of:=[Sheet1.F30]&lt;2*[Sheet1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1.I31]-[Sheet1.E31]" office:value-type="float" office:value="0" calcext:value-type="float">
            <text:p>0</text:p>
          </table:table-cell>
          <table:table-cell table:formula="of:=[Sheet1.F31]&lt;[Sheet1.B31]" office:value-type="boolean" office:boolean-value="true" calcext:value-type="boolean">
            <text:p>TRUE</text:p>
          </table:table-cell>
          <table:table-cell table:formula="of:=[Sheet1.F31]&lt;2*[Sheet1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1.I32]-[Sheet1.E32]" office:value-type="float" office:value="0" calcext:value-type="float">
            <text:p>0</text:p>
          </table:table-cell>
          <table:table-cell table:formula="of:=[Sheet1.F32]&lt;[Sheet1.B32]" office:value-type="boolean" office:boolean-value="true" calcext:value-type="boolean">
            <text:p>TRUE</text:p>
          </table:table-cell>
          <table:table-cell table:formula="of:=[Sheet1.F32]&lt;2*[Sheet1.B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1.I33]-[Sheet1.E33]" office:value-type="float" office:value="0" calcext:value-type="float">
            <text:p>0</text:p>
          </table:table-cell>
          <table:table-cell table:formula="of:=[Sheet1.F33]&lt;[Sheet1.B33]" office:value-type="boolean" office:boolean-value="true" calcext:value-type="boolean">
            <text:p>TRUE</text:p>
          </table:table-cell>
          <table:table-cell table:formula="of:=[Sheet1.F33]&lt;2*[Sheet1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1.I34]-[Sheet1.E34]" office:value-type="float" office:value="0" calcext:value-type="float">
            <text:p>0</text:p>
          </table:table-cell>
          <table:table-cell table:formula="of:=[Sheet1.F34]&lt;[Sheet1.B34]" office:value-type="boolean" office:boolean-value="true" calcext:value-type="boolean">
            <text:p>TRUE</text:p>
          </table:table-cell>
          <table:table-cell table:formula="of:=[Sheet1.F34]&lt;2*[Sheet1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1.I35]-[Sheet1.E35]" office:value-type="float" office:value="0" calcext:value-type="float">
            <text:p>0</text:p>
          </table:table-cell>
          <table:table-cell table:formula="of:=[Sheet1.F35]&lt;[Sheet1.B35]" office:value-type="boolean" office:boolean-value="true" calcext:value-type="boolean">
            <text:p>TRUE</text:p>
          </table:table-cell>
          <table:table-cell table:formula="of:=[Sheet1.F35]&lt;2*[Sheet1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1.I36]-[Sheet1.E36]" office:value-type="float" office:value="0" calcext:value-type="float">
            <text:p>0</text:p>
          </table:table-cell>
          <table:table-cell table:formula="of:=[Sheet1.F36]&lt;[Sheet1.B36]" office:value-type="boolean" office:boolean-value="true" calcext:value-type="boolean">
            <text:p>TRUE</text:p>
          </table:table-cell>
          <table:table-cell table:formula="of:=[Sheet1.F36]&lt;2*[Sheet1.B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1.I37]-[Sheet1.E37]" office:value-type="float" office:value="0" calcext:value-type="float">
            <text:p>0</text:p>
          </table:table-cell>
          <table:table-cell table:formula="of:=[Sheet1.F37]&lt;[Sheet1.B37]" office:value-type="boolean" office:boolean-value="true" calcext:value-type="boolean">
            <text:p>TRUE</text:p>
          </table:table-cell>
          <table:table-cell table:formula="of:=[Sheet1.F37]&lt;2*[Sheet1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1.I38]-[Sheet1.E38]" office:value-type="float" office:value="0" calcext:value-type="float">
            <text:p>0</text:p>
          </table:table-cell>
          <table:table-cell table:formula="of:=[Sheet1.F38]&lt;[Sheet1.B38]" office:value-type="boolean" office:boolean-value="true" calcext:value-type="boolean">
            <text:p>TRUE</text:p>
          </table:table-cell>
          <table:table-cell table:formula="of:=[Sheet1.F38]&lt;2*[Sheet1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1.I39]-[Sheet1.E39]" office:value-type="float" office:value="0" calcext:value-type="float">
            <text:p>0</text:p>
          </table:table-cell>
          <table:table-cell table:formula="of:=[Sheet1.F39]&lt;[Sheet1.B39]" office:value-type="boolean" office:boolean-value="true" calcext:value-type="boolean">
            <text:p>TRUE</text:p>
          </table:table-cell>
          <table:table-cell table:formula="of:=[Sheet1.F39]&lt;2*[Sheet1.B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1.I40]-[Sheet1.E40]" office:value-type="float" office:value="0" calcext:value-type="float">
            <text:p>0</text:p>
          </table:table-cell>
          <table:table-cell table:formula="of:=[Sheet1.F40]&lt;[Sheet1.B40]" office:value-type="boolean" office:boolean-value="true" calcext:value-type="boolean">
            <text:p>TRUE</text:p>
          </table:table-cell>
          <table:table-cell table:formula="of:=[Sheet1.F40]&lt;2*[Sheet1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1.I41]-[Sheet1.E41]" office:value-type="float" office:value="0" calcext:value-type="float">
            <text:p>0</text:p>
          </table:table-cell>
          <table:table-cell table:formula="of:=[Sheet1.F41]&lt;[Sheet1.B41]" office:value-type="boolean" office:boolean-value="true" calcext:value-type="boolean">
            <text:p>TRUE</text:p>
          </table:table-cell>
          <table:table-cell table:formula="of:=[Sheet1.F41]&lt;2*[Sheet1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1.I42]-[Sheet1.E42]" office:value-type="float" office:value="0" calcext:value-type="float">
            <text:p>0</text:p>
          </table:table-cell>
          <table:table-cell table:formula="of:=[Sheet1.F42]&lt;[Sheet1.B42]" office:value-type="boolean" office:boolean-value="true" calcext:value-type="boolean">
            <text:p>TRUE</text:p>
          </table:table-cell>
          <table:table-cell table:formula="of:=[Sheet1.F42]&lt;2*[Sheet1.B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1.I43]-[Sheet1.E43]" office:value-type="float" office:value="0" calcext:value-type="float">
            <text:p>0</text:p>
          </table:table-cell>
          <table:table-cell table:formula="of:=[Sheet1.F43]&lt;[Sheet1.B43]" office:value-type="boolean" office:boolean-value="true" calcext:value-type="boolean">
            <text:p>TRUE</text:p>
          </table:table-cell>
          <table:table-cell table:formula="of:=[Sheet1.F43]&lt;2*[Sheet1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1.I44]-[Sheet1.E44]" office:value-type="float" office:value="0" calcext:value-type="float">
            <text:p>0</text:p>
          </table:table-cell>
          <table:table-cell table:formula="of:=[Sheet1.F44]&lt;[Sheet1.B44]" office:value-type="boolean" office:boolean-value="true" calcext:value-type="boolean">
            <text:p>TRUE</text:p>
          </table:table-cell>
          <table:table-cell table:formula="of:=[Sheet1.F44]&lt;2*[Sheet1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1.I45]-[Sheet1.E45]" office:value-type="float" office:value="0" calcext:value-type="float">
            <text:p>0</text:p>
          </table:table-cell>
          <table:table-cell table:formula="of:=[Sheet1.F45]&lt;[Sheet1.B45]" office:value-type="boolean" office:boolean-value="true" calcext:value-type="boolean">
            <text:p>TRUE</text:p>
          </table:table-cell>
          <table:table-cell table:formula="of:=[Sheet1.F45]&lt;2*[Sheet1.B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1.I46]-[Sheet1.E46]" office:value-type="float" office:value="0" calcext:value-type="float">
            <text:p>0</text:p>
          </table:table-cell>
          <table:table-cell table:formula="of:=[Sheet1.F46]&lt;[Sheet1.B46]" office:value-type="boolean" office:boolean-value="true" calcext:value-type="boolean">
            <text:p>TRUE</text:p>
          </table:table-cell>
          <table:table-cell table:formula="of:=[Sheet1.F46]&lt;2*[Sheet1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.I47]-[Sheet1.E47]" office:value-type="float" office:value="0" calcext:value-type="float">
            <text:p>0</text:p>
          </table:table-cell>
          <table:table-cell table:formula="of:=[Sheet1.F47]&lt;[Sheet1.B47]" office:value-type="boolean" office:boolean-value="true" calcext:value-type="boolean">
            <text:p>TRUE</text:p>
          </table:table-cell>
          <table:table-cell table:formula="of:=[Sheet1.F47]&lt;2*[Sheet1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.I48]-[Sheet1.E48]" office:value-type="float" office:value="0" calcext:value-type="float">
            <text:p>0</text:p>
          </table:table-cell>
          <table:table-cell table:formula="of:=[Sheet1.F48]&lt;[Sheet1.B48]" office:value-type="boolean" office:boolean-value="true" calcext:value-type="boolean">
            <text:p>TRUE</text:p>
          </table:table-cell>
          <table:table-cell table:formula="of:=[Sheet1.F48]&lt;2*[Sheet1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.I49]-[Sheet1.E49]" office:value-type="float" office:value="0" calcext:value-type="float">
            <text:p>0</text:p>
          </table:table-cell>
          <table:table-cell table:formula="of:=[Sheet1.F49]&lt;[Sheet1.B49]" office:value-type="boolean" office:boolean-value="true" calcext:value-type="boolean">
            <text:p>TRUE</text:p>
          </table:table-cell>
          <table:table-cell table:formula="of:=[Sheet1.F49]&lt;2*[Sheet1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.I50]-[Sheet1.E50]" office:value-type="float" office:value="0" calcext:value-type="float">
            <text:p>0</text:p>
          </table:table-cell>
          <table:table-cell table:formula="of:=[Sheet1.F50]&lt;[Sheet1.B50]" office:value-type="boolean" office:boolean-value="true" calcext:value-type="boolean">
            <text:p>TRUE</text:p>
          </table:table-cell>
          <table:table-cell table:formula="of:=[Sheet1.F50]&lt;2*[Sheet1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.I51]-[Sheet1.E51]" office:value-type="float" office:value="0" calcext:value-type="float">
            <text:p>0</text:p>
          </table:table-cell>
          <table:table-cell table:formula="of:=[Sheet1.F51]&lt;[Sheet1.B51]" office:value-type="boolean" office:boolean-value="true" calcext:value-type="boolean">
            <text:p>TRUE</text:p>
          </table:table-cell>
          <table:table-cell table:formula="of:=[Sheet1.F51]&lt;2*[Sheet1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.I52]-[Sheet1.E52]" office:value-type="float" office:value="0" calcext:value-type="float">
            <text:p>0</text:p>
          </table:table-cell>
          <table:table-cell table:formula="of:=[Sheet1.F52]&lt;[Sheet1.B52]" office:value-type="boolean" office:boolean-value="true" calcext:value-type="boolean">
            <text:p>TRUE</text:p>
          </table:table-cell>
          <table:table-cell table:formula="of:=[Sheet1.F52]&lt;2*[Sheet1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.I53]-[Sheet1.E53]" office:value-type="float" office:value="0" calcext:value-type="float">
            <text:p>0</text:p>
          </table:table-cell>
          <table:table-cell table:formula="of:=[Sheet1.F53]&lt;[Sheet1.B53]" office:value-type="boolean" office:boolean-value="true" calcext:value-type="boolean">
            <text:p>TRUE</text:p>
          </table:table-cell>
          <table:table-cell table:formula="of:=[Sheet1.F53]&lt;2*[Sheet1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.I54]-[Sheet1.E54]" office:value-type="float" office:value="0" calcext:value-type="float">
            <text:p>0</text:p>
          </table:table-cell>
          <table:table-cell table:formula="of:=[Sheet1.F54]&lt;[Sheet1.B54]" office:value-type="boolean" office:boolean-value="true" calcext:value-type="boolean">
            <text:p>TRUE</text:p>
          </table:table-cell>
          <table:table-cell table:formula="of:=[Sheet1.F54]&lt;2*[Sheet1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.I55]-[Sheet1.E55]" office:value-type="float" office:value="0" calcext:value-type="float">
            <text:p>0</text:p>
          </table:table-cell>
          <table:table-cell table:formula="of:=[Sheet1.F55]&lt;[Sheet1.B55]" office:value-type="boolean" office:boolean-value="true" calcext:value-type="boolean">
            <text:p>TRUE</text:p>
          </table:table-cell>
          <table:table-cell table:formula="of:=[Sheet1.F55]&lt;2*[Sheet1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.I56]-[Sheet1.E56]" office:value-type="float" office:value="0" calcext:value-type="float">
            <text:p>0</text:p>
          </table:table-cell>
          <table:table-cell table:formula="of:=[Sheet1.F56]&lt;[Sheet1.B56]" office:value-type="boolean" office:boolean-value="true" calcext:value-type="boolean">
            <text:p>TRUE</text:p>
          </table:table-cell>
          <table:table-cell table:formula="of:=[Sheet1.F56]&lt;2*[Sheet1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.I57]-[Sheet1.E57]" office:value-type="float" office:value="0" calcext:value-type="float">
            <text:p>0</text:p>
          </table:table-cell>
          <table:table-cell table:formula="of:=[Sheet1.F57]&lt;[Sheet1.B57]" office:value-type="boolean" office:boolean-value="true" calcext:value-type="boolean">
            <text:p>TRUE</text:p>
          </table:table-cell>
          <table:table-cell table:formula="of:=[Sheet1.F57]&lt;2*[Sheet1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.I58]-[Sheet1.E58]" office:value-type="float" office:value="0" calcext:value-type="float">
            <text:p>0</text:p>
          </table:table-cell>
          <table:table-cell table:formula="of:=[Sheet1.F58]&lt;[Sheet1.B58]" office:value-type="boolean" office:boolean-value="true" calcext:value-type="boolean">
            <text:p>TRUE</text:p>
          </table:table-cell>
          <table:table-cell table:formula="of:=[Sheet1.F58]&lt;2*[Sheet1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1.I59]-[Sheet1.E59]" office:value-type="float" office:value="0" calcext:value-type="float">
            <text:p>0</text:p>
          </table:table-cell>
          <table:table-cell table:formula="of:=[Sheet1.F59]&lt;[Sheet1.B59]" office:value-type="boolean" office:boolean-value="true" calcext:value-type="boolean">
            <text:p>TRUE</text:p>
          </table:table-cell>
          <table:table-cell table:formula="of:=[Sheet1.F59]&lt;2*[Sheet1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1.I60]-[Sheet1.E60]" office:value-type="float" office:value="0" calcext:value-type="float">
            <text:p>0</text:p>
          </table:table-cell>
          <table:table-cell table:formula="of:=[Sheet1.F60]&lt;[Sheet1.B60]" office:value-type="boolean" office:boolean-value="true" calcext:value-type="boolean">
            <text:p>TRUE</text:p>
          </table:table-cell>
          <table:table-cell table:formula="of:=[Sheet1.F60]&lt;2*[Sheet1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1.I61]-[Sheet1.E61]" office:value-type="float" office:value="0" calcext:value-type="float">
            <text:p>0</text:p>
          </table:table-cell>
          <table:table-cell table:formula="of:=[Sheet1.F61]&lt;[Sheet1.B61]" office:value-type="boolean" office:boolean-value="true" calcext:value-type="boolean">
            <text:p>TRUE</text:p>
          </table:table-cell>
          <table:table-cell table:formula="of:=[Sheet1.F61]&lt;2*[Sheet1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1.I62]-[Sheet1.E62]" office:value-type="float" office:value="0" calcext:value-type="float">
            <text:p>0</text:p>
          </table:table-cell>
          <table:table-cell table:formula="of:=[Sheet1.F62]&lt;[Sheet1.B62]" office:value-type="boolean" office:boolean-value="false" calcext:value-type="boolean">
            <text:p>FALSE</text:p>
          </table:table-cell>
          <table:table-cell table:formula="of:=[Sheet1.F62]&lt;2*[Sheet1.B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1.I63]-[Sheet1.E63]" office:value-type="float" office:value="0" calcext:value-type="float">
            <text:p>0</text:p>
          </table:table-cell>
          <table:table-cell table:formula="of:=[Sheet1.F63]&lt;[Sheet1.B63]" office:value-type="boolean" office:boolean-value="false" calcext:value-type="boolean">
            <text:p>FALSE</text:p>
          </table:table-cell>
          <table:table-cell table:formula="of:=[Sheet1.F63]&lt;2*[Sheet1.B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1.I64]-[Sheet1.E64]" office:value-type="float" office:value="0" calcext:value-type="float">
            <text:p>0</text:p>
          </table:table-cell>
          <table:table-cell table:formula="of:=[Sheet1.F64]&lt;[Sheet1.B64]" office:value-type="boolean" office:boolean-value="false" calcext:value-type="boolean">
            <text:p>FALSE</text:p>
          </table:table-cell>
          <table:table-cell table:formula="of:=[Sheet1.F64]&lt;2*[Sheet1.B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1.I65]-[Sheet1.E65]" office:value-type="float" office:value="0" calcext:value-type="float">
            <text:p>0</text:p>
          </table:table-cell>
          <table:table-cell table:formula="of:=[Sheet1.F65]&lt;[Sheet1.B65]" office:value-type="boolean" office:boolean-value="false" calcext:value-type="boolean">
            <text:p>FALSE</text:p>
          </table:table-cell>
          <table:table-cell table:formula="of:=[Sheet1.F65]&lt;2*[Sheet1.B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1.I66]-[Sheet1.E66]" office:value-type="float" office:value="0" calcext:value-type="float">
            <text:p>0</text:p>
          </table:table-cell>
          <table:table-cell table:formula="of:=[Sheet1.F66]&lt;[Sheet1.B66]" office:value-type="boolean" office:boolean-value="false" calcext:value-type="boolean">
            <text:p>FALSE</text:p>
          </table:table-cell>
          <table:table-cell table:formula="of:=[Sheet1.F66]&lt;2*[Sheet1.B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1.I67]-[Sheet1.E67]" office:value-type="float" office:value="0" calcext:value-type="float">
            <text:p>0</text:p>
          </table:table-cell>
          <table:table-cell table:formula="of:=[Sheet1.F67]&lt;[Sheet1.B67]" office:value-type="boolean" office:boolean-value="false" calcext:value-type="boolean">
            <text:p>FALSE</text:p>
          </table:table-cell>
          <table:table-cell table:formula="of:=[Sheet1.F67]&lt;2*[Sheet1.B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.I68]-[Sheet1.E68]" office:value-type="float" office:value="0" calcext:value-type="float">
            <text:p>0</text:p>
          </table:table-cell>
          <table:table-cell table:formula="of:=[Sheet1.F68]&lt;[Sheet1.B68]" office:value-type="boolean" office:boolean-value="false" calcext:value-type="boolean">
            <text:p>FALSE</text:p>
          </table:table-cell>
          <table:table-cell table:formula="of:=[Sheet1.F68]&lt;2*[Sheet1.B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.I69]-[Sheet1.E69]" office:value-type="float" office:value="0" calcext:value-type="float">
            <text:p>0</text:p>
          </table:table-cell>
          <table:table-cell table:formula="of:=[Sheet1.F69]&lt;[Sheet1.B69]" office:value-type="boolean" office:boolean-value="false" calcext:value-type="boolean">
            <text:p>FALSE</text:p>
          </table:table-cell>
          <table:table-cell table:formula="of:=[Sheet1.F69]&lt;2*[Sheet1.B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1.I70]-[Sheet1.E70]" office:value-type="float" office:value="0" calcext:value-type="float">
            <text:p>0</text:p>
          </table:table-cell>
          <table:table-cell table:formula="of:=[Sheet1.F70]&lt;[Sheet1.B70]" office:value-type="boolean" office:boolean-value="false" calcext:value-type="boolean">
            <text:p>FALSE</text:p>
          </table:table-cell>
          <table:table-cell table:formula="of:=[Sheet1.F70]&lt;2*[Sheet1.B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.I71]-[Sheet1.E71]" office:value-type="float" office:value="0" calcext:value-type="float">
            <text:p>0</text:p>
          </table:table-cell>
          <table:table-cell table:formula="of:=[Sheet1.F71]&lt;[Sheet1.B71]" office:value-type="boolean" office:boolean-value="false" calcext:value-type="boolean">
            <text:p>FALSE</text:p>
          </table:table-cell>
          <table:table-cell table:formula="of:=[Sheet1.F71]&lt;2*[Sheet1.B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.I72]-[Sheet1.E72]" office:value-type="float" office:value="0" calcext:value-type="float">
            <text:p>0</text:p>
          </table:table-cell>
          <table:table-cell table:formula="of:=[Sheet1.F72]&lt;[Sheet1.B72]" office:value-type="boolean" office:boolean-value="false" calcext:value-type="boolean">
            <text:p>FALSE</text:p>
          </table:table-cell>
          <table:table-cell table:formula="of:=[Sheet1.F72]&lt;2*[Sheet1.B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.I73]-[Sheet1.E73]" office:value-type="float" office:value="0" calcext:value-type="float">
            <text:p>0</text:p>
          </table:table-cell>
          <table:table-cell table:formula="of:=[Sheet1.F73]&lt;[Sheet1.B73]" office:value-type="boolean" office:boolean-value="false" calcext:value-type="boolean">
            <text:p>FALSE</text:p>
          </table:table-cell>
          <table:table-cell table:formula="of:=[Sheet1.F73]&lt;2*[Sheet1.B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.I74]-[Sheet1.E74]" office:value-type="float" office:value="0" calcext:value-type="float">
            <text:p>0</text:p>
          </table:table-cell>
          <table:table-cell table:formula="of:=[Sheet1.F74]&lt;[Sheet1.B74]" office:value-type="boolean" office:boolean-value="false" calcext:value-type="boolean">
            <text:p>FALSE</text:p>
          </table:table-cell>
          <table:table-cell table:formula="of:=[Sheet1.F74]&lt;2*[Sheet1.B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.I75]-[Sheet1.E75]" office:value-type="float" office:value="0" calcext:value-type="float">
            <text:p>0</text:p>
          </table:table-cell>
          <table:table-cell table:formula="of:=[Sheet1.F75]&lt;[Sheet1.B75]" office:value-type="boolean" office:boolean-value="false" calcext:value-type="boolean">
            <text:p>FALSE</text:p>
          </table:table-cell>
          <table:table-cell table:formula="of:=[Sheet1.F75]&lt;2*[Sheet1.B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.I76]-[Sheet1.E76]" office:value-type="float" office:value="0" calcext:value-type="float">
            <text:p>0</text:p>
          </table:table-cell>
          <table:table-cell table:formula="of:=[Sheet1.F76]&lt;[Sheet1.B76]" office:value-type="boolean" office:boolean-value="false" calcext:value-type="boolean">
            <text:p>FALSE</text:p>
          </table:table-cell>
          <table:table-cell table:formula="of:=[Sheet1.F76]&lt;2*[Sheet1.B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.I77]-[Sheet1.E77]" office:value-type="float" office:value="0" calcext:value-type="float">
            <text:p>0</text:p>
          </table:table-cell>
          <table:table-cell table:formula="of:=[Sheet1.F77]&lt;[Sheet1.B77]" office:value-type="boolean" office:boolean-value="false" calcext:value-type="boolean">
            <text:p>FALSE</text:p>
          </table:table-cell>
          <table:table-cell table:formula="of:=[Sheet1.F77]&lt;2*[Sheet1.B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.I78]-[Sheet1.E78]" office:value-type="float" office:value="0" calcext:value-type="float">
            <text:p>0</text:p>
          </table:table-cell>
          <table:table-cell table:formula="of:=[Sheet1.F78]&lt;[Sheet1.B78]" office:value-type="boolean" office:boolean-value="false" calcext:value-type="boolean">
            <text:p>FALSE</text:p>
          </table:table-cell>
          <table:table-cell table:formula="of:=[Sheet1.F78]&lt;2*[Sheet1.B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.I79]-[Sheet1.E79]" office:value-type="float" office:value="0" calcext:value-type="float">
            <text:p>0</text:p>
          </table:table-cell>
          <table:table-cell table:formula="of:=[Sheet1.F79]&lt;[Sheet1.B79]" office:value-type="boolean" office:boolean-value="false" calcext:value-type="boolean">
            <text:p>FALSE</text:p>
          </table:table-cell>
          <table:table-cell table:formula="of:=[Sheet1.F79]&lt;2*[Sheet1.B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.I80]-[Sheet1.E80]" office:value-type="float" office:value="0" calcext:value-type="float">
            <text:p>0</text:p>
          </table:table-cell>
          <table:table-cell table:formula="of:=[Sheet1.F80]&lt;[Sheet1.B80]" office:value-type="boolean" office:boolean-value="false" calcext:value-type="boolean">
            <text:p>FALSE</text:p>
          </table:table-cell>
          <table:table-cell table:formula="of:=[Sheet1.F80]&lt;2*[Sheet1.B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.I81]-[Sheet1.E81]" office:value-type="float" office:value="0" calcext:value-type="float">
            <text:p>0</text:p>
          </table:table-cell>
          <table:table-cell table:formula="of:=[Sheet1.F81]&lt;[Sheet1.B81]" office:value-type="boolean" office:boolean-value="false" calcext:value-type="boolean">
            <text:p>FALSE</text:p>
          </table:table-cell>
          <table:table-cell table:formula="of:=[Sheet1.F81]&lt;2*[Sheet1.B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.I82]-[Sheet1.E82]" office:value-type="float" office:value="0" calcext:value-type="float">
            <text:p>0</text:p>
          </table:table-cell>
          <table:table-cell table:formula="of:=[Sheet1.F82]&lt;[Sheet1.B82]" office:value-type="boolean" office:boolean-value="false" calcext:value-type="boolean">
            <text:p>FALSE</text:p>
          </table:table-cell>
          <table:table-cell table:formula="of:=[Sheet1.F82]&lt;2*[Sheet1.B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.I83]-[Sheet1.E83]" office:value-type="float" office:value="0" calcext:value-type="float">
            <text:p>0</text:p>
          </table:table-cell>
          <table:table-cell table:formula="of:=[Sheet1.F83]&lt;[Sheet1.B83]" office:value-type="boolean" office:boolean-value="false" calcext:value-type="boolean">
            <text:p>FALSE</text:p>
          </table:table-cell>
          <table:table-cell table:formula="of:=[Sheet1.F83]&lt;2*[Sheet1.B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.I84]-[Sheet1.E84]" office:value-type="float" office:value="0" calcext:value-type="float">
            <text:p>0</text:p>
          </table:table-cell>
          <table:table-cell table:formula="of:=[Sheet1.F84]&lt;[Sheet1.B84]" office:value-type="boolean" office:boolean-value="false" calcext:value-type="boolean">
            <text:p>FALSE</text:p>
          </table:table-cell>
          <table:table-cell table:formula="of:=[Sheet1.F84]&lt;2*[Sheet1.B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1.I85]-[Sheet1.E85]" office:value-type="float" office:value="0" calcext:value-type="float">
            <text:p>0</text:p>
          </table:table-cell>
          <table:table-cell table:formula="of:=[Sheet1.F85]&lt;[Sheet1.B85]" office:value-type="boolean" office:boolean-value="false" calcext:value-type="boolean">
            <text:p>FALSE</text:p>
          </table:table-cell>
          <table:table-cell table:formula="of:=[Sheet1.F85]&lt;2*[Sheet1.B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.I86]-[Sheet1.E86]" office:value-type="float" office:value="0" calcext:value-type="float">
            <text:p>0</text:p>
          </table:table-cell>
          <table:table-cell table:formula="of:=[Sheet1.F86]&lt;[Sheet1.B86]" office:value-type="boolean" office:boolean-value="false" calcext:value-type="boolean">
            <text:p>FALSE</text:p>
          </table:table-cell>
          <table:table-cell table:formula="of:=[Sheet1.F86]&lt;2*[Sheet1.B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1.I87]-[Sheet1.E87]" office:value-type="float" office:value="0" calcext:value-type="float">
            <text:p>0</text:p>
          </table:table-cell>
          <table:table-cell table:formula="of:=[Sheet1.F87]&lt;[Sheet1.B87]" office:value-type="boolean" office:boolean-value="false" calcext:value-type="boolean">
            <text:p>FALSE</text:p>
          </table:table-cell>
          <table:table-cell table:formula="of:=[Sheet1.F87]&lt;2*[Sheet1.B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.I88]-[Sheet1.E88]" office:value-type="float" office:value="0" calcext:value-type="float">
            <text:p>0</text:p>
          </table:table-cell>
          <table:table-cell table:formula="of:=[Sheet1.F88]&lt;[Sheet1.B88]" office:value-type="boolean" office:boolean-value="false" calcext:value-type="boolean">
            <text:p>FALSE</text:p>
          </table:table-cell>
          <table:table-cell table:formula="of:=[Sheet1.F88]&lt;2*[Sheet1.B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.I89]-[Sheet1.E89]" office:value-type="float" office:value="0" calcext:value-type="float">
            <text:p>0</text:p>
          </table:table-cell>
          <table:table-cell table:formula="of:=[Sheet1.F89]&lt;[Sheet1.B89]" office:value-type="boolean" office:boolean-value="false" calcext:value-type="boolean">
            <text:p>FALSE</text:p>
          </table:table-cell>
          <table:table-cell table:formula="of:=[Sheet1.F89]&lt;2*[Sheet1.B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.I90]-[Sheet1.E90]" office:value-type="float" office:value="0" calcext:value-type="float">
            <text:p>0</text:p>
          </table:table-cell>
          <table:table-cell table:formula="of:=[Sheet1.F90]&lt;[Sheet1.B90]" office:value-type="boolean" office:boolean-value="false" calcext:value-type="boolean">
            <text:p>FALSE</text:p>
          </table:table-cell>
          <table:table-cell table:formula="of:=[Sheet1.F90]&lt;2*[Sheet1.B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.I91]-[Sheet1.E91]" office:value-type="float" office:value="0" calcext:value-type="float">
            <text:p>0</text:p>
          </table:table-cell>
          <table:table-cell table:formula="of:=[Sheet1.F91]&lt;[Sheet1.B91]" office:value-type="boolean" office:boolean-value="false" calcext:value-type="boolean">
            <text:p>FALSE</text:p>
          </table:table-cell>
          <table:table-cell table:formula="of:=[Sheet1.F91]&lt;2*[Sheet1.B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.I92]-[Sheet1.E92]" office:value-type="float" office:value="0" calcext:value-type="float">
            <text:p>0</text:p>
          </table:table-cell>
          <table:table-cell table:formula="of:=[Sheet1.F92]&lt;[Sheet1.B92]" office:value-type="boolean" office:boolean-value="false" calcext:value-type="boolean">
            <text:p>FALSE</text:p>
          </table:table-cell>
          <table:table-cell table:formula="of:=[Sheet1.F92]&lt;2*[Sheet1.B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.I93]-[Sheet1.E93]" office:value-type="float" office:value="0" calcext:value-type="float">
            <text:p>0</text:p>
          </table:table-cell>
          <table:table-cell table:formula="of:=[Sheet1.F93]&lt;[Sheet1.B93]" office:value-type="boolean" office:boolean-value="false" calcext:value-type="boolean">
            <text:p>FALSE</text:p>
          </table:table-cell>
          <table:table-cell table:formula="of:=[Sheet1.F93]&lt;2*[Sheet1.B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.I94]-[Sheet1.E94]" office:value-type="float" office:value="0" calcext:value-type="float">
            <text:p>0</text:p>
          </table:table-cell>
          <table:table-cell table:formula="of:=[Sheet1.F94]&lt;[Sheet1.B94]" office:value-type="boolean" office:boolean-value="false" calcext:value-type="boolean">
            <text:p>FALSE</text:p>
          </table:table-cell>
          <table:table-cell table:formula="of:=[Sheet1.F94]&lt;2*[Sheet1.B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.I95]-[Sheet1.E95]" office:value-type="float" office:value="0" calcext:value-type="float">
            <text:p>0</text:p>
          </table:table-cell>
          <table:table-cell table:formula="of:=[Sheet1.F95]&lt;[Sheet1.B95]" office:value-type="boolean" office:boolean-value="false" calcext:value-type="boolean">
            <text:p>FALSE</text:p>
          </table:table-cell>
          <table:table-cell table:formula="of:=[Sheet1.F95]&lt;2*[Sheet1.B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1.I96]-[Sheet1.E96]" office:value-type="float" office:value="0" calcext:value-type="float">
            <text:p>0</text:p>
          </table:table-cell>
          <table:table-cell table:formula="of:=[Sheet1.F96]&lt;[Sheet1.B96]" office:value-type="boolean" office:boolean-value="false" calcext:value-type="boolean">
            <text:p>FALSE</text:p>
          </table:table-cell>
          <table:table-cell table:formula="of:=[Sheet1.F96]&lt;2*[Sheet1.B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1.I97]-[Sheet1.E97]" office:value-type="float" office:value="0" calcext:value-type="float">
            <text:p>0</text:p>
          </table:table-cell>
          <table:table-cell table:formula="of:=[Sheet1.F97]&lt;[Sheet1.B97]" office:value-type="boolean" office:boolean-value="false" calcext:value-type="boolean">
            <text:p>FALSE</text:p>
          </table:table-cell>
          <table:table-cell table:formula="of:=[Sheet1.F97]&lt;2*[Sheet1.B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1.I98]-[Sheet1.E98]" office:value-type="float" office:value="0" calcext:value-type="float">
            <text:p>0</text:p>
          </table:table-cell>
          <table:table-cell table:formula="of:=[Sheet1.F98]&lt;[Sheet1.B98]" office:value-type="boolean" office:boolean-value="false" calcext:value-type="boolean">
            <text:p>FALSE</text:p>
          </table:table-cell>
          <table:table-cell table:formula="of:=[Sheet1.F98]&lt;2*[Sheet1.B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.I99]-[Sheet1.E99]" office:value-type="float" office:value="0" calcext:value-type="float">
            <text:p>0</text:p>
          </table:table-cell>
          <table:table-cell table:formula="of:=[Sheet1.F99]&lt;[Sheet1.B99]" office:value-type="boolean" office:boolean-value="false" calcext:value-type="boolean">
            <text:p>FALSE</text:p>
          </table:table-cell>
          <table:table-cell table:formula="of:=[Sheet1.F99]&lt;2*[Sheet1.B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1.I100]-[Sheet1.E100]" office:value-type="float" office:value="0" calcext:value-type="float">
            <text:p>0</text:p>
          </table:table-cell>
          <table:table-cell table:formula="of:=[Sheet1.F100]&lt;[Sheet1.B100]" office:value-type="boolean" office:boolean-value="false" calcext:value-type="boolean">
            <text:p>FALSE</text:p>
          </table:table-cell>
          <table:table-cell table:formula="of:=[Sheet1.F100]&lt;2*[Sheet1.B1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1.I101]-[Sheet1.E101]" office:value-type="float" office:value="0" calcext:value-type="float">
            <text:p>0</text:p>
          </table:table-cell>
          <table:table-cell table:formula="of:=[Sheet1.F101]&lt;[Sheet1.B101]" office:value-type="boolean" office:boolean-value="false" calcext:value-type="boolean">
            <text:p>FALSE</text:p>
          </table:table-cell>
          <table:table-cell table:formula="of:=[Sheet1.F101]&lt;2*[Sheet1.B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1.I102]-[Sheet1.E102]" office:value-type="float" office:value="0" calcext:value-type="float">
            <text:p>0</text:p>
          </table:table-cell>
          <table:table-cell table:formula="of:=[Sheet1.F102]&lt;[Sheet1.B102]" office:value-type="boolean" office:boolean-value="false" calcext:value-type="boolean">
            <text:p>FALSE</text:p>
          </table:table-cell>
          <table:table-cell table:formula="of:=[Sheet1.F102]&lt;2*[Sheet1.B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.I103]-[Sheet1.E103]" office:value-type="float" office:value="0" calcext:value-type="float">
            <text:p>0</text:p>
          </table:table-cell>
          <table:table-cell table:formula="of:=[Sheet1.F103]&lt;[Sheet1.B103]" office:value-type="boolean" office:boolean-value="false" calcext:value-type="boolean">
            <text:p>FALSE</text:p>
          </table:table-cell>
          <table:table-cell table:formula="of:=[Sheet1.F103]&lt;2*[Sheet1.B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1.I104]-[Sheet1.E104]" office:value-type="float" office:value="0" calcext:value-type="float">
            <text:p>0</text:p>
          </table:table-cell>
          <table:table-cell table:formula="of:=[Sheet1.F104]&lt;[Sheet1.B104]" office:value-type="boolean" office:boolean-value="false" calcext:value-type="boolean">
            <text:p>FALSE</text:p>
          </table:table-cell>
          <table:table-cell table:formula="of:=[Sheet1.F104]&lt;2*[Sheet1.B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.I105]-[Sheet1.E105]" office:value-type="float" office:value="0" calcext:value-type="float">
            <text:p>0</text:p>
          </table:table-cell>
          <table:table-cell table:formula="of:=[Sheet1.F105]&lt;[Sheet1.B105]" office:value-type="boolean" office:boolean-value="false" calcext:value-type="boolean">
            <text:p>FALSE</text:p>
          </table:table-cell>
          <table:table-cell table:formula="of:=[Sheet1.F105]&lt;2*[Sheet1.B1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.I106]-[Sheet1.E106]" office:value-type="float" office:value="0" calcext:value-type="float">
            <text:p>0</text:p>
          </table:table-cell>
          <table:table-cell table:formula="of:=[Sheet1.F106]&lt;[Sheet1.B106]" office:value-type="boolean" office:boolean-value="false" calcext:value-type="boolean">
            <text:p>FALSE</text:p>
          </table:table-cell>
          <table:table-cell table:formula="of:=[Sheet1.F106]&lt;2*[Sheet1.B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1.I107]-[Sheet1.E107]" office:value-type="float" office:value="0" calcext:value-type="float">
            <text:p>0</text:p>
          </table:table-cell>
          <table:table-cell table:formula="of:=[Sheet1.F107]&lt;[Sheet1.B107]" office:value-type="boolean" office:boolean-value="false" calcext:value-type="boolean">
            <text:p>FALSE</text:p>
          </table:table-cell>
          <table:table-cell table:formula="of:=[Sheet1.F107]&lt;2*[Sheet1.B1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.I108]-[Sheet1.E108]" office:value-type="float" office:value="0" calcext:value-type="float">
            <text:p>0</text:p>
          </table:table-cell>
          <table:table-cell table:formula="of:=[Sheet1.F108]&lt;[Sheet1.B108]" office:value-type="boolean" office:boolean-value="false" calcext:value-type="boolean">
            <text:p>FALSE</text:p>
          </table:table-cell>
          <table:table-cell table:formula="of:=[Sheet1.F108]&lt;2*[Sheet1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.I109]-[Sheet1.E109]" office:value-type="float" office:value="0" calcext:value-type="float">
            <text:p>0</text:p>
          </table:table-cell>
          <table:table-cell table:formula="of:=[Sheet1.F109]&lt;[Sheet1.B109]" office:value-type="boolean" office:boolean-value="false" calcext:value-type="boolean">
            <text:p>FALSE</text:p>
          </table:table-cell>
          <table:table-cell table:formula="of:=[Sheet1.F109]&lt;2*[Sheet1.B1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.I110]-[Sheet1.E110]" office:value-type="float" office:value="0" calcext:value-type="float">
            <text:p>0</text:p>
          </table:table-cell>
          <table:table-cell table:formula="of:=[Sheet1.F110]&lt;[Sheet1.B110]" office:value-type="boolean" office:boolean-value="false" calcext:value-type="boolean">
            <text:p>FALSE</text:p>
          </table:table-cell>
          <table:table-cell table:formula="of:=[Sheet1.F110]&lt;2*[Sheet1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.I111]-[Sheet1.E111]" office:value-type="float" office:value="0" calcext:value-type="float">
            <text:p>0</text:p>
          </table:table-cell>
          <table:table-cell table:formula="of:=[Sheet1.F111]&lt;[Sheet1.B111]" office:value-type="boolean" office:boolean-value="false" calcext:value-type="boolean">
            <text:p>FALSE</text:p>
          </table:table-cell>
          <table:table-cell table:formula="of:=[Sheet1.F111]&lt;2*[Sheet1.B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.I112]-[Sheet1.E112]" office:value-type="float" office:value="0" calcext:value-type="float">
            <text:p>0</text:p>
          </table:table-cell>
          <table:table-cell table:formula="of:=[Sheet1.F112]&lt;[Sheet1.B112]" office:value-type="boolean" office:boolean-value="false" calcext:value-type="boolean">
            <text:p>FALSE</text:p>
          </table:table-cell>
          <table:table-cell table:formula="of:=[Sheet1.F112]&lt;2*[Sheet1.B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.I113]-[Sheet1.E113]" office:value-type="float" office:value="0" calcext:value-type="float">
            <text:p>0</text:p>
          </table:table-cell>
          <table:table-cell table:formula="of:=[Sheet1.F113]&lt;[Sheet1.B113]" office:value-type="boolean" office:boolean-value="false" calcext:value-type="boolean">
            <text:p>FALSE</text:p>
          </table:table-cell>
          <table:table-cell table:formula="of:=[Sheet1.F113]&lt;2*[Sheet1.B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.I114]-[Sheet1.E114]" office:value-type="float" office:value="0" calcext:value-type="float">
            <text:p>0</text:p>
          </table:table-cell>
          <table:table-cell table:formula="of:=[Sheet1.F114]&lt;[Sheet1.B114]" office:value-type="boolean" office:boolean-value="false" calcext:value-type="boolean">
            <text:p>FALSE</text:p>
          </table:table-cell>
          <table:table-cell table:formula="of:=[Sheet1.F114]&lt;2*[Sheet1.B1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.I115]-[Sheet1.E115]" office:value-type="float" office:value="0" calcext:value-type="float">
            <text:p>0</text:p>
          </table:table-cell>
          <table:table-cell table:formula="of:=[Sheet1.F115]&lt;[Sheet1.B115]" office:value-type="boolean" office:boolean-value="false" calcext:value-type="boolean">
            <text:p>FALSE</text:p>
          </table:table-cell>
          <table:table-cell table:formula="of:=[Sheet1.F115]&lt;2*[Sheet1.B1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1.I116]-[Sheet1.E116]" office:value-type="float" office:value="0" calcext:value-type="float">
            <text:p>0</text:p>
          </table:table-cell>
          <table:table-cell table:formula="of:=[Sheet1.F116]&lt;[Sheet1.B116]" office:value-type="boolean" office:boolean-value="false" calcext:value-type="boolean">
            <text:p>FALSE</text:p>
          </table:table-cell>
          <table:table-cell table:formula="of:=[Sheet1.F116]&lt;2*[Sheet1.B1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1.I117]-[Sheet1.E117]" office:value-type="float" office:value="0" calcext:value-type="float">
            <text:p>0</text:p>
          </table:table-cell>
          <table:table-cell table:formula="of:=[Sheet1.F117]&lt;[Sheet1.B117]" office:value-type="boolean" office:boolean-value="false" calcext:value-type="boolean">
            <text:p>FALSE</text:p>
          </table:table-cell>
          <table:table-cell table:formula="of:=[Sheet1.F117]&lt;2*[Sheet1.B1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1.I118]-[Sheet1.E118]" office:value-type="float" office:value="0" calcext:value-type="float">
            <text:p>0</text:p>
          </table:table-cell>
          <table:table-cell table:formula="of:=[Sheet1.F118]&lt;[Sheet1.B118]" office:value-type="boolean" office:boolean-value="false" calcext:value-type="boolean">
            <text:p>FALSE</text:p>
          </table:table-cell>
          <table:table-cell table:formula="of:=[Sheet1.F118]&lt;2*[Sheet1.B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1.I119]-[Sheet1.E119]" office:value-type="float" office:value="0" calcext:value-type="float">
            <text:p>0</text:p>
          </table:table-cell>
          <table:table-cell table:formula="of:=[Sheet1.F119]&lt;[Sheet1.B119]" office:value-type="boolean" office:boolean-value="false" calcext:value-type="boolean">
            <text:p>FALSE</text:p>
          </table:table-cell>
          <table:table-cell table:formula="of:=[Sheet1.F119]&lt;2*[Sheet1.B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1.I120]-[Sheet1.E120]" office:value-type="float" office:value="0" calcext:value-type="float">
            <text:p>0</text:p>
          </table:table-cell>
          <table:table-cell table:formula="of:=[Sheet1.F120]&lt;[Sheet1.B120]" office:value-type="boolean" office:boolean-value="false" calcext:value-type="boolean">
            <text:p>FALSE</text:p>
          </table:table-cell>
          <table:table-cell table:formula="of:=[Sheet1.F120]&lt;2*[Sheet1.B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1.I121]-[Sheet1.E121]" office:value-type="float" office:value="0" calcext:value-type="float">
            <text:p>0</text:p>
          </table:table-cell>
          <table:table-cell table:formula="of:=[Sheet1.F121]&lt;[Sheet1.B121]" office:value-type="boolean" office:boolean-value="false" calcext:value-type="boolean">
            <text:p>FALSE</text:p>
          </table:table-cell>
          <table:table-cell table:formula="of:=[Sheet1.F121]&lt;2*[Sheet1.B1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.I122]-[Sheet1.E122]" office:value-type="float" office:value="0" calcext:value-type="float">
            <text:p>0</text:p>
          </table:table-cell>
          <table:table-cell table:formula="of:=[Sheet1.F122]&lt;[Sheet1.B122]" office:value-type="boolean" office:boolean-value="false" calcext:value-type="boolean">
            <text:p>FALSE</text:p>
          </table:table-cell>
          <table:table-cell table:formula="of:=[Sheet1.F122]&lt;2*[Sheet1.B1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.I123]-[Sheet1.E123]" office:value-type="float" office:value="0" calcext:value-type="float">
            <text:p>0</text:p>
          </table:table-cell>
          <table:table-cell table:formula="of:=[Sheet1.F123]&lt;[Sheet1.B123]" office:value-type="boolean" office:boolean-value="false" calcext:value-type="boolean">
            <text:p>FALSE</text:p>
          </table:table-cell>
          <table:table-cell table:formula="of:=[Sheet1.F123]&lt;2*[Sheet1.B1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1.I124]-[Sheet1.E124]" office:value-type="float" office:value="0" calcext:value-type="float">
            <text:p>0</text:p>
          </table:table-cell>
          <table:table-cell table:formula="of:=[Sheet1.F124]&lt;[Sheet1.B124]" office:value-type="boolean" office:boolean-value="false" calcext:value-type="boolean">
            <text:p>FALSE</text:p>
          </table:table-cell>
          <table:table-cell table:formula="of:=[Sheet1.F124]&lt;2*[Sheet1.B1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1.I125]-[Sheet1.E125]" office:value-type="float" office:value="0" calcext:value-type="float">
            <text:p>0</text:p>
          </table:table-cell>
          <table:table-cell table:formula="of:=[Sheet1.F125]&lt;[Sheet1.B125]" office:value-type="boolean" office:boolean-value="false" calcext:value-type="boolean">
            <text:p>FALSE</text:p>
          </table:table-cell>
          <table:table-cell table:formula="of:=[Sheet1.F125]&lt;2*[Sheet1.B1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1.I126]-[Sheet1.E126]" office:value-type="float" office:value="0" calcext:value-type="float">
            <text:p>0</text:p>
          </table:table-cell>
          <table:table-cell table:formula="of:=[Sheet1.F126]&lt;[Sheet1.B126]" office:value-type="boolean" office:boolean-value="false" calcext:value-type="boolean">
            <text:p>FALSE</text:p>
          </table:table-cell>
          <table:table-cell table:formula="of:=[Sheet1.F126]&lt;2*[Sheet1.B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1.I127]-[Sheet1.E127]" office:value-type="float" office:value="0" calcext:value-type="float">
            <text:p>0</text:p>
          </table:table-cell>
          <table:table-cell table:formula="of:=[Sheet1.F127]&lt;[Sheet1.B127]" office:value-type="boolean" office:boolean-value="false" calcext:value-type="boolean">
            <text:p>FALSE</text:p>
          </table:table-cell>
          <table:table-cell table:formula="of:=[Sheet1.F127]&lt;2*[Sheet1.B1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1.I128]-[Sheet1.E128]" office:value-type="float" office:value="0" calcext:value-type="float">
            <text:p>0</text:p>
          </table:table-cell>
          <table:table-cell table:formula="of:=[Sheet1.F128]&lt;[Sheet1.B128]" office:value-type="boolean" office:boolean-value="false" calcext:value-type="boolean">
            <text:p>FALSE</text:p>
          </table:table-cell>
          <table:table-cell table:formula="of:=[Sheet1.F128]&lt;2*[Sheet1.B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1.I129]-[Sheet1.E129]" office:value-type="float" office:value="0" calcext:value-type="float">
            <text:p>0</text:p>
          </table:table-cell>
          <table:table-cell table:formula="of:=[Sheet1.F129]&lt;[Sheet1.B129]" office:value-type="boolean" office:boolean-value="false" calcext:value-type="boolean">
            <text:p>FALSE</text:p>
          </table:table-cell>
          <table:table-cell table:formula="of:=[Sheet1.F129]&lt;2*[Sheet1.B1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1.I130]-[Sheet1.E130]" office:value-type="float" office:value="0" calcext:value-type="float">
            <text:p>0</text:p>
          </table:table-cell>
          <table:table-cell table:formula="of:=[Sheet1.F130]&lt;[Sheet1.B130]" office:value-type="boolean" office:boolean-value="false" calcext:value-type="boolean">
            <text:p>FALSE</text:p>
          </table:table-cell>
          <table:table-cell table:formula="of:=[Sheet1.F130]&lt;2*[Sheet1.B1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1.I131]-[Sheet1.E131]" office:value-type="float" office:value="0" calcext:value-type="float">
            <text:p>0</text:p>
          </table:table-cell>
          <table:table-cell table:formula="of:=[Sheet1.F131]&lt;[Sheet1.B131]" office:value-type="boolean" office:boolean-value="false" calcext:value-type="boolean">
            <text:p>FALSE</text:p>
          </table:table-cell>
          <table:table-cell table:formula="of:=[Sheet1.F131]&lt;2*[Sheet1.B1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.I132]-[Sheet1.E132]" office:value-type="float" office:value="0" calcext:value-type="float">
            <text:p>0</text:p>
          </table:table-cell>
          <table:table-cell table:formula="of:=[Sheet1.F132]&lt;[Sheet1.B132]" office:value-type="boolean" office:boolean-value="false" calcext:value-type="boolean">
            <text:p>FALSE</text:p>
          </table:table-cell>
          <table:table-cell table:formula="of:=[Sheet1.F132]&lt;2*[Sheet1.B1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.I133]-[Sheet1.E133]" office:value-type="float" office:value="0" calcext:value-type="float">
            <text:p>0</text:p>
          </table:table-cell>
          <table:table-cell table:formula="of:=[Sheet1.F133]&lt;[Sheet1.B133]" office:value-type="boolean" office:boolean-value="false" calcext:value-type="boolean">
            <text:p>FALSE</text:p>
          </table:table-cell>
          <table:table-cell table:formula="of:=[Sheet1.F133]&lt;2*[Sheet1.B1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.I134]-[Sheet1.E134]" office:value-type="float" office:value="0" calcext:value-type="float">
            <text:p>0</text:p>
          </table:table-cell>
          <table:table-cell table:formula="of:=[Sheet1.F134]&lt;[Sheet1.B134]" office:value-type="boolean" office:boolean-value="false" calcext:value-type="boolean">
            <text:p>FALSE</text:p>
          </table:table-cell>
          <table:table-cell table:formula="of:=[Sheet1.F134]&lt;2*[Sheet1.B1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1.I135]-[Sheet1.E135]" office:value-type="float" office:value="0" calcext:value-type="float">
            <text:p>0</text:p>
          </table:table-cell>
          <table:table-cell table:formula="of:=[Sheet1.F135]&lt;[Sheet1.B135]" office:value-type="boolean" office:boolean-value="false" calcext:value-type="boolean">
            <text:p>FALSE</text:p>
          </table:table-cell>
          <table:table-cell table:formula="of:=[Sheet1.F135]&lt;2*[Sheet1.B1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1.I136]-[Sheet1.E136]" office:value-type="float" office:value="0" calcext:value-type="float">
            <text:p>0</text:p>
          </table:table-cell>
          <table:table-cell table:formula="of:=[Sheet1.F136]&lt;[Sheet1.B136]" office:value-type="boolean" office:boolean-value="false" calcext:value-type="boolean">
            <text:p>FALSE</text:p>
          </table:table-cell>
          <table:table-cell table:formula="of:=[Sheet1.F136]&lt;2*[Sheet1.B1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.I137]-[Sheet1.E137]" office:value-type="float" office:value="0" calcext:value-type="float">
            <text:p>0</text:p>
          </table:table-cell>
          <table:table-cell table:formula="of:=[Sheet1.F137]&lt;[Sheet1.B137]" office:value-type="boolean" office:boolean-value="false" calcext:value-type="boolean">
            <text:p>FALSE</text:p>
          </table:table-cell>
          <table:table-cell table:formula="of:=[Sheet1.F137]&lt;2*[Sheet1.B1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.I138]-[Sheet1.E138]" office:value-type="float" office:value="0" calcext:value-type="float">
            <text:p>0</text:p>
          </table:table-cell>
          <table:table-cell table:formula="of:=[Sheet1.F138]&lt;[Sheet1.B138]" office:value-type="boolean" office:boolean-value="false" calcext:value-type="boolean">
            <text:p>FALSE</text:p>
          </table:table-cell>
          <table:table-cell table:formula="of:=[Sheet1.F138]&lt;2*[Sheet1.B1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1.I139]-[Sheet1.E139]" office:value-type="float" office:value="0" calcext:value-type="float">
            <text:p>0</text:p>
          </table:table-cell>
          <table:table-cell table:formula="of:=[Sheet1.F139]&lt;[Sheet1.B139]" office:value-type="boolean" office:boolean-value="false" calcext:value-type="boolean">
            <text:p>FALSE</text:p>
          </table:table-cell>
          <table:table-cell table:formula="of:=[Sheet1.F139]&lt;2*[Sheet1.B1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1.I140]-[Sheet1.E140]" office:value-type="float" office:value="0" calcext:value-type="float">
            <text:p>0</text:p>
          </table:table-cell>
          <table:table-cell table:formula="of:=[Sheet1.F140]&lt;[Sheet1.B140]" office:value-type="boolean" office:boolean-value="false" calcext:value-type="boolean">
            <text:p>FALSE</text:p>
          </table:table-cell>
          <table:table-cell table:formula="of:=[Sheet1.F140]&lt;2*[Sheet1.B1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.I141]-[Sheet1.E141]" office:value-type="float" office:value="0" calcext:value-type="float">
            <text:p>0</text:p>
          </table:table-cell>
          <table:table-cell table:formula="of:=[Sheet1.F141]&lt;[Sheet1.B141]" office:value-type="boolean" office:boolean-value="false" calcext:value-type="boolean">
            <text:p>FALSE</text:p>
          </table:table-cell>
          <table:table-cell table:formula="of:=[Sheet1.F141]&lt;2*[Sheet1.B1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1.I142]-[Sheet1.E142]" office:value-type="float" office:value="0" calcext:value-type="float">
            <text:p>0</text:p>
          </table:table-cell>
          <table:table-cell table:formula="of:=[Sheet1.F142]&lt;[Sheet1.B142]" office:value-type="boolean" office:boolean-value="false" calcext:value-type="boolean">
            <text:p>FALSE</text:p>
          </table:table-cell>
          <table:table-cell table:formula="of:=[Sheet1.F142]&lt;2*[Sheet1.B1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1.I143]-[Sheet1.E143]" office:value-type="float" office:value="0" calcext:value-type="float">
            <text:p>0</text:p>
          </table:table-cell>
          <table:table-cell table:formula="of:=[Sheet1.F143]&lt;[Sheet1.B143]" office:value-type="boolean" office:boolean-value="false" calcext:value-type="boolean">
            <text:p>FALSE</text:p>
          </table:table-cell>
          <table:table-cell table:formula="of:=[Sheet1.F143]&lt;2*[Sheet1.B1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1.I144]-[Sheet1.E144]" office:value-type="float" office:value="0" calcext:value-type="float">
            <text:p>0</text:p>
          </table:table-cell>
          <table:table-cell table:formula="of:=[Sheet1.F144]&lt;[Sheet1.B144]" office:value-type="boolean" office:boolean-value="false" calcext:value-type="boolean">
            <text:p>FALSE</text:p>
          </table:table-cell>
          <table:table-cell table:formula="of:=[Sheet1.F144]&lt;2*[Sheet1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.I145]-[Sheet1.E145]" office:value-type="float" office:value="0" calcext:value-type="float">
            <text:p>0</text:p>
          </table:table-cell>
          <table:table-cell table:formula="of:=[Sheet1.F145]&lt;[Sheet1.B145]" office:value-type="boolean" office:boolean-value="false" calcext:value-type="boolean">
            <text:p>FALSE</text:p>
          </table:table-cell>
          <table:table-cell table:formula="of:=[Sheet1.F145]&lt;2*[Sheet1.B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1.I146]-[Sheet1.E146]" office:value-type="float" office:value="0" calcext:value-type="float">
            <text:p>0</text:p>
          </table:table-cell>
          <table:table-cell table:formula="of:=[Sheet1.F146]&lt;[Sheet1.B146]" office:value-type="boolean" office:boolean-value="false" calcext:value-type="boolean">
            <text:p>FALSE</text:p>
          </table:table-cell>
          <table:table-cell table:formula="of:=[Sheet1.F146]&lt;2*[Sheet1.B1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.I147]-[Sheet1.E147]" office:value-type="float" office:value="0" calcext:value-type="float">
            <text:p>0</text:p>
          </table:table-cell>
          <table:table-cell table:formula="of:=[Sheet1.F147]&lt;[Sheet1.B147]" office:value-type="boolean" office:boolean-value="false" calcext:value-type="boolean">
            <text:p>FALSE</text:p>
          </table:table-cell>
          <table:table-cell table:formula="of:=[Sheet1.F147]&lt;2*[Sheet1.B1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1.I148]-[Sheet1.E148]" office:value-type="float" office:value="0" calcext:value-type="float">
            <text:p>0</text:p>
          </table:table-cell>
          <table:table-cell table:formula="of:=[Sheet1.F148]&lt;[Sheet1.B148]" office:value-type="boolean" office:boolean-value="false" calcext:value-type="boolean">
            <text:p>FALSE</text:p>
          </table:table-cell>
          <table:table-cell table:formula="of:=[Sheet1.F148]&lt;2*[Sheet1.B1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1.I149]-[Sheet1.E149]" office:value-type="float" office:value="0" calcext:value-type="float">
            <text:p>0</text:p>
          </table:table-cell>
          <table:table-cell table:formula="of:=[Sheet1.F149]&lt;[Sheet1.B149]" office:value-type="boolean" office:boolean-value="false" calcext:value-type="boolean">
            <text:p>FALSE</text:p>
          </table:table-cell>
          <table:table-cell table:formula="of:=[Sheet1.F149]&lt;2*[Sheet1.B1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1.I150]-[Sheet1.E150]" office:value-type="float" office:value="0" calcext:value-type="float">
            <text:p>0</text:p>
          </table:table-cell>
          <table:table-cell table:formula="of:=[Sheet1.F150]&lt;[Sheet1.B150]" office:value-type="boolean" office:boolean-value="false" calcext:value-type="boolean">
            <text:p>FALSE</text:p>
          </table:table-cell>
          <table:table-cell table:formula="of:=[Sheet1.F150]&lt;2*[Sheet1.B1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1.I151]-[Sheet1.E151]" office:value-type="float" office:value="0" calcext:value-type="float">
            <text:p>0</text:p>
          </table:table-cell>
          <table:table-cell table:formula="of:=[Sheet1.F151]&lt;[Sheet1.B151]" office:value-type="boolean" office:boolean-value="false" calcext:value-type="boolean">
            <text:p>FALSE</text:p>
          </table:table-cell>
          <table:table-cell table:formula="of:=[Sheet1.F151]&lt;2*[Sheet1.B1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.I152]-[Sheet1.E152]" office:value-type="float" office:value="0" calcext:value-type="float">
            <text:p>0</text:p>
          </table:table-cell>
          <table:table-cell table:formula="of:=[Sheet1.F152]&lt;[Sheet1.B152]" office:value-type="boolean" office:boolean-value="false" calcext:value-type="boolean">
            <text:p>FALSE</text:p>
          </table:table-cell>
          <table:table-cell table:formula="of:=[Sheet1.F152]&lt;2*[Sheet1.B1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1.I153]-[Sheet1.E153]" office:value-type="float" office:value="0" calcext:value-type="float">
            <text:p>0</text:p>
          </table:table-cell>
          <table:table-cell table:formula="of:=[Sheet1.F153]&lt;[Sheet1.B153]" office:value-type="boolean" office:boolean-value="false" calcext:value-type="boolean">
            <text:p>FALSE</text:p>
          </table:table-cell>
          <table:table-cell table:formula="of:=[Sheet1.F153]&lt;2*[Sheet1.B1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.I154]-[Sheet1.E154]" office:value-type="float" office:value="0" calcext:value-type="float">
            <text:p>0</text:p>
          </table:table-cell>
          <table:table-cell table:formula="of:=[Sheet1.F154]&lt;[Sheet1.B154]" office:value-type="boolean" office:boolean-value="false" calcext:value-type="boolean">
            <text:p>FALSE</text:p>
          </table:table-cell>
          <table:table-cell table:formula="of:=[Sheet1.F154]&lt;2*[Sheet1.B1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.I155]-[Sheet1.E155]" office:value-type="float" office:value="0" calcext:value-type="float">
            <text:p>0</text:p>
          </table:table-cell>
          <table:table-cell table:formula="of:=[Sheet1.F155]&lt;[Sheet1.B155]" office:value-type="boolean" office:boolean-value="false" calcext:value-type="boolean">
            <text:p>FALSE</text:p>
          </table:table-cell>
          <table:table-cell table:formula="of:=[Sheet1.F155]&lt;2*[Sheet1.B1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.I156]-[Sheet1.E156]" office:value-type="float" office:value="0" calcext:value-type="float">
            <text:p>0</text:p>
          </table:table-cell>
          <table:table-cell table:formula="of:=[Sheet1.F156]&lt;[Sheet1.B156]" office:value-type="boolean" office:boolean-value="false" calcext:value-type="boolean">
            <text:p>FALSE</text:p>
          </table:table-cell>
          <table:table-cell table:formula="of:=[Sheet1.F156]&lt;2*[Sheet1.B1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1.I157]-[Sheet1.E157]" office:value-type="float" office:value="0" calcext:value-type="float">
            <text:p>0</text:p>
          </table:table-cell>
          <table:table-cell table:formula="of:=[Sheet1.F157]&lt;[Sheet1.B157]" office:value-type="boolean" office:boolean-value="false" calcext:value-type="boolean">
            <text:p>FALSE</text:p>
          </table:table-cell>
          <table:table-cell table:formula="of:=[Sheet1.F157]&lt;2*[Sheet1.B1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1.I158]-[Sheet1.E158]" office:value-type="float" office:value="0" calcext:value-type="float">
            <text:p>0</text:p>
          </table:table-cell>
          <table:table-cell table:formula="of:=[Sheet1.F158]&lt;[Sheet1.B158]" office:value-type="boolean" office:boolean-value="false" calcext:value-type="boolean">
            <text:p>FALSE</text:p>
          </table:table-cell>
          <table:table-cell table:formula="of:=[Sheet1.F158]&lt;2*[Sheet1.B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.I159]-[Sheet1.E159]" office:value-type="float" office:value="0" calcext:value-type="float">
            <text:p>0</text:p>
          </table:table-cell>
          <table:table-cell table:formula="of:=[Sheet1.F159]&lt;[Sheet1.B159]" office:value-type="boolean" office:boolean-value="false" calcext:value-type="boolean">
            <text:p>FALSE</text:p>
          </table:table-cell>
          <table:table-cell table:formula="of:=[Sheet1.F159]&lt;2*[Sheet1.B1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.I160]-[Sheet1.E160]" office:value-type="float" office:value="0" calcext:value-type="float">
            <text:p>0</text:p>
          </table:table-cell>
          <table:table-cell table:formula="of:=[Sheet1.F160]&lt;[Sheet1.B160]" office:value-type="boolean" office:boolean-value="false" calcext:value-type="boolean">
            <text:p>FALSE</text:p>
          </table:table-cell>
          <table:table-cell table:formula="of:=[Sheet1.F160]&lt;2*[Sheet1.B1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.I161]-[Sheet1.E161]" office:value-type="float" office:value="0" calcext:value-type="float">
            <text:p>0</text:p>
          </table:table-cell>
          <table:table-cell table:formula="of:=[Sheet1.F161]&lt;[Sheet1.B161]" office:value-type="boolean" office:boolean-value="false" calcext:value-type="boolean">
            <text:p>FALSE</text:p>
          </table:table-cell>
          <table:table-cell table:formula="of:=[Sheet1.F161]&lt;2*[Sheet1.B1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.I162]-[Sheet1.E162]" office:value-type="float" office:value="0" calcext:value-type="float">
            <text:p>0</text:p>
          </table:table-cell>
          <table:table-cell table:formula="of:=[Sheet1.F162]&lt;[Sheet1.B162]" office:value-type="boolean" office:boolean-value="false" calcext:value-type="boolean">
            <text:p>FALSE</text:p>
          </table:table-cell>
          <table:table-cell table:formula="of:=[Sheet1.F162]&lt;2*[Sheet1.B1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.I163]-[Sheet1.E163]" office:value-type="float" office:value="0" calcext:value-type="float">
            <text:p>0</text:p>
          </table:table-cell>
          <table:table-cell table:formula="of:=[Sheet1.F163]&lt;[Sheet1.B163]" office:value-type="boolean" office:boolean-value="false" calcext:value-type="boolean">
            <text:p>FALSE</text:p>
          </table:table-cell>
          <table:table-cell table:formula="of:=[Sheet1.F163]&lt;2*[Sheet1.B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.I164]-[Sheet1.E164]" office:value-type="float" office:value="0" calcext:value-type="float">
            <text:p>0</text:p>
          </table:table-cell>
          <table:table-cell table:formula="of:=[Sheet1.F164]&lt;[Sheet1.B164]" office:value-type="boolean" office:boolean-value="false" calcext:value-type="boolean">
            <text:p>FALSE</text:p>
          </table:table-cell>
          <table:table-cell table:formula="of:=[Sheet1.F164]&lt;2*[Sheet1.B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.I165]-[Sheet1.E165]" office:value-type="float" office:value="0" calcext:value-type="float">
            <text:p>0</text:p>
          </table:table-cell>
          <table:table-cell table:formula="of:=[Sheet1.F165]&lt;[Sheet1.B165]" office:value-type="boolean" office:boolean-value="false" calcext:value-type="boolean">
            <text:p>FALSE</text:p>
          </table:table-cell>
          <table:table-cell table:formula="of:=[Sheet1.F165]&lt;2*[Sheet1.B1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1.I166]-[Sheet1.E166]" office:value-type="float" office:value="0" calcext:value-type="float">
            <text:p>0</text:p>
          </table:table-cell>
          <table:table-cell table:formula="of:=[Sheet1.F166]&lt;[Sheet1.B166]" office:value-type="boolean" office:boolean-value="false" calcext:value-type="boolean">
            <text:p>FALSE</text:p>
          </table:table-cell>
          <table:table-cell table:formula="of:=[Sheet1.F166]&lt;2*[Sheet1.B1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1.I167]-[Sheet1.E167]" office:value-type="float" office:value="0" calcext:value-type="float">
            <text:p>0</text:p>
          </table:table-cell>
          <table:table-cell table:formula="of:=[Sheet1.F167]&lt;[Sheet1.B167]" office:value-type="boolean" office:boolean-value="false" calcext:value-type="boolean">
            <text:p>FALSE</text:p>
          </table:table-cell>
          <table:table-cell table:formula="of:=[Sheet1.F167]&lt;2*[Sheet1.B1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.I168]-[Sheet1.E168]" office:value-type="float" office:value="0" calcext:value-type="float">
            <text:p>0</text:p>
          </table:table-cell>
          <table:table-cell table:formula="of:=[Sheet1.F168]&lt;[Sheet1.B168]" office:value-type="boolean" office:boolean-value="false" calcext:value-type="boolean">
            <text:p>FALSE</text:p>
          </table:table-cell>
          <table:table-cell table:formula="of:=[Sheet1.F168]&lt;2*[Sheet1.B1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1.I169]-[Sheet1.E169]" office:value-type="float" office:value="0" calcext:value-type="float">
            <text:p>0</text:p>
          </table:table-cell>
          <table:table-cell table:formula="of:=[Sheet1.F169]&lt;[Sheet1.B169]" office:value-type="boolean" office:boolean-value="false" calcext:value-type="boolean">
            <text:p>FALSE</text:p>
          </table:table-cell>
          <table:table-cell table:formula="of:=[Sheet1.F169]&lt;2*[Sheet1.B1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1.I170]-[Sheet1.E170]" office:value-type="float" office:value="0" calcext:value-type="float">
            <text:p>0</text:p>
          </table:table-cell>
          <table:table-cell table:formula="of:=[Sheet1.F170]&lt;[Sheet1.B170]" office:value-type="boolean" office:boolean-value="false" calcext:value-type="boolean">
            <text:p>FALSE</text:p>
          </table:table-cell>
          <table:table-cell table:formula="of:=[Sheet1.F170]&lt;2*[Sheet1.B1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1.I171]-[Sheet1.E171]" office:value-type="float" office:value="0" calcext:value-type="float">
            <text:p>0</text:p>
          </table:table-cell>
          <table:table-cell table:formula="of:=[Sheet1.F171]&lt;[Sheet1.B171]" office:value-type="boolean" office:boolean-value="false" calcext:value-type="boolean">
            <text:p>FALSE</text:p>
          </table:table-cell>
          <table:table-cell table:formula="of:=[Sheet1.F171]&lt;2*[Sheet1.B1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1.I172]-[Sheet1.E172]" office:value-type="float" office:value="0" calcext:value-type="float">
            <text:p>0</text:p>
          </table:table-cell>
          <table:table-cell table:formula="of:=[Sheet1.F172]&lt;[Sheet1.B172]" office:value-type="boolean" office:boolean-value="false" calcext:value-type="boolean">
            <text:p>FALSE</text:p>
          </table:table-cell>
          <table:table-cell table:formula="of:=[Sheet1.F172]&lt;2*[Sheet1.B1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1.I173]-[Sheet1.E173]" office:value-type="float" office:value="0" calcext:value-type="float">
            <text:p>0</text:p>
          </table:table-cell>
          <table:table-cell table:formula="of:=[Sheet1.F173]&lt;[Sheet1.B173]" office:value-type="boolean" office:boolean-value="false" calcext:value-type="boolean">
            <text:p>FALSE</text:p>
          </table:table-cell>
          <table:table-cell table:formula="of:=[Sheet1.F173]&lt;2*[Sheet1.B1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.I174]-[Sheet1.E174]" office:value-type="float" office:value="0" calcext:value-type="float">
            <text:p>0</text:p>
          </table:table-cell>
          <table:table-cell table:formula="of:=[Sheet1.F174]&lt;[Sheet1.B174]" office:value-type="boolean" office:boolean-value="false" calcext:value-type="boolean">
            <text:p>FALSE</text:p>
          </table:table-cell>
          <table:table-cell table:formula="of:=[Sheet1.F174]&lt;2*[Sheet1.B1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1.I175]-[Sheet1.E175]" office:value-type="float" office:value="0" calcext:value-type="float">
            <text:p>0</text:p>
          </table:table-cell>
          <table:table-cell table:formula="of:=[Sheet1.F175]&lt;[Sheet1.B175]" office:value-type="boolean" office:boolean-value="false" calcext:value-type="boolean">
            <text:p>FALSE</text:p>
          </table:table-cell>
          <table:table-cell table:formula="of:=[Sheet1.F175]&lt;2*[Sheet1.B1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1.I176]-[Sheet1.E176]" office:value-type="float" office:value="0" calcext:value-type="float">
            <text:p>0</text:p>
          </table:table-cell>
          <table:table-cell table:formula="of:=[Sheet1.F176]&lt;[Sheet1.B176]" office:value-type="boolean" office:boolean-value="false" calcext:value-type="boolean">
            <text:p>FALSE</text:p>
          </table:table-cell>
          <table:table-cell table:formula="of:=[Sheet1.F176]&lt;2*[Sheet1.B1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1.I177]-[Sheet1.E177]" office:value-type="float" office:value="0" calcext:value-type="float">
            <text:p>0</text:p>
          </table:table-cell>
          <table:table-cell table:formula="of:=[Sheet1.F177]&lt;[Sheet1.B177]" office:value-type="boolean" office:boolean-value="false" calcext:value-type="boolean">
            <text:p>FALSE</text:p>
          </table:table-cell>
          <table:table-cell table:formula="of:=[Sheet1.F177]&lt;2*[Sheet1.B1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1.I178]-[Sheet1.E178]" office:value-type="float" office:value="0" calcext:value-type="float">
            <text:p>0</text:p>
          </table:table-cell>
          <table:table-cell table:formula="of:=[Sheet1.F178]&lt;[Sheet1.B178]" office:value-type="boolean" office:boolean-value="false" calcext:value-type="boolean">
            <text:p>FALSE</text:p>
          </table:table-cell>
          <table:table-cell table:formula="of:=[Sheet1.F178]&lt;2*[Sheet1.B1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1.I179]-[Sheet1.E179]" office:value-type="float" office:value="0" calcext:value-type="float">
            <text:p>0</text:p>
          </table:table-cell>
          <table:table-cell table:formula="of:=[Sheet1.F179]&lt;[Sheet1.B179]" office:value-type="boolean" office:boolean-value="false" calcext:value-type="boolean">
            <text:p>FALSE</text:p>
          </table:table-cell>
          <table:table-cell table:formula="of:=[Sheet1.F179]&lt;2*[Sheet1.B1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1.I180]-[Sheet1.E180]" office:value-type="float" office:value="0" calcext:value-type="float">
            <text:p>0</text:p>
          </table:table-cell>
          <table:table-cell table:formula="of:=[Sheet1.F180]&lt;[Sheet1.B180]" office:value-type="boolean" office:boolean-value="false" calcext:value-type="boolean">
            <text:p>FALSE</text:p>
          </table:table-cell>
          <table:table-cell table:formula="of:=[Sheet1.F180]&lt;2*[Sheet1.B1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1.I181]-[Sheet1.E181]" office:value-type="float" office:value="0" calcext:value-type="float">
            <text:p>0</text:p>
          </table:table-cell>
          <table:table-cell table:formula="of:=[Sheet1.F181]&lt;[Sheet1.B181]" office:value-type="boolean" office:boolean-value="false" calcext:value-type="boolean">
            <text:p>FALSE</text:p>
          </table:table-cell>
          <table:table-cell table:formula="of:=[Sheet1.F181]&lt;2*[Sheet1.B1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1.I182]-[Sheet1.E182]" office:value-type="float" office:value="0" calcext:value-type="float">
            <text:p>0</text:p>
          </table:table-cell>
          <table:table-cell table:formula="of:=[Sheet1.F182]&lt;[Sheet1.B182]" office:value-type="boolean" office:boolean-value="false" calcext:value-type="boolean">
            <text:p>FALSE</text:p>
          </table:table-cell>
          <table:table-cell table:formula="of:=[Sheet1.F182]&lt;2*[Sheet1.B1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.I183]-[Sheet1.E183]" office:value-type="float" office:value="0" calcext:value-type="float">
            <text:p>0</text:p>
          </table:table-cell>
          <table:table-cell table:formula="of:=[Sheet1.F183]&lt;[Sheet1.B183]" office:value-type="boolean" office:boolean-value="false" calcext:value-type="boolean">
            <text:p>FALSE</text:p>
          </table:table-cell>
          <table:table-cell table:formula="of:=[Sheet1.F183]&lt;2*[Sheet1.B1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1.I184]-[Sheet1.E184]" office:value-type="float" office:value="0" calcext:value-type="float">
            <text:p>0</text:p>
          </table:table-cell>
          <table:table-cell table:formula="of:=[Sheet1.F184]&lt;[Sheet1.B184]" office:value-type="boolean" office:boolean-value="false" calcext:value-type="boolean">
            <text:p>FALSE</text:p>
          </table:table-cell>
          <table:table-cell table:formula="of:=[Sheet1.F184]&lt;2*[Sheet1.B1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1.I185]-[Sheet1.E185]" office:value-type="float" office:value="0" calcext:value-type="float">
            <text:p>0</text:p>
          </table:table-cell>
          <table:table-cell table:formula="of:=[Sheet1.F185]&lt;[Sheet1.B185]" office:value-type="boolean" office:boolean-value="false" calcext:value-type="boolean">
            <text:p>FALSE</text:p>
          </table:table-cell>
          <table:table-cell table:formula="of:=[Sheet1.F185]&lt;2*[Sheet1.B1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1.I186]-[Sheet1.E186]" office:value-type="float" office:value="0" calcext:value-type="float">
            <text:p>0</text:p>
          </table:table-cell>
          <table:table-cell table:formula="of:=[Sheet1.F186]&lt;[Sheet1.B186]" office:value-type="boolean" office:boolean-value="false" calcext:value-type="boolean">
            <text:p>FALSE</text:p>
          </table:table-cell>
          <table:table-cell table:formula="of:=[Sheet1.F186]&lt;2*[Sheet1.B1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1.I187]-[Sheet1.E187]" office:value-type="float" office:value="0" calcext:value-type="float">
            <text:p>0</text:p>
          </table:table-cell>
          <table:table-cell table:formula="of:=[Sheet1.F187]&lt;[Sheet1.B187]" office:value-type="boolean" office:boolean-value="false" calcext:value-type="boolean">
            <text:p>FALSE</text:p>
          </table:table-cell>
          <table:table-cell table:formula="of:=[Sheet1.F187]&lt;2*[Sheet1.B1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1.I188]-[Sheet1.E188]" office:value-type="float" office:value="0" calcext:value-type="float">
            <text:p>0</text:p>
          </table:table-cell>
          <table:table-cell table:formula="of:=[Sheet1.F188]&lt;[Sheet1.B188]" office:value-type="boolean" office:boolean-value="false" calcext:value-type="boolean">
            <text:p>FALSE</text:p>
          </table:table-cell>
          <table:table-cell table:formula="of:=[Sheet1.F188]&lt;2*[Sheet1.B1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1.I189]-[Sheet1.E189]" office:value-type="float" office:value="0" calcext:value-type="float">
            <text:p>0</text:p>
          </table:table-cell>
          <table:table-cell table:formula="of:=[Sheet1.F189]&lt;[Sheet1.B189]" office:value-type="boolean" office:boolean-value="false" calcext:value-type="boolean">
            <text:p>FALSE</text:p>
          </table:table-cell>
          <table:table-cell table:formula="of:=[Sheet1.F189]&lt;2*[Sheet1.B1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1.I190]-[Sheet1.E190]" office:value-type="float" office:value="0" calcext:value-type="float">
            <text:p>0</text:p>
          </table:table-cell>
          <table:table-cell table:formula="of:=[Sheet1.F190]&lt;[Sheet1.B190]" office:value-type="boolean" office:boolean-value="false" calcext:value-type="boolean">
            <text:p>FALSE</text:p>
          </table:table-cell>
          <table:table-cell table:formula="of:=[Sheet1.F190]&lt;2*[Sheet1.B1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1.I191]-[Sheet1.E191]" office:value-type="float" office:value="0" calcext:value-type="float">
            <text:p>0</text:p>
          </table:table-cell>
          <table:table-cell table:formula="of:=[Sheet1.F191]&lt;[Sheet1.B191]" office:value-type="boolean" office:boolean-value="false" calcext:value-type="boolean">
            <text:p>FALSE</text:p>
          </table:table-cell>
          <table:table-cell table:formula="of:=[Sheet1.F191]&lt;2*[Sheet1.B1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1.I192]-[Sheet1.E192]" office:value-type="float" office:value="0" calcext:value-type="float">
            <text:p>0</text:p>
          </table:table-cell>
          <table:table-cell table:formula="of:=[Sheet1.F192]&lt;[Sheet1.B192]" office:value-type="boolean" office:boolean-value="false" calcext:value-type="boolean">
            <text:p>FALSE</text:p>
          </table:table-cell>
          <table:table-cell table:formula="of:=[Sheet1.F192]&lt;2*[Sheet1.B1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1.I193]-[Sheet1.E193]" office:value-type="float" office:value="0" calcext:value-type="float">
            <text:p>0</text:p>
          </table:table-cell>
          <table:table-cell table:formula="of:=[Sheet1.F193]&lt;[Sheet1.B193]" office:value-type="boolean" office:boolean-value="false" calcext:value-type="boolean">
            <text:p>FALSE</text:p>
          </table:table-cell>
          <table:table-cell table:formula="of:=[Sheet1.F193]&lt;2*[Sheet1.B1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1.I194]-[Sheet1.E194]" office:value-type="float" office:value="0" calcext:value-type="float">
            <text:p>0</text:p>
          </table:table-cell>
          <table:table-cell table:formula="of:=[Sheet1.F194]&lt;[Sheet1.B194]" office:value-type="boolean" office:boolean-value="false" calcext:value-type="boolean">
            <text:p>FALSE</text:p>
          </table:table-cell>
          <table:table-cell table:formula="of:=[Sheet1.F194]&lt;2*[Sheet1.B1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1.I195]-[Sheet1.E195]" office:value-type="float" office:value="0" calcext:value-type="float">
            <text:p>0</text:p>
          </table:table-cell>
          <table:table-cell table:formula="of:=[Sheet1.F195]&lt;[Sheet1.B195]" office:value-type="boolean" office:boolean-value="false" calcext:value-type="boolean">
            <text:p>FALSE</text:p>
          </table:table-cell>
          <table:table-cell table:formula="of:=[Sheet1.F195]&lt;2*[Sheet1.B1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1.I196]-[Sheet1.E196]" office:value-type="float" office:value="0" calcext:value-type="float">
            <text:p>0</text:p>
          </table:table-cell>
          <table:table-cell table:formula="of:=[Sheet1.F196]&lt;[Sheet1.B196]" office:value-type="boolean" office:boolean-value="false" calcext:value-type="boolean">
            <text:p>FALSE</text:p>
          </table:table-cell>
          <table:table-cell table:formula="of:=[Sheet1.F196]&lt;2*[Sheet1.B1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1.I197]-[Sheet1.E197]" office:value-type="float" office:value="0" calcext:value-type="float">
            <text:p>0</text:p>
          </table:table-cell>
          <table:table-cell table:formula="of:=[Sheet1.F197]&lt;[Sheet1.B197]" office:value-type="boolean" office:boolean-value="false" calcext:value-type="boolean">
            <text:p>FALSE</text:p>
          </table:table-cell>
          <table:table-cell table:formula="of:=[Sheet1.F197]&lt;2*[Sheet1.B1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1.I198]-[Sheet1.E198]" office:value-type="float" office:value="0" calcext:value-type="float">
            <text:p>0</text:p>
          </table:table-cell>
          <table:table-cell table:formula="of:=[Sheet1.F198]&lt;[Sheet1.B198]" office:value-type="boolean" office:boolean-value="false" calcext:value-type="boolean">
            <text:p>FALSE</text:p>
          </table:table-cell>
          <table:table-cell table:formula="of:=[Sheet1.F198]&lt;2*[Sheet1.B1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1.I199]-[Sheet1.E199]" office:value-type="float" office:value="0" calcext:value-type="float">
            <text:p>0</text:p>
          </table:table-cell>
          <table:table-cell table:formula="of:=[Sheet1.F199]&lt;[Sheet1.B199]" office:value-type="boolean" office:boolean-value="false" calcext:value-type="boolean">
            <text:p>FALSE</text:p>
          </table:table-cell>
          <table:table-cell table:formula="of:=[Sheet1.F199]&lt;2*[Sheet1.B1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1.I200]-[Sheet1.E200]" office:value-type="float" office:value="0" calcext:value-type="float">
            <text:p>0</text:p>
          </table:table-cell>
          <table:table-cell table:formula="of:=[Sheet1.F200]&lt;[Sheet1.B200]" office:value-type="boolean" office:boolean-value="false" calcext:value-type="boolean">
            <text:p>FALSE</text:p>
          </table:table-cell>
          <table:table-cell table:formula="of:=[Sheet1.F200]&lt;2*[Sheet1.B2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1.I201]-[Sheet1.E201]" office:value-type="float" office:value="0" calcext:value-type="float">
            <text:p>0</text:p>
          </table:table-cell>
          <table:table-cell table:formula="of:=[Sheet1.F201]&lt;[Sheet1.B201]" office:value-type="boolean" office:boolean-value="false" calcext:value-type="boolean">
            <text:p>FALSE</text:p>
          </table:table-cell>
          <table:table-cell table:formula="of:=[Sheet1.F201]&lt;2*[Sheet1.B2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1.I202]-[Sheet1.E202]" office:value-type="float" office:value="0" calcext:value-type="float">
            <text:p>0</text:p>
          </table:table-cell>
          <table:table-cell table:formula="of:=[Sheet1.F202]&lt;[Sheet1.B202]" office:value-type="boolean" office:boolean-value="false" calcext:value-type="boolean">
            <text:p>FALSE</text:p>
          </table:table-cell>
          <table:table-cell table:formula="of:=[Sheet1.F202]&lt;2*[Sheet1.B2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1.I203]-[Sheet1.E203]" office:value-type="float" office:value="0" calcext:value-type="float">
            <text:p>0</text:p>
          </table:table-cell>
          <table:table-cell table:formula="of:=[Sheet1.F203]&lt;[Sheet1.B203]" office:value-type="boolean" office:boolean-value="false" calcext:value-type="boolean">
            <text:p>FALSE</text:p>
          </table:table-cell>
          <table:table-cell table:formula="of:=[Sheet1.F203]&lt;2*[Sheet1.B2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1.I204]-[Sheet1.E204]" office:value-type="float" office:value="0" calcext:value-type="float">
            <text:p>0</text:p>
          </table:table-cell>
          <table:table-cell table:formula="of:=[Sheet1.F204]&lt;[Sheet1.B204]" office:value-type="boolean" office:boolean-value="false" calcext:value-type="boolean">
            <text:p>FALSE</text:p>
          </table:table-cell>
          <table:table-cell table:formula="of:=[Sheet1.F204]&lt;2*[Sheet1.B2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1.I205]-[Sheet1.E205]" office:value-type="float" office:value="0" calcext:value-type="float">
            <text:p>0</text:p>
          </table:table-cell>
          <table:table-cell table:formula="of:=[Sheet1.F205]&lt;[Sheet1.B205]" office:value-type="boolean" office:boolean-value="false" calcext:value-type="boolean">
            <text:p>FALSE</text:p>
          </table:table-cell>
          <table:table-cell table:formula="of:=[Sheet1.F205]&lt;2*[Sheet1.B2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1.I206]-[Sheet1.E206]" office:value-type="float" office:value="0" calcext:value-type="float">
            <text:p>0</text:p>
          </table:table-cell>
          <table:table-cell table:formula="of:=[Sheet1.F206]&lt;[Sheet1.B206]" office:value-type="boolean" office:boolean-value="false" calcext:value-type="boolean">
            <text:p>FALSE</text:p>
          </table:table-cell>
          <table:table-cell table:formula="of:=[Sheet1.F206]&lt;2*[Sheet1.B2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1.I207]-[Sheet1.E207]" office:value-type="float" office:value="0" calcext:value-type="float">
            <text:p>0</text:p>
          </table:table-cell>
          <table:table-cell table:formula="of:=[Sheet1.F207]&lt;[Sheet1.B207]" office:value-type="boolean" office:boolean-value="false" calcext:value-type="boolean">
            <text:p>FALSE</text:p>
          </table:table-cell>
          <table:table-cell table:formula="of:=[Sheet1.F207]&lt;2*[Sheet1.B2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1.I208]-[Sheet1.E208]" office:value-type="float" office:value="0" calcext:value-type="float">
            <text:p>0</text:p>
          </table:table-cell>
          <table:table-cell table:formula="of:=[Sheet1.F208]&lt;[Sheet1.B208]" office:value-type="boolean" office:boolean-value="false" calcext:value-type="boolean">
            <text:p>FALSE</text:p>
          </table:table-cell>
          <table:table-cell table:formula="of:=[Sheet1.F208]&lt;2*[Sheet1.B2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1.I209]-[Sheet1.E209]" office:value-type="float" office:value="0" calcext:value-type="float">
            <text:p>0</text:p>
          </table:table-cell>
          <table:table-cell table:formula="of:=[Sheet1.F209]&lt;[Sheet1.B209]" office:value-type="boolean" office:boolean-value="false" calcext:value-type="boolean">
            <text:p>FALSE</text:p>
          </table:table-cell>
          <table:table-cell table:formula="of:=[Sheet1.F209]&lt;2*[Sheet1.B2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1.I210]-[Sheet1.E210]" office:value-type="float" office:value="0" calcext:value-type="float">
            <text:p>0</text:p>
          </table:table-cell>
          <table:table-cell table:formula="of:=[Sheet1.F210]&lt;[Sheet1.B210]" office:value-type="boolean" office:boolean-value="false" calcext:value-type="boolean">
            <text:p>FALSE</text:p>
          </table:table-cell>
          <table:table-cell table:formula="of:=[Sheet1.F210]&lt;2*[Sheet1.B2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1.I211]-[Sheet1.E211]" office:value-type="float" office:value="0" calcext:value-type="float">
            <text:p>0</text:p>
          </table:table-cell>
          <table:table-cell table:formula="of:=[Sheet1.F211]&lt;[Sheet1.B211]" office:value-type="boolean" office:boolean-value="false" calcext:value-type="boolean">
            <text:p>FALSE</text:p>
          </table:table-cell>
          <table:table-cell table:formula="of:=[Sheet1.F211]&lt;2*[Sheet1.B2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1.I212]-[Sheet1.E212]" office:value-type="float" office:value="0" calcext:value-type="float">
            <text:p>0</text:p>
          </table:table-cell>
          <table:table-cell table:formula="of:=[Sheet1.F212]&lt;[Sheet1.B212]" office:value-type="boolean" office:boolean-value="false" calcext:value-type="boolean">
            <text:p>FALSE</text:p>
          </table:table-cell>
          <table:table-cell table:formula="of:=[Sheet1.F212]&lt;2*[Sheet1.B2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1.I213]-[Sheet1.E213]" office:value-type="float" office:value="0" calcext:value-type="float">
            <text:p>0</text:p>
          </table:table-cell>
          <table:table-cell table:formula="of:=[Sheet1.F213]&lt;[Sheet1.B213]" office:value-type="boolean" office:boolean-value="false" calcext:value-type="boolean">
            <text:p>FALSE</text:p>
          </table:table-cell>
          <table:table-cell table:formula="of:=[Sheet1.F213]&lt;2*[Sheet1.B2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1.I214]-[Sheet1.E214]" office:value-type="float" office:value="0" calcext:value-type="float">
            <text:p>0</text:p>
          </table:table-cell>
          <table:table-cell table:formula="of:=[Sheet1.F214]&lt;[Sheet1.B214]" office:value-type="boolean" office:boolean-value="false" calcext:value-type="boolean">
            <text:p>FALSE</text:p>
          </table:table-cell>
          <table:table-cell table:formula="of:=[Sheet1.F214]&lt;2*[Sheet1.B2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1.I215]-[Sheet1.E215]" office:value-type="float" office:value="0" calcext:value-type="float">
            <text:p>0</text:p>
          </table:table-cell>
          <table:table-cell table:formula="of:=[Sheet1.F215]&lt;[Sheet1.B215]" office:value-type="boolean" office:boolean-value="false" calcext:value-type="boolean">
            <text:p>FALSE</text:p>
          </table:table-cell>
          <table:table-cell table:formula="of:=[Sheet1.F215]&lt;2*[Sheet1.B2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1.I216]-[Sheet1.E216]" office:value-type="float" office:value="0" calcext:value-type="float">
            <text:p>0</text:p>
          </table:table-cell>
          <table:table-cell table:formula="of:=[Sheet1.F216]&lt;[Sheet1.B216]" office:value-type="boolean" office:boolean-value="false" calcext:value-type="boolean">
            <text:p>FALSE</text:p>
          </table:table-cell>
          <table:table-cell table:formula="of:=[Sheet1.F216]&lt;2*[Sheet1.B2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1.I217]-[Sheet1.E217]" office:value-type="float" office:value="0" calcext:value-type="float">
            <text:p>0</text:p>
          </table:table-cell>
          <table:table-cell table:formula="of:=[Sheet1.F217]&lt;[Sheet1.B217]" office:value-type="boolean" office:boolean-value="false" calcext:value-type="boolean">
            <text:p>FALSE</text:p>
          </table:table-cell>
          <table:table-cell table:formula="of:=[Sheet1.F217]&lt;2*[Sheet1.B2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1.I218]-[Sheet1.E218]" office:value-type="float" office:value="0" calcext:value-type="float">
            <text:p>0</text:p>
          </table:table-cell>
          <table:table-cell table:formula="of:=[Sheet1.F218]&lt;[Sheet1.B218]" office:value-type="boolean" office:boolean-value="false" calcext:value-type="boolean">
            <text:p>FALSE</text:p>
          </table:table-cell>
          <table:table-cell table:formula="of:=[Sheet1.F218]&lt;2*[Sheet1.B2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1.I219]-[Sheet1.E219]" office:value-type="float" office:value="0" calcext:value-type="float">
            <text:p>0</text:p>
          </table:table-cell>
          <table:table-cell table:formula="of:=[Sheet1.F219]&lt;[Sheet1.B219]" office:value-type="boolean" office:boolean-value="false" calcext:value-type="boolean">
            <text:p>FALSE</text:p>
          </table:table-cell>
          <table:table-cell table:formula="of:=[Sheet1.F219]&lt;2*[Sheet1.B2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1.I220]-[Sheet1.E220]" office:value-type="float" office:value="0" calcext:value-type="float">
            <text:p>0</text:p>
          </table:table-cell>
          <table:table-cell table:formula="of:=[Sheet1.F220]&lt;[Sheet1.B220]" office:value-type="boolean" office:boolean-value="false" calcext:value-type="boolean">
            <text:p>FALSE</text:p>
          </table:table-cell>
          <table:table-cell table:formula="of:=[Sheet1.F220]&lt;2*[Sheet1.B2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1.I221]-[Sheet1.E221]" office:value-type="float" office:value="0" calcext:value-type="float">
            <text:p>0</text:p>
          </table:table-cell>
          <table:table-cell table:formula="of:=[Sheet1.F221]&lt;[Sheet1.B221]" office:value-type="boolean" office:boolean-value="false" calcext:value-type="boolean">
            <text:p>FALSE</text:p>
          </table:table-cell>
          <table:table-cell table:formula="of:=[Sheet1.F221]&lt;2*[Sheet1.B2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1.I222]-[Sheet1.E222]" office:value-type="float" office:value="0" calcext:value-type="float">
            <text:p>0</text:p>
          </table:table-cell>
          <table:table-cell table:formula="of:=[Sheet1.F222]&lt;[Sheet1.B222]" office:value-type="boolean" office:boolean-value="false" calcext:value-type="boolean">
            <text:p>FALSE</text:p>
          </table:table-cell>
          <table:table-cell table:formula="of:=[Sheet1.F222]&lt;2*[Sheet1.B2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1.I223]-[Sheet1.E223]" office:value-type="float" office:value="0" calcext:value-type="float">
            <text:p>0</text:p>
          </table:table-cell>
          <table:table-cell table:formula="of:=[Sheet1.F223]&lt;[Sheet1.B223]" office:value-type="boolean" office:boolean-value="false" calcext:value-type="boolean">
            <text:p>FALSE</text:p>
          </table:table-cell>
          <table:table-cell table:formula="of:=[Sheet1.F223]&lt;2*[Sheet1.B2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1.I224]-[Sheet1.E224]" office:value-type="float" office:value="0" calcext:value-type="float">
            <text:p>0</text:p>
          </table:table-cell>
          <table:table-cell table:formula="of:=[Sheet1.F224]&lt;[Sheet1.B224]" office:value-type="boolean" office:boolean-value="false" calcext:value-type="boolean">
            <text:p>FALSE</text:p>
          </table:table-cell>
          <table:table-cell table:formula="of:=[Sheet1.F224]&lt;2*[Sheet1.B2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1.I225]-[Sheet1.E225]" office:value-type="float" office:value="0" calcext:value-type="float">
            <text:p>0</text:p>
          </table:table-cell>
          <table:table-cell table:formula="of:=[Sheet1.F225]&lt;[Sheet1.B225]" office:value-type="boolean" office:boolean-value="false" calcext:value-type="boolean">
            <text:p>FALSE</text:p>
          </table:table-cell>
          <table:table-cell table:formula="of:=[Sheet1.F225]&lt;2*[Sheet1.B2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1.I226]-[Sheet1.E226]" office:value-type="float" office:value="0" calcext:value-type="float">
            <text:p>0</text:p>
          </table:table-cell>
          <table:table-cell table:formula="of:=[Sheet1.F226]&lt;[Sheet1.B226]" office:value-type="boolean" office:boolean-value="false" calcext:value-type="boolean">
            <text:p>FALSE</text:p>
          </table:table-cell>
          <table:table-cell table:formula="of:=[Sheet1.F226]&lt;2*[Sheet1.B2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1.I227]-[Sheet1.E227]" office:value-type="float" office:value="0" calcext:value-type="float">
            <text:p>0</text:p>
          </table:table-cell>
          <table:table-cell table:formula="of:=[Sheet1.F227]&lt;[Sheet1.B227]" office:value-type="boolean" office:boolean-value="false" calcext:value-type="boolean">
            <text:p>FALSE</text:p>
          </table:table-cell>
          <table:table-cell table:formula="of:=[Sheet1.F227]&lt;2*[Sheet1.B2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1.I228]-[Sheet1.E228]" office:value-type="float" office:value="0" calcext:value-type="float">
            <text:p>0</text:p>
          </table:table-cell>
          <table:table-cell table:formula="of:=[Sheet1.F228]&lt;[Sheet1.B228]" office:value-type="boolean" office:boolean-value="false" calcext:value-type="boolean">
            <text:p>FALSE</text:p>
          </table:table-cell>
          <table:table-cell table:formula="of:=[Sheet1.F228]&lt;2*[Sheet1.B2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1.I229]-[Sheet1.E229]" office:value-type="float" office:value="0" calcext:value-type="float">
            <text:p>0</text:p>
          </table:table-cell>
          <table:table-cell table:formula="of:=[Sheet1.F229]&lt;[Sheet1.B229]" office:value-type="boolean" office:boolean-value="false" calcext:value-type="boolean">
            <text:p>FALSE</text:p>
          </table:table-cell>
          <table:table-cell table:formula="of:=[Sheet1.F229]&lt;2*[Sheet1.B2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1.I230]-[Sheet1.E230]" office:value-type="float" office:value="0" calcext:value-type="float">
            <text:p>0</text:p>
          </table:table-cell>
          <table:table-cell table:formula="of:=[Sheet1.F230]&lt;[Sheet1.B230]" office:value-type="boolean" office:boolean-value="false" calcext:value-type="boolean">
            <text:p>FALSE</text:p>
          </table:table-cell>
          <table:table-cell table:formula="of:=[Sheet1.F230]&lt;2*[Sheet1.B2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1.I231]-[Sheet1.E231]" office:value-type="float" office:value="0" calcext:value-type="float">
            <text:p>0</text:p>
          </table:table-cell>
          <table:table-cell table:formula="of:=[Sheet1.F231]&lt;[Sheet1.B231]" office:value-type="boolean" office:boolean-value="false" calcext:value-type="boolean">
            <text:p>FALSE</text:p>
          </table:table-cell>
          <table:table-cell table:formula="of:=[Sheet1.F231]&lt;2*[Sheet1.B2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1.I232]-[Sheet1.E232]" office:value-type="float" office:value="0" calcext:value-type="float">
            <text:p>0</text:p>
          </table:table-cell>
          <table:table-cell table:formula="of:=[Sheet1.F232]&lt;[Sheet1.B232]" office:value-type="boolean" office:boolean-value="false" calcext:value-type="boolean">
            <text:p>FALSE</text:p>
          </table:table-cell>
          <table:table-cell table:formula="of:=[Sheet1.F232]&lt;2*[Sheet1.B2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1.I233]-[Sheet1.E233]" office:value-type="float" office:value="0" calcext:value-type="float">
            <text:p>0</text:p>
          </table:table-cell>
          <table:table-cell table:formula="of:=[Sheet1.F233]&lt;[Sheet1.B233]" office:value-type="boolean" office:boolean-value="false" calcext:value-type="boolean">
            <text:p>FALSE</text:p>
          </table:table-cell>
          <table:table-cell table:formula="of:=[Sheet1.F233]&lt;2*[Sheet1.B2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1.I234]-[Sheet1.E234]" office:value-type="float" office:value="0" calcext:value-type="float">
            <text:p>0</text:p>
          </table:table-cell>
          <table:table-cell table:formula="of:=[Sheet1.F234]&lt;[Sheet1.B234]" office:value-type="boolean" office:boolean-value="false" calcext:value-type="boolean">
            <text:p>FALSE</text:p>
          </table:table-cell>
          <table:table-cell table:formula="of:=[Sheet1.F234]&lt;2*[Sheet1.B2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1.I235]-[Sheet1.E235]" office:value-type="float" office:value="0" calcext:value-type="float">
            <text:p>0</text:p>
          </table:table-cell>
          <table:table-cell table:formula="of:=[Sheet1.F235]&lt;[Sheet1.B235]" office:value-type="boolean" office:boolean-value="false" calcext:value-type="boolean">
            <text:p>FALSE</text:p>
          </table:table-cell>
          <table:table-cell table:formula="of:=[Sheet1.F235]&lt;2*[Sheet1.B2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1.I236]-[Sheet1.E236]" office:value-type="float" office:value="0" calcext:value-type="float">
            <text:p>0</text:p>
          </table:table-cell>
          <table:table-cell table:formula="of:=[Sheet1.F236]&lt;[Sheet1.B236]" office:value-type="boolean" office:boolean-value="false" calcext:value-type="boolean">
            <text:p>FALSE</text:p>
          </table:table-cell>
          <table:table-cell table:formula="of:=[Sheet1.F236]&lt;2*[Sheet1.B2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1.I237]-[Sheet1.E237]" office:value-type="float" office:value="0" calcext:value-type="float">
            <text:p>0</text:p>
          </table:table-cell>
          <table:table-cell table:formula="of:=[Sheet1.F237]&lt;[Sheet1.B237]" office:value-type="boolean" office:boolean-value="false" calcext:value-type="boolean">
            <text:p>FALSE</text:p>
          </table:table-cell>
          <table:table-cell table:formula="of:=[Sheet1.F237]&lt;2*[Sheet1.B2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1.I238]-[Sheet1.E238]" office:value-type="float" office:value="0" calcext:value-type="float">
            <text:p>0</text:p>
          </table:table-cell>
          <table:table-cell table:formula="of:=[Sheet1.F238]&lt;[Sheet1.B238]" office:value-type="boolean" office:boolean-value="false" calcext:value-type="boolean">
            <text:p>FALSE</text:p>
          </table:table-cell>
          <table:table-cell table:formula="of:=[Sheet1.F238]&lt;2*[Sheet1.B2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1.I239]-[Sheet1.E239]" office:value-type="float" office:value="0" calcext:value-type="float">
            <text:p>0</text:p>
          </table:table-cell>
          <table:table-cell table:formula="of:=[Sheet1.F239]&lt;[Sheet1.B239]" office:value-type="boolean" office:boolean-value="false" calcext:value-type="boolean">
            <text:p>FALSE</text:p>
          </table:table-cell>
          <table:table-cell table:formula="of:=[Sheet1.F239]&lt;2*[Sheet1.B2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1.I240]-[Sheet1.E240]" office:value-type="float" office:value="0" calcext:value-type="float">
            <text:p>0</text:p>
          </table:table-cell>
          <table:table-cell table:formula="of:=[Sheet1.F240]&lt;[Sheet1.B240]" office:value-type="boolean" office:boolean-value="false" calcext:value-type="boolean">
            <text:p>FALSE</text:p>
          </table:table-cell>
          <table:table-cell table:formula="of:=[Sheet1.F240]&lt;2*[Sheet1.B2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1.I241]-[Sheet1.E241]" office:value-type="float" office:value="0" calcext:value-type="float">
            <text:p>0</text:p>
          </table:table-cell>
          <table:table-cell table:formula="of:=[Sheet1.F241]&lt;[Sheet1.B241]" office:value-type="boolean" office:boolean-value="false" calcext:value-type="boolean">
            <text:p>FALSE</text:p>
          </table:table-cell>
          <table:table-cell table:formula="of:=[Sheet1.F241]&lt;2*[Sheet1.B24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formula="of:=SUM([.B2:.B241])" office:value-type="float" office:value="83.2478886" calcext:value-type="float">
            <text:p>83.2478886</text:p>
          </table:table-cell>
          <table:table-cell table:formula="of:=SUM([.C2:.C241])" office:value-type="float" office:value="87.6" calcext:value-type="float">
            <text:p>87.6</text:p>
          </table:table-cell>
          <table:table-cell table:formula="of:=SUM([.D2:.D241])" office:value-type="float" office:value="14337744" calcext:value-type="float">
            <text:p>14337744</text:p>
          </table:table-cell>
          <table:table-cell/>
          <table:table-cell table:formula="of:=SUM([.F2:.F241])" office:value-type="float" office:value="12592.11191" calcext:value-type="float">
            <text:p>12592.11191</text:p>
          </table:table-cell>
          <table:table-cell table:formula="of:=SUM([.G2:.G241])" office:value-type="float" office:value="12585.7" calcext:value-type="float">
            <text:p>12585.7</text:p>
          </table:table-cell>
          <table:table-cell table:formula="of:=SUM([.H2:.H241])" office:value-type="float" office:value="5041868" calcext:value-type="float">
            <text:p>5041868</text:p>
          </table:table-cell>
          <table:table-cell/>
          <table:table-cell table:formula="of:=SUM([.J2:.J241])" office:value-type="float" office:value="0" calcext:value-type="float">
            <text:p>0</text:p>
          </table:table-cell>
          <table:table-cell table:style-name="Default" table:formula="of:=SUM([Sheet1.K2:.K241])" office:value-type="float" office:value="60" calcext:value-type="float">
            <text:p>60</text:p>
          </table:table-cell>
          <table:table-cell table:style-name="Default" table:formula="of:=SUM([Sheet1.L2:.L241])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KP5 to PYAsUKP mem use %</text:p>
          </table:table-cell>
          <table:table-cell/>
          <table:table-cell table:style-name="Default" table:formula="of:=[Sheet1.K242]/240" office:value-type="float" office:value="0.25" calcext:value-type="float">
            <text:p>0.25</text:p>
          </table:table-cell>
          <table:table-cell table:style-name="Default"/>
        </table:table-row>
        <table:table-row table:style-name="ro1">
          <table:table-cell table:number-columns-repeated="8"/>
          <table:table-cell table:formula="of:=[.D242]/[.H242]" office:value-type="float" office:value="2.84373648814289" calcext:value-type="float">
            <text:p>2.8437364881</text:p>
          </table:table-cell>
          <table:table-cell/>
          <table:table-cell table:style-name="Default" table:number-columns-repeated="2"/>
        </table:table-row>
      </table:table>
      <table:table table:name="Sheet13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3.I2]-[Sheet1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3.I3]-[Sheet1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3.I4]-[Sheet1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3.I5]-[Sheet1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3.I6]-[Sheet1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3.I7]-[Sheet1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3.I8]-[Sheet1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3.I9]-[Sheet1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3.I10]-[Sheet1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3.I11]-[Sheet1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3.I12]-[Sheet1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3.I13]-[Sheet1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3.I14]-[Sheet1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3.I15]-[Sheet1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3.I16]-[Sheet1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3.I17]-[Sheet1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3.I18]-[Sheet1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3.I19]-[Sheet1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3.I20]-[Sheet1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3.I21]-[Sheet1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3.B2:.B21])/20" office:value-type="float" office:value="0.18516675" calcext:value-type="float">
            <text:p>0.19</text:p>
          </table:table-cell>
          <table:table-cell table:formula="of:=SUM([Sheet13.C2:.C21])/20" office:value-type="float" office:value="0.207" calcext:value-type="float">
            <text:p>0.207</text:p>
          </table:table-cell>
          <table:table-cell table:formula="of:=SUM([Sheet13.D2:.D21])/20" office:value-type="float" office:value="109121.2" calcext:value-type="float">
            <text:p>109121.2</text:p>
          </table:table-cell>
          <table:table-cell/>
          <table:table-cell table:style-name="ce2" table:formula="of:=SUM([Sheet13.F2:.F21])/20" office:value-type="float" office:value="13.132832" calcext:value-type="float">
            <text:p>13.13</text:p>
          </table:table-cell>
          <table:table-cell table:formula="of:=SUM([Sheet13.G2:.G21])/20" office:value-type="float" office:value="13.129" calcext:value-type="float">
            <text:p>13.129</text:p>
          </table:table-cell>
          <table:table-cell table:formula="of:=SUM([Sheet13.H2:.H21])/20" office:value-type="float" office:value="13909.8" calcext:value-type="float">
            <text:p>1390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3.B2:.B21])" office:value-type="float" office:value="0.00900784854198066" calcext:value-type="float">
            <text:p>0.01</text:p>
          </table:table-cell>
          <table:table-cell table:formula="of:=STDEV([Sheet13.C2:.C21])" office:value-type="float" office:value="0.0108093526754916" calcext:value-type="float">
            <text:p>0.0108093527</text:p>
          </table:table-cell>
          <table:table-cell table:formula="of:=STDEV([Sheet13.D2:.D21])" office:value-type="float" office:value="36359.957943349" calcext:value-type="float">
            <text:p>36359.957943349</text:p>
          </table:table-cell>
          <table:table-cell/>
          <table:table-cell table:style-name="ce2" table:formula="of:=STDEV([Sheet13.F2:.F21])" office:value-type="float" office:value="12.6082409319701" calcext:value-type="float">
            <text:p>12.61</text:p>
          </table:table-cell>
          <table:table-cell table:formula="of:=STDEV([Sheet13.G2:.G21])" office:value-type="float" office:value="12.6040172793815" calcext:value-type="float">
            <text:p>12.6040172794</text:p>
          </table:table-cell>
          <table:table-cell table:formula="of:=STDEV([Sheet13.H2:.H21])" office:value-type="float" office:value="4365.46937971888" calcext:value-type="float">
            <text:p>4365.469379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3.B1:.B21])" office:value-type="float" office:value="0.172699" calcext:value-type="float">
            <text:p>0.17</text:p>
          </table:table-cell>
          <table:table-cell table:formula="of:=MIN([Sheet13.C1:.C21])" office:value-type="float" office:value="0.19" calcext:value-type="float">
            <text:p>0.19</text:p>
          </table:table-cell>
          <table:table-cell table:formula="of:=MIN([Sheet13.D1:.D21])" office:value-type="float" office:value="37024" calcext:value-type="float">
            <text:p>37024</text:p>
          </table:table-cell>
          <table:table-cell/>
          <table:table-cell table:style-name="ce2" table:formula="of:=MIN([Sheet13.F1:.F21])" office:value-type="float" office:value="0" calcext:value-type="float">
            <text:p>0.00</text:p>
          </table:table-cell>
          <table:table-cell table:formula="of:=MIN([Sheet13.G1:.G21])" office:value-type="float" office:value="0" calcext:value-type="float">
            <text:p>0</text:p>
          </table:table-cell>
          <table:table-cell table:formula="of:=MIN([Sheet13.H1:.H21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3.B1:.B21])" office:value-type="float" office:value="0.206226" calcext:value-type="float">
            <text:p>0.21</text:p>
          </table:table-cell>
          <table:table-cell table:formula="of:=MAX([Sheet13.C1:.C21])" office:value-type="float" office:value="0.23" calcext:value-type="float">
            <text:p>0.23</text:p>
          </table:table-cell>
          <table:table-cell table:formula="of:=MAX([Sheet13.D1:.D21])" office:value-type="float" office:value="159600" calcext:value-type="float">
            <text:p>159600</text:p>
          </table:table-cell>
          <table:table-cell/>
          <table:table-cell table:style-name="ce2" table:formula="of:=MAX([Sheet13.F1:.F21])" office:value-type="float" office:value="33.00333" calcext:value-type="float">
            <text:p>33.00</text:p>
          </table:table-cell>
          <table:table-cell table:formula="of:=MAX([Sheet13.G1:.G21])" office:value-type="float" office:value="32.99" calcext:value-type="float">
            <text:p>32.99</text:p>
          </table:table-cell>
          <table:table-cell table:formula="of:=MAX([Sheet13.H1:.H21])" office:value-type="float" office:value="18512" calcext:value-type="float">
            <text:p>185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3.D22]/1000" office:value-type="float" office:value="109.1212" calcext:value-type="float">
            <text:p>109.12</text:p>
          </table:table-cell>
          <table:table-cell table:number-columns-repeated="3"/>
          <table:table-cell table:style-name="ce2" table:formula="of:=[Sheet13.H22]/1000" office:value-type="float" office:value="13.9098" calcext:value-type="float">
            <text:p>1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3.D23]/1000" office:value-type="float" office:value="36.359957943349" calcext:value-type="float">
            <text:p>36.36</text:p>
          </table:table-cell>
          <table:table-cell table:number-columns-repeated="3"/>
          <table:table-cell table:style-name="ce2" table:formula="of:=[Sheet13.H23]/1000" office:value-type="float" office:value="4.36546937971888" calcext:value-type="float">
            <text:p>4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3.D24]/1000" office:value-type="float" office:value="37.024" calcext:value-type="float">
            <text:p>37.02</text:p>
          </table:table-cell>
          <table:table-cell table:number-columns-repeated="3"/>
          <table:table-cell table:style-name="ce2" table:formula="of:=[Sheet13.H24]/1000" office:value-type="float" office:value="6.28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3.D25]/1000" office:value-type="float" office:value="159.6" calcext:value-type="float">
            <text:p>159.60</text:p>
          </table:table-cell>
          <table:table-cell table:number-columns-repeated="3"/>
          <table:table-cell table:style-name="ce2" table:formula="of:=[Sheet13.H25]/1000" office:value-type="float" office:value="18.512" calcext:value-type="float">
            <text:p>18.51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2.I2]-[Sheet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2.I3]-[Sheet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2.I4]-[Sheet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2.I5]-[Sheet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2.I6]-[Sheet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2.I7]-[Sheet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2.I8]-[Sheet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2.I9]-[Sheet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2.I10]-[Sheet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2.I11]-[Sheet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2.I12]-[Sheet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2.I13]-[Sheet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2.I14]-[Sheet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2.I15]-[Sheet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2.I16]-[Sheet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2.I17]-[Sheet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2.I18]-[Sheet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2.I19]-[Sheet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2.I20]-[Sheet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2.I21]-[Sheet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2.B2:.B21])/20" office:value-type="float" office:value="1.083717" calcext:value-type="float">
            <text:p>1.08</text:p>
          </table:table-cell>
          <table:table-cell table:formula="of:=SUM([Sheet2.C2:.C21])/20" office:value-type="float" office:value="1.1215" calcext:value-type="float">
            <text:p>1.1215</text:p>
          </table:table-cell>
          <table:table-cell table:formula="of:=SUM([Sheet2.D2:.D21])/20" office:value-type="float" office:value="97200" calcext:value-type="float">
            <text:p>97200</text:p>
          </table:table-cell>
          <table:table-cell/>
          <table:table-cell table:style-name="ce2" table:formula="of:=SUM([Sheet2.F2:.F21])/20" office:value-type="float" office:value="261.6141415" calcext:value-type="float">
            <text:p>261.61</text:p>
          </table:table-cell>
          <table:table-cell table:formula="of:=SUM([Sheet2.G2:.G21])/20" office:value-type="float" office:value="261.455" calcext:value-type="float">
            <text:p>261.455</text:p>
          </table:table-cell>
          <table:table-cell table:formula="of:=SUM([Sheet2.H2:.H21])/20" office:value-type="float" office:value="49219" calcext:value-type="float">
            <text:p>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2.B2:.B21])" office:value-type="float" office:value="0.018071156459659" calcext:value-type="float">
            <text:p>0.02</text:p>
          </table:table-cell>
          <table:table-cell table:formula="of:=STDEV([Sheet2.C2:.C21])" office:value-type="float" office:value="0.065636559132368" calcext:value-type="float">
            <text:p>0.0656365591</text:p>
          </table:table-cell>
          <table:table-cell table:formula="of:=STDEV([Sheet2.D2:.D21])" office:value-type="float" office:value="33970.8388381627" calcext:value-type="float">
            <text:p>33970.8388381627</text:p>
          </table:table-cell>
          <table:table-cell/>
          <table:table-cell table:style-name="ce2" table:formula="of:=STDEV([Sheet2.F2:.F21])" office:value-type="float" office:value="246.209387476104" calcext:value-type="float">
            <text:p>246.21</text:p>
          </table:table-cell>
          <table:table-cell table:formula="of:=STDEV([Sheet2.G2:.G21])" office:value-type="float" office:value="246.031532820704" calcext:value-type="float">
            <text:p>246.0315328207</text:p>
          </table:table-cell>
          <table:table-cell table:formula="of:=STDEV([Sheet2.H2:.H21])" office:value-type="float" office:value="29018.4868226047" calcext:value-type="float">
            <text:p>29018.486822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2.B1:.B21])" office:value-type="float" office:value="1.06634" calcext:value-type="float">
            <text:p>1.07</text:p>
          </table:table-cell>
          <table:table-cell table:formula="of:=MIN([Sheet2.C1:.C21])" office:value-type="float" office:value="1.09" calcext:value-type="float">
            <text:p>1.09</text:p>
          </table:table-cell>
          <table:table-cell table:formula="of:=MIN([Sheet2.D1:.D21])" office:value-type="float" office:value="39732" calcext:value-type="float">
            <text:p>39732</text:p>
          </table:table-cell>
          <table:table-cell/>
          <table:table-cell table:style-name="ce2" table:formula="of:=MIN([Sheet2.F1:.F21])" office:value-type="float" office:value="0" calcext:value-type="float">
            <text:p>0.00</text:p>
          </table:table-cell>
          <table:table-cell table:formula="of:=MIN([Sheet2.G1:.G21])" office:value-type="float" office:value="0" calcext:value-type="float">
            <text:p>0</text:p>
          </table:table-cell>
          <table:table-cell table:formula="of:=MIN([Sheet2.H1:.H21])"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2.B1:.B21])" office:value-type="float" office:value="1.13176" calcext:value-type="float">
            <text:p>1.13</text:p>
          </table:table-cell>
          <table:table-cell table:formula="of:=MAX([Sheet2.C1:.C21])" office:value-type="float" office:value="1.39" calcext:value-type="float">
            <text:p>1.39</text:p>
          </table:table-cell>
          <table:table-cell table:formula="of:=MAX([Sheet2.D1:.D21])" office:value-type="float" office:value="151944" calcext:value-type="float">
            <text:p>151944</text:p>
          </table:table-cell>
          <table:table-cell/>
          <table:table-cell table:style-name="ce2" table:formula="of:=MAX([Sheet2.F1:.F21])" office:value-type="float" office:value="721.88659" calcext:value-type="float">
            <text:p>721.89</text:p>
          </table:table-cell>
          <table:table-cell table:formula="of:=MAX([Sheet2.G1:.G21])" office:value-type="float" office:value="721.39" calcext:value-type="float">
            <text:p>721.39</text:p>
          </table:table-cell>
          <table:table-cell table:formula="of:=MAX([Sheet2.H1:.H21])" office:value-type="float" office:value="98776" calcext:value-type="float">
            <text:p>987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2.D22]/1000" office:value-type="float" office:value="97.2" calcext:value-type="float">
            <text:p>97.20</text:p>
          </table:table-cell>
          <table:table-cell table:number-columns-repeated="3"/>
          <table:table-cell table:style-name="ce2" table:formula="of:=[Sheet2.H22]/1000" office:value-type="float" office:value="49.219" calcext:value-type="float">
            <text:p>4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2.D23]/1000" office:value-type="float" office:value="33.9708388381627" calcext:value-type="float">
            <text:p>33.97</text:p>
          </table:table-cell>
          <table:table-cell table:number-columns-repeated="3"/>
          <table:table-cell table:style-name="ce2" table:formula="of:=[Sheet2.H23]/1000" office:value-type="float" office:value="29.0184868226047" calcext:value-type="float">
            <text:p>2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2.D24]/1000" office:value-type="float" office:value="39.732" calcext:value-type="float">
            <text:p>39.73</text:p>
          </table:table-cell>
          <table:table-cell table:number-columns-repeated="3"/>
          <table:table-cell table:style-name="ce2" table:formula="of:=[Sheet2.H24]/1000" office:value-type="float" office:value="7.936" calcext:value-type="float">
            <text:p>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2.D25]/1000" office:value-type="float" office:value="151.944" calcext:value-type="float">
            <text:p>151.94</text:p>
          </table:table-cell>
          <table:table-cell table:number-columns-repeated="3"/>
          <table:table-cell table:style-name="ce2" table:formula="of:=[Sheet2.H25]/1000" office:value-type="float" office:value="98.776" calcext:value-type="float">
            <text:p>98.78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3.I2]-[Sheet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3.I3]-[Sheet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3.I4]-[Sheet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3.I5]-[Sheet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3.I6]-[Sheet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3.I7]-[Sheet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3.I8]-[Sheet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3.I9]-[Sheet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3.I10]-[Sheet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3.I11]-[Sheet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3.I12]-[Sheet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3.I13]-[Sheet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3.I14]-[Sheet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3.I15]-[Sheet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3.I16]-[Sheet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3.I17]-[Sheet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3.I18]-[Sheet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3.I19]-[Sheet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3.I20]-[Sheet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3.I21]-[Sheet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3.B2:.B21])/20" office:value-type="float" office:value="0.54231435" calcext:value-type="float">
            <text:p>0.54</text:p>
          </table:table-cell>
          <table:table-cell table:formula="of:=SUM([Sheet3.C2:.C21])/20" office:value-type="float" office:value="0.5645" calcext:value-type="float">
            <text:p>0.5645</text:p>
          </table:table-cell>
          <table:table-cell table:formula="of:=SUM([Sheet3.D2:.D21])/20" office:value-type="float" office:value="115433.6" calcext:value-type="float">
            <text:p>115433.6</text:p>
          </table:table-cell>
          <table:table-cell/>
          <table:table-cell table:style-name="ce2" table:formula="of:=SUM([Sheet3.F2:.F21])/20" office:value-type="float" office:value="82.9696585" calcext:value-type="float">
            <text:p>82.97</text:p>
          </table:table-cell>
          <table:table-cell table:formula="of:=SUM([Sheet3.G2:.G21])/20" office:value-type="float" office:value="82.932" calcext:value-type="float">
            <text:p>82.932</text:p>
          </table:table-cell>
          <table:table-cell table:formula="of:=SUM([Sheet3.H2:.H21])/20" office:value-type="float" office:value="26967.8" calcext:value-type="float">
            <text:p>2696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3.B2:.B21])" office:value-type="float" office:value="0.0162482732824299" calcext:value-type="float">
            <text:p>0.02</text:p>
          </table:table-cell>
          <table:table-cell table:formula="of:=STDEV([Sheet3.C2:.C21])" office:value-type="float" office:value="0.018771478925557" calcext:value-type="float">
            <text:p>0.0187714789</text:p>
          </table:table-cell>
          <table:table-cell table:formula="of:=STDEV([Sheet3.D2:.D21])" office:value-type="float" office:value="38808.960406478" calcext:value-type="float">
            <text:p>38808.960406478</text:p>
          </table:table-cell>
          <table:table-cell/>
          <table:table-cell table:style-name="ce2" table:formula="of:=STDEV([Sheet3.F2:.F21])" office:value-type="float" office:value="71.2186442878561" calcext:value-type="float">
            <text:p>71.22</text:p>
          </table:table-cell>
          <table:table-cell table:formula="of:=STDEV([Sheet3.G2:.G21])" office:value-type="float" office:value="71.1788315368226" calcext:value-type="float">
            <text:p>71.1788315368</text:p>
          </table:table-cell>
          <table:table-cell table:formula="of:=STDEV([Sheet3.H2:.H21])" office:value-type="float" office:value="13641.4352987699" calcext:value-type="float">
            <text:p>13641.435298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3.B1:.B21])" office:value-type="float" office:value="0.522184" calcext:value-type="float">
            <text:p>0.52</text:p>
          </table:table-cell>
          <table:table-cell table:formula="of:=MIN([Sheet3.C1:.C21])" office:value-type="float" office:value="0.54" calcext:value-type="float">
            <text:p>0.54</text:p>
          </table:table-cell>
          <table:table-cell table:formula="of:=MIN([Sheet3.D1:.D21])" office:value-type="float" office:value="36232" calcext:value-type="float">
            <text:p>36232</text:p>
          </table:table-cell>
          <table:table-cell/>
          <table:table-cell table:style-name="ce2" table:formula="of:=MIN([Sheet3.F1:.F21])" office:value-type="float" office:value="0" calcext:value-type="float">
            <text:p>0.00</text:p>
          </table:table-cell>
          <table:table-cell table:formula="of:=MIN([Sheet3.G1:.G21])" office:value-type="float" office:value="0" calcext:value-type="float">
            <text:p>0</text:p>
          </table:table-cell>
          <table:table-cell table:formula="of:=MIN([Sheet3.H1:.H21])" office:value-type="float" office:value="6348" calcext:value-type="float">
            <text:p>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3.B1:.B21])" office:value-type="float" office:value="0.588623" calcext:value-type="float">
            <text:p>0.59</text:p>
          </table:table-cell>
          <table:table-cell table:formula="of:=MAX([Sheet3.C1:.C21])" office:value-type="float" office:value="0.62" calcext:value-type="float">
            <text:p>0.62</text:p>
          </table:table-cell>
          <table:table-cell table:formula="of:=MAX([Sheet3.D1:.D21])" office:value-type="float" office:value="160052" calcext:value-type="float">
            <text:p>160052</text:p>
          </table:table-cell>
          <table:table-cell/>
          <table:table-cell table:style-name="ce2" table:formula="of:=MAX([Sheet3.F1:.F21])" office:value-type="float" office:value="206.73998" calcext:value-type="float">
            <text:p>206.74</text:p>
          </table:table-cell>
          <table:table-cell table:formula="of:=MAX([Sheet3.G1:.G21])" office:value-type="float" office:value="206.63" calcext:value-type="float">
            <text:p>206.63</text:p>
          </table:table-cell>
          <table:table-cell table:formula="of:=MAX([Sheet3.H1:.H21])" office:value-type="float" office:value="45192" calcext:value-type="float">
            <text:p>45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3.D22]/1000" office:value-type="float" office:value="115.4336" calcext:value-type="float">
            <text:p>115.43</text:p>
          </table:table-cell>
          <table:table-cell table:number-columns-repeated="3"/>
          <table:table-cell table:style-name="ce2" table:formula="of:=[Sheet3.H22]/1000" office:value-type="float" office:value="26.9678" calcext:value-type="float">
            <text:p>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3.D23]/1000" office:value-type="float" office:value="38.808960406478" calcext:value-type="float">
            <text:p>38.81</text:p>
          </table:table-cell>
          <table:table-cell table:number-columns-repeated="3"/>
          <table:table-cell table:style-name="ce2" table:formula="of:=[Sheet3.H23]/1000" office:value-type="float" office:value="13.6414352987699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3.D24]/1000" office:value-type="float" office:value="36.232" calcext:value-type="float">
            <text:p>36.23</text:p>
          </table:table-cell>
          <table:table-cell table:number-columns-repeated="3"/>
          <table:table-cell table:style-name="ce2" table:formula="of:=[Sheet3.H24]/1000" office:value-type="float" office:value="6.348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3.D25]/1000" office:value-type="float" office:value="160.052" calcext:value-type="float">
            <text:p>160.05</text:p>
          </table:table-cell>
          <table:table-cell table:number-columns-repeated="3"/>
          <table:table-cell table:style-name="ce2" table:formula="of:=[Sheet3.H25]/1000" office:value-type="float" office:value="45.192" calcext:value-type="float">
            <text:p>45.19</text:p>
          </table:table-cell>
          <table:table-cell table:number-columns-repeated="2"/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4.I2]-[Sheet4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4.I3]-[Sheet4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4.I4]-[Sheet4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4.I5]-[Sheet4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4.I6]-[Sheet4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4.I7]-[Sheet4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4.I8]-[Sheet4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4.I9]-[Sheet4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4.I10]-[Sheet4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4.I11]-[Sheet4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4.I12]-[Sheet4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4.I13]-[Sheet4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4.I14]-[Sheet4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4.I15]-[Sheet4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4.I16]-[Sheet4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4.I17]-[Sheet4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4.I18]-[Sheet4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4.I19]-[Sheet4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4.I20]-[Sheet4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4.I21]-[Sheet4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4.B2:.B21])/20" office:value-type="float" office:value="0.06334032" calcext:value-type="float">
            <text:p>0.06</text:p>
          </table:table-cell>
          <table:table-cell table:formula="of:=SUM([Sheet4.C2:.C21])/20" office:value-type="float" office:value="0.073" calcext:value-type="float">
            <text:p>0.073</text:p>
          </table:table-cell>
          <table:table-cell table:formula="of:=SUM([Sheet4.D2:.D21])/20" office:value-type="float" office:value="13057" calcext:value-type="float">
            <text:p>13057</text:p>
          </table:table-cell>
          <table:table-cell/>
          <table:table-cell table:style-name="ce2" table:formula="of:=SUM([Sheet4.F2:.F21])/20" office:value-type="float" office:value="5.9771645" calcext:value-type="float">
            <text:p>5.98</text:p>
          </table:table-cell>
          <table:table-cell table:formula="of:=SUM([Sheet4.G2:.G21])/20" office:value-type="float" office:value="5.976" calcext:value-type="float">
            <text:p>5.976</text:p>
          </table:table-cell>
          <table:table-cell table:formula="of:=SUM([Sheet4.H2:.H21])/20" office:value-type="float" office:value="12808.4" calcext:value-type="float">
            <text:p>1280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4.B2:.B21])" office:value-type="float" office:value="0.00194322473755137" calcext:value-type="float">
            <text:p>0.00</text:p>
          </table:table-cell>
          <table:table-cell table:formula="of:=STDEV([Sheet4.C2:.C21])" office:value-type="float" office:value="0.00470162345981627" calcext:value-type="float">
            <text:p>0.0047016235</text:p>
          </table:table-cell>
          <table:table-cell table:formula="of:=STDEV([Sheet4.D2:.D21])" office:value-type="float" office:value="4274.04442998358" calcext:value-type="float">
            <text:p>4274.0444299836</text:p>
          </table:table-cell>
          <table:table-cell/>
          <table:table-cell table:style-name="ce2" table:formula="of:=STDEV([Sheet4.F2:.F21])" office:value-type="float" office:value="4.01867506124839" calcext:value-type="float">
            <text:p>4.02</text:p>
          </table:table-cell>
          <table:table-cell table:formula="of:=STDEV([Sheet4.G2:.G21])" office:value-type="float" office:value="4.02029771089288" calcext:value-type="float">
            <text:p>4.0202977109</text:p>
          </table:table-cell>
          <table:table-cell table:formula="of:=STDEV([Sheet4.H2:.H21])" office:value-type="float" office:value="3670.47896487351" calcext:value-type="float">
            <text:p>3670.478964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4.B1:.B21])" office:value-type="float" office:value="0.060257" calcext:value-type="float">
            <text:p>0.06</text:p>
          </table:table-cell>
          <table:table-cell table:formula="of:=MIN([Sheet4.C1:.C21])" office:value-type="float" office:value="0.07" calcext:value-type="float">
            <text:p>0.07</text:p>
          </table:table-cell>
          <table:table-cell table:formula="of:=MIN([Sheet4.D1:.D21])" office:value-type="float" office:value="6880" calcext:value-type="float">
            <text:p>6880</text:p>
          </table:table-cell>
          <table:table-cell/>
          <table:table-cell table:style-name="ce2" table:formula="of:=MIN([Sheet4.F1:.F21])" office:value-type="float" office:value="0.00333" calcext:value-type="float">
            <text:p>0.00</text:p>
          </table:table-cell>
          <table:table-cell table:formula="of:=MIN([Sheet4.G1:.G21])" office:value-type="float" office:value="0" calcext:value-type="float">
            <text:p>0</text:p>
          </table:table-cell>
          <table:table-cell table:formula="of:=MIN([Sheet4.H1:.H21])"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4.B1:.B21])" office:value-type="float" office:value="0.0671453" calcext:value-type="float">
            <text:p>0.07</text:p>
          </table:table-cell>
          <table:table-cell table:formula="of:=MAX([Sheet4.C1:.C21])" office:value-type="float" office:value="0.08" calcext:value-type="float">
            <text:p>0.08</text:p>
          </table:table-cell>
          <table:table-cell table:formula="of:=MAX([Sheet4.D1:.D21])" office:value-type="float" office:value="18988" calcext:value-type="float">
            <text:p>18988</text:p>
          </table:table-cell>
          <table:table-cell/>
          <table:table-cell table:style-name="ce2" table:formula="of:=MAX([Sheet4.F1:.F21])" office:value-type="float" office:value="11.99333" calcext:value-type="float">
            <text:p>11.99</text:p>
          </table:table-cell>
          <table:table-cell table:formula="of:=MAX([Sheet4.G1:.G21])" office:value-type="float" office:value="12" calcext:value-type="float">
            <text:p>12</text:p>
          </table:table-cell>
          <table:table-cell table:formula="of:=MAX([Sheet4.H1:.H21])" office:value-type="float" office:value="16228" calcext:value-type="float">
            <text:p>162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4.D22]/1000" office:value-type="float" office:value="13.057" calcext:value-type="float">
            <text:p>13.06</text:p>
          </table:table-cell>
          <table:table-cell table:number-columns-repeated="3"/>
          <table:table-cell table:style-name="ce2" table:formula="of:=[Sheet4.H22]/1000" office:value-type="float" office:value="12.8084" calcext:value-type="float">
            <text:p>1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4.D23]/1000" office:value-type="float" office:value="4.27404442998358" calcext:value-type="float">
            <text:p>4.27</text:p>
          </table:table-cell>
          <table:table-cell table:number-columns-repeated="3"/>
          <table:table-cell table:style-name="ce2" table:formula="of:=[Sheet4.H23]/1000" office:value-type="float" office:value="3.67047896487351" calcext:value-type="float">
            <text:p>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4.D24]/1000" office:value-type="float" office:value="6.88" calcext:value-type="float">
            <text:p>6.88</text:p>
          </table:table-cell>
          <table:table-cell table:number-columns-repeated="3"/>
          <table:table-cell table:style-name="ce2" table:formula="of:=[Sheet4.H24]/1000" office:value-type="float" office:value="5.852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4.D25]/1000" office:value-type="float" office:value="18.988" calcext:value-type="float">
            <text:p>18.99</text:p>
          </table:table-cell>
          <table:table-cell table:number-columns-repeated="3"/>
          <table:table-cell table:style-name="ce2" table:formula="of:=[Sheet4.H25]/1000" office:value-type="float" office:value="16.228" calcext:value-type="float">
            <text:p>16.23</text:p>
          </table:table-cell>
          <table:table-cell table:number-columns-repeated="2"/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5.I2]-[Sheet5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5.I3]-[Sheet5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5.I4]-[Sheet5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5.I5]-[Sheet5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5.I6]-[Sheet5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5.I7]-[Sheet5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5.I8]-[Sheet5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5.I9]-[Sheet5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5.I10]-[Sheet5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5.I11]-[Sheet5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5.I12]-[Sheet5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5.I13]-[Sheet5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5.I14]-[Sheet5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5.I15]-[Sheet5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5.I16]-[Sheet5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5.I17]-[Sheet5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5.I18]-[Sheet5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5.I19]-[Sheet5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5.I20]-[Sheet5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5.I21]-[Sheet5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5.B2:.B21])/20" office:value-type="float" office:value="0.08551419" calcext:value-type="float">
            <text:p>0.09</text:p>
          </table:table-cell>
          <table:table-cell table:formula="of:=SUM([Sheet5.C2:.C21])/20" office:value-type="float" office:value="0.0945" calcext:value-type="float">
            <text:p>0.0945</text:p>
          </table:table-cell>
          <table:table-cell table:formula="of:=SUM([Sheet5.D2:.D21])/20" office:value-type="float" office:value="13811.4" calcext:value-type="float">
            <text:p>13811.4</text:p>
          </table:table-cell>
          <table:table-cell/>
          <table:table-cell table:style-name="ce2" table:formula="of:=SUM([Sheet5.F2:.F21])/20" office:value-type="float" office:value="10.3693315" calcext:value-type="float">
            <text:p>10.37</text:p>
          </table:table-cell>
          <table:table-cell table:formula="of:=SUM([Sheet5.G2:.G21])/20" office:value-type="float" office:value="10.368" calcext:value-type="float">
            <text:p>10.368</text:p>
          </table:table-cell>
          <table:table-cell table:formula="of:=SUM([Sheet5.H2:.H21])/20" office:value-type="float" office:value="14331.6" calcext:value-type="float">
            <text:p>1433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5.B2:.B21])" office:value-type="float" office:value="0.00407425478273409" calcext:value-type="float">
            <text:p>0.00</text:p>
          </table:table-cell>
          <table:table-cell table:formula="of:=STDEV([Sheet5.C2:.C21])" office:value-type="float" office:value="0.006048053188293" calcext:value-type="float">
            <text:p>0.0060480532</text:p>
          </table:table-cell>
          <table:table-cell table:formula="of:=STDEV([Sheet5.D2:.D21])" office:value-type="float" office:value="3431.2754173155" calcext:value-type="float">
            <text:p>3431.2754173155</text:p>
          </table:table-cell>
          <table:table-cell/>
          <table:table-cell table:style-name="ce2" table:formula="of:=STDEV([Sheet5.F2:.F21])" office:value-type="float" office:value="6.7342846177767" calcext:value-type="float">
            <text:p>6.73</text:p>
          </table:table-cell>
          <table:table-cell table:formula="of:=STDEV([Sheet5.G2:.G21])" office:value-type="float" office:value="6.73447032262492" calcext:value-type="float">
            <text:p>6.7344703226</text:p>
          </table:table-cell>
          <table:table-cell table:formula="of:=STDEV([Sheet5.H2:.H21])" office:value-type="float" office:value="3811.65324539863" calcext:value-type="float">
            <text:p>3811.653245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5.B1:.B21])" office:value-type="float" office:value="0.0809349" calcext:value-type="float">
            <text:p>0.08</text:p>
          </table:table-cell>
          <table:table-cell table:formula="of:=MIN([Sheet5.C1:.C21])" office:value-type="float" office:value="0.09" calcext:value-type="float">
            <text:p>0.09</text:p>
          </table:table-cell>
          <table:table-cell table:formula="of:=MIN([Sheet5.D1:.D21])" office:value-type="float" office:value="8564" calcext:value-type="float">
            <text:p>8564</text:p>
          </table:table-cell>
          <table:table-cell/>
          <table:table-cell table:style-name="ce2" table:formula="of:=MIN([Sheet5.F1:.F21])" office:value-type="float" office:value="0.00333" calcext:value-type="float">
            <text:p>0.00</text:p>
          </table:table-cell>
          <table:table-cell table:formula="of:=MIN([Sheet5.G1:.G21])" office:value-type="float" office:value="0" calcext:value-type="float">
            <text:p>0</text:p>
          </table:table-cell>
          <table:table-cell table:formula="of:=MIN([Sheet5.H1:.H21])" office:value-type="float" office:value="5848" calcext:value-type="float">
            <text:p>5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5.B1:.B21])" office:value-type="float" office:value="0.100407" calcext:value-type="float">
            <text:p>0.10</text:p>
          </table:table-cell>
          <table:table-cell table:formula="of:=MAX([Sheet5.C1:.C21])" office:value-type="float" office:value="0.11" calcext:value-type="float">
            <text:p>0.11</text:p>
          </table:table-cell>
          <table:table-cell table:formula="of:=MAX([Sheet5.D1:.D21])" office:value-type="float" office:value="19296" calcext:value-type="float">
            <text:p>19296</text:p>
          </table:table-cell>
          <table:table-cell/>
          <table:table-cell table:style-name="ce2" table:formula="of:=MAX([Sheet5.F1:.F21])" office:value-type="float" office:value="21.00333" calcext:value-type="float">
            <text:p>21.00</text:p>
          </table:table-cell>
          <table:table-cell table:formula="of:=MAX([Sheet5.G1:.G21])" office:value-type="float" office:value="21" calcext:value-type="float">
            <text:p>21</text:p>
          </table:table-cell>
          <table:table-cell table:formula="of:=MAX([Sheet5.H1:.H21])" office:value-type="float" office:value="17924" calcext:value-type="float">
            <text:p>179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5.D22]/1000" office:value-type="float" office:value="13.8114" calcext:value-type="float">
            <text:p>13.81</text:p>
          </table:table-cell>
          <table:table-cell table:number-columns-repeated="3"/>
          <table:table-cell table:style-name="ce2" table:formula="of:=[Sheet5.H22]/1000" office:value-type="float" office:value="14.3316" calcext:value-type="float">
            <text:p>1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5.D23]/1000" office:value-type="float" office:value="3.4312754173155" calcext:value-type="float">
            <text:p>3.43</text:p>
          </table:table-cell>
          <table:table-cell table:number-columns-repeated="3"/>
          <table:table-cell table:style-name="ce2" table:formula="of:=[Sheet5.H23]/1000" office:value-type="float" office:value="3.81165324539863" calcext:value-type="float">
            <text:p>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5.D24]/1000" office:value-type="float" office:value="8.564" calcext:value-type="float">
            <text:p>8.56</text:p>
          </table:table-cell>
          <table:table-cell table:number-columns-repeated="3"/>
          <table:table-cell table:style-name="ce2" table:formula="of:=[Sheet5.H24]/1000" office:value-type="float" office:value="5.848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5.D25]/1000" office:value-type="float" office:value="19.296" calcext:value-type="float">
            <text:p>19.30</text:p>
          </table:table-cell>
          <table:table-cell table:number-columns-repeated="3"/>
          <table:table-cell table:style-name="ce2" table:formula="of:=[Sheet5.H25]/1000" office:value-type="float" office:value="17.924" calcext:value-type="float">
            <text:p>17.92</text:p>
          </table:table-cell>
          <table:table-cell table:number-columns-repeated="2"/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6.I2]-[Sheet6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6.I3]-[Sheet6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6.I4]-[Sheet6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6.I5]-[Sheet6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6.I6]-[Sheet6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6.I7]-[Sheet6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6.I8]-[Sheet6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6.I9]-[Sheet6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6.I10]-[Sheet6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6.I11]-[Sheet6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6.I12]-[Sheet6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6.I13]-[Sheet6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6.I14]-[Sheet6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6.I15]-[Sheet6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6.I16]-[Sheet6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6.I17]-[Sheet6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6.I18]-[Sheet6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6.I19]-[Sheet6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6.I20]-[Sheet6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6.I21]-[Sheet6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6.B2:.B21])/20" office:value-type="float" office:value="0.21119837" calcext:value-type="float">
            <text:p>0.21</text:p>
          </table:table-cell>
          <table:table-cell table:formula="of:=SUM([Sheet6.C2:.C21])/20" office:value-type="float" office:value="0.221" calcext:value-type="float">
            <text:p>0.221</text:p>
          </table:table-cell>
          <table:table-cell table:formula="of:=SUM([Sheet6.D2:.D21])/20" office:value-type="float" office:value="14609" calcext:value-type="float">
            <text:p>14609</text:p>
          </table:table-cell>
          <table:table-cell/>
          <table:table-cell table:style-name="ce2" table:formula="of:=SUM([Sheet6.F2:.F21])/20" office:value-type="float" office:value="39.3136625" calcext:value-type="float">
            <text:p>39.31</text:p>
          </table:table-cell>
          <table:table-cell table:formula="of:=SUM([Sheet6.G2:.G21])/20" office:value-type="float" office:value="39.2995" calcext:value-type="float">
            <text:p>39.2995</text:p>
          </table:table-cell>
          <table:table-cell table:formula="of:=SUM([Sheet6.H2:.H21])/20" office:value-type="float" office:value="23167.4" calcext:value-type="float">
            <text:p>2316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6.B2:.B21])" office:value-type="float" office:value="0.0458403817071127" calcext:value-type="float">
            <text:p>0.05</text:p>
          </table:table-cell>
          <table:table-cell table:formula="of:=STDEV([Sheet6.C2:.C21])" office:value-type="float" office:value="0.0463283475797884" calcext:value-type="float">
            <text:p>0.0463283476</text:p>
          </table:table-cell>
          <table:table-cell table:formula="of:=STDEV([Sheet6.D2:.D21])" office:value-type="float" office:value="3223.81607807629" calcext:value-type="float">
            <text:p>3223.8160780763</text:p>
          </table:table-cell>
          <table:table-cell/>
          <table:table-cell table:style-name="ce2" table:formula="of:=STDEV([Sheet6.F2:.F21])" office:value-type="float" office:value="30.163702423027" calcext:value-type="float">
            <text:p>30.16</text:p>
          </table:table-cell>
          <table:table-cell table:formula="of:=STDEV([Sheet6.G2:.G21])" office:value-type="float" office:value="30.1513505807303" calcext:value-type="float">
            <text:p>30.1513505807</text:p>
          </table:table-cell>
          <table:table-cell table:formula="of:=STDEV([Sheet6.H2:.H21])" office:value-type="float" office:value="10394.7398256092" calcext:value-type="float">
            <text:p>10394.739825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6.B1:.B21])" office:value-type="float" office:value="0.0899554" calcext:value-type="float">
            <text:p>0.09</text:p>
          </table:table-cell>
          <table:table-cell table:formula="of:=MIN([Sheet6.C1:.C21])" office:value-type="float" office:value="0.1" calcext:value-type="float">
            <text:p>0.1</text:p>
          </table:table-cell>
          <table:table-cell table:formula="of:=MIN([Sheet6.D1:.D21])" office:value-type="float" office:value="8332" calcext:value-type="float">
            <text:p>8332</text:p>
          </table:table-cell>
          <table:table-cell/>
          <table:table-cell table:style-name="ce2" table:formula="of:=MIN([Sheet6.F1:.F21])" office:value-type="float" office:value="0.00333" calcext:value-type="float">
            <text:p>0.00</text:p>
          </table:table-cell>
          <table:table-cell table:formula="of:=MIN([Sheet6.G1:.G21])" office:value-type="float" office:value="0" calcext:value-type="float">
            <text:p>0</text:p>
          </table:table-cell>
          <table:table-cell table:formula="of:=MIN([Sheet6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6.B1:.B21])" office:value-type="float" office:value="0.240793" calcext:value-type="float">
            <text:p>0.24</text:p>
          </table:table-cell>
          <table:table-cell table:formula="of:=MAX([Sheet6.C1:.C21])" office:value-type="float" office:value="0.25" calcext:value-type="float">
            <text:p>0.25</text:p>
          </table:table-cell>
          <table:table-cell table:formula="of:=MAX([Sheet6.D1:.D21])" office:value-type="float" office:value="18760" calcext:value-type="float">
            <text:p>18760</text:p>
          </table:table-cell>
          <table:table-cell/>
          <table:table-cell table:style-name="ce2" table:formula="of:=MAX([Sheet6.F1:.F21])" office:value-type="float" office:value="89.43999" calcext:value-type="float">
            <text:p>89.44</text:p>
          </table:table-cell>
          <table:table-cell table:formula="of:=MAX([Sheet6.G1:.G21])" office:value-type="float" office:value="89.41" calcext:value-type="float">
            <text:p>89.41</text:p>
          </table:table-cell>
          <table:table-cell table:formula="of:=MAX([Sheet6.H1:.H21])" office:value-type="float" office:value="42076" calcext:value-type="float">
            <text:p>420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6.D22]/1000" office:value-type="float" office:value="14.609" calcext:value-type="float">
            <text:p>14.61</text:p>
          </table:table-cell>
          <table:table-cell table:number-columns-repeated="3"/>
          <table:table-cell table:style-name="ce2" table:formula="of:=[Sheet6.H22]/1000" office:value-type="float" office:value="23.1674" calcext:value-type="float">
            <text:p>2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6.D23]/1000" office:value-type="float" office:value="3.22381607807629" calcext:value-type="float">
            <text:p>3.22</text:p>
          </table:table-cell>
          <table:table-cell table:number-columns-repeated="3"/>
          <table:table-cell table:style-name="ce2" table:formula="of:=[Sheet6.H23]/1000" office:value-type="float" office:value="10.3947398256092" calcext:value-type="float">
            <text:p>1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6.D24]/1000" office:value-type="float" office:value="8.332" calcext:value-type="float">
            <text:p>8.33</text:p>
          </table:table-cell>
          <table:table-cell table:number-columns-repeated="3"/>
          <table:table-cell table:style-name="ce2" table:formula="of:=[Sheet6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6.D25]/1000" office:value-type="float" office:value="18.76" calcext:value-type="float">
            <text:p>18.76</text:p>
          </table:table-cell>
          <table:table-cell table:number-columns-repeated="3"/>
          <table:table-cell table:style-name="ce2" table:formula="of:=[Sheet6.H25]/1000" office:value-type="float" office:value="42.076" calcext:value-type="float">
            <text:p>42.08</text:p>
          </table:table-cell>
          <table:table-cell table:number-columns-repeated="2"/>
        </table:table-row>
      </table:table>
      <table:table table:name="Sheet7" table:style-name="ta1">
        <table:table-column table:style-name="co9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7.I2]-[Sheet7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7.I3]-[Sheet7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7.I4]-[Sheet7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7.I5]-[Sheet7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7.I6]-[Sheet7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7.I7]-[Sheet7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7.I8]-[Sheet7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7.I9]-[Sheet7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7.I10]-[Sheet7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7.I11]-[Sheet7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7.I12]-[Sheet7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7.I13]-[Sheet7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7.I14]-[Sheet7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7.I15]-[Sheet7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7.I16]-[Sheet7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7.I17]-[Sheet7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7.I18]-[Sheet7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7.I19]-[Sheet7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7.I20]-[Sheet7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7.I21]-[Sheet7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7.B2:.B21])/20" office:value-type="float" office:value="0.11342565" calcext:value-type="float">
            <text:p>0.11</text:p>
          </table:table-cell>
          <table:table-cell table:formula="of:=SUM([Sheet7.C2:.C21])/20" office:value-type="float" office:value="0.147" calcext:value-type="float">
            <text:p>0.147</text:p>
          </table:table-cell>
          <table:table-cell table:formula="of:=SUM([Sheet7.D2:.D21])/20" office:value-type="float" office:value="105569.8" calcext:value-type="float">
            <text:p>105569.8</text:p>
          </table:table-cell>
          <table:table-cell/>
          <table:table-cell table:style-name="ce2" table:formula="of:=SUM([Sheet7.F2:.F21])/20" office:value-type="float" office:value="0.002665" calcext:value-type="float">
            <text:p>0.00</text:p>
          </table:table-cell>
          <table:table-cell table:formula="of:=SUM([Sheet7.G2:.G21])/20" office:value-type="float" office:value="0.0055" calcext:value-type="float">
            <text:p>0.0055</text:p>
          </table:table-cell>
          <table:table-cell table:formula="of:=SUM([Sheet7.H2:.H21])/20" office:value-type="float" office:value="7129.2" calcext:value-type="float">
            <text:p>712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7.B2:.B21])" office:value-type="float" office:value="0.0105284853975199" calcext:value-type="float">
            <text:p>0.01</text:p>
          </table:table-cell>
          <table:table-cell table:formula="of:=STDEV([Sheet7.C2:.C21])" office:value-type="float" office:value="0.0378501199330645" calcext:value-type="float">
            <text:p>0.0378501199</text:p>
          </table:table-cell>
          <table:table-cell table:formula="of:=STDEV([Sheet7.D2:.D21])" office:value-type="float" office:value="36897.7065948264" calcext:value-type="float">
            <text:p>36897.7065948264</text:p>
          </table:table-cell>
          <table:table-cell/>
          <table:table-cell table:style-name="ce2" table:formula="of:=STDEV([Sheet7.F2:.F21])" office:value-type="float" office:value="0.00205195798664285" calcext:value-type="float">
            <text:p>0.00</text:p>
          </table:table-cell>
          <table:table-cell table:formula="of:=STDEV([Sheet7.G2:.G21])" office:value-type="float" office:value="0.01356271980176" calcext:value-type="float">
            <text:p>0.0135627198</text:p>
          </table:table-cell>
          <table:table-cell table:formula="of:=STDEV([Sheet7.H2:.H21])" office:value-type="float" office:value="818.584246379719" calcext:value-type="float">
            <text:p>818.584246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7.B1:.B21])" office:value-type="float" office:value="0.10032" calcext:value-type="float">
            <text:p>0.10</text:p>
          </table:table-cell>
          <table:table-cell table:formula="of:=MIN([Sheet7.C1:.C21])" office:value-type="float" office:value="0.12" calcext:value-type="float">
            <text:p>0.12</text:p>
          </table:table-cell>
          <table:table-cell table:formula="of:=MIN([Sheet7.D1:.D21])" office:value-type="float" office:value="36132" calcext:value-type="float">
            <text:p>36132</text:p>
          </table:table-cell>
          <table:table-cell/>
          <table:table-cell table:style-name="ce2" table:formula="of:=MIN([Sheet7.F1:.F21])" office:value-type="float" office:value="0" calcext:value-type="float">
            <text:p>0.00</text:p>
          </table:table-cell>
          <table:table-cell table:formula="of:=MIN([Sheet7.G1:.G21])" office:value-type="float" office:value="0" calcext:value-type="float">
            <text:p>0</text:p>
          </table:table-cell>
          <table:table-cell table:formula="of:=MIN([Sheet7.H1:.H21])"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7.B1:.B21])" office:value-type="float" office:value="0.139036" calcext:value-type="float">
            <text:p>0.14</text:p>
          </table:table-cell>
          <table:table-cell table:formula="of:=MAX([Sheet7.C1:.C21])" office:value-type="float" office:value="0.24" calcext:value-type="float">
            <text:p>0.24</text:p>
          </table:table-cell>
          <table:table-cell table:formula="of:=MAX([Sheet7.D1:.D21])" office:value-type="float" office:value="153648" calcext:value-type="float">
            <text:p>153648</text:p>
          </table:table-cell>
          <table:table-cell/>
          <table:table-cell table:style-name="ce2" table:formula="of:=MAX([Sheet7.F1:.F21])" office:value-type="float" office:value="0.00667" calcext:value-type="float">
            <text:p>0.01</text:p>
          </table:table-cell>
          <table:table-cell table:formula="of:=MAX([Sheet7.G1:.G21])" office:value-type="float" office:value="0.04" calcext:value-type="float">
            <text:p>0.04</text:p>
          </table:table-cell>
          <table:table-cell table:formula="of:=MAX([Sheet7.H1:.H21])" office:value-type="float" office:value="8404" calcext:value-type="float">
            <text:p>84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7.D22]/1000" office:value-type="float" office:value="105.5698" calcext:value-type="float">
            <text:p>105.57</text:p>
          </table:table-cell>
          <table:table-cell table:number-columns-repeated="3"/>
          <table:table-cell table:style-name="ce2" table:formula="of:=[Sheet7.H22]/1000" office:value-type="float" office:value="7.1292" calcext:value-type="float">
            <text:p>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7.D23]/1000" office:value-type="float" office:value="36.8977065948264" calcext:value-type="float">
            <text:p>36.90</text:p>
          </table:table-cell>
          <table:table-cell table:number-columns-repeated="3"/>
          <table:table-cell table:style-name="ce2" table:formula="of:=[Sheet7.H23]/1000" office:value-type="float" office:value="0.818584246379719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7.D24]/1000" office:value-type="float" office:value="36.132" calcext:value-type="float">
            <text:p>36.13</text:p>
          </table:table-cell>
          <table:table-cell table:number-columns-repeated="3"/>
          <table:table-cell table:style-name="ce2" table:formula="of:=[Sheet7.H24]/1000" office:value-type="float" office:value="6.252" calcext:value-type="float">
            <text:p>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7.D25]/1000" office:value-type="float" office:value="153.648" calcext:value-type="float">
            <text:p>153.65</text:p>
          </table:table-cell>
          <table:table-cell table:number-columns-repeated="3"/>
          <table:table-cell table:style-name="ce2" table:formula="of:=[Sheet7.H25]/1000" office:value-type="float" office:value="8.404" calcext:value-type="float">
            <text:p>8.40</text:p>
          </table:table-cell>
          <table:table-cell table:number-columns-repeated="2"/>
        </table:table-row>
      </table:table>
      <table:table table:name="Sheet8" table:style-name="ta1">
        <table:table-column table:style-name="co10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8.I2]-[Sheet8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8.I3]-[Sheet8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8.I4]-[Sheet8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8.I5]-[Sheet8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8.I6]-[Sheet8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8.I7]-[Sheet8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8.I8]-[Sheet8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8.I9]-[Sheet8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8.I10]-[Sheet8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8.I11]-[Sheet8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8.I12]-[Sheet8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8.I13]-[Sheet8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8.I14]-[Sheet8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8.I15]-[Sheet8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8.I16]-[Sheet8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8.I17]-[Sheet8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8.I18]-[Sheet8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8.I19]-[Sheet8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8.I20]-[Sheet8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8.I21]-[Sheet8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8.B2:.B21])/20" office:value-type="float" office:value="1.0678425" calcext:value-type="float">
            <text:p>1.07</text:p>
          </table:table-cell>
          <table:table-cell table:formula="of:=SUM([Sheet8.C2:.C21])/20" office:value-type="float" office:value="1.09" calcext:value-type="float">
            <text:p>1.09</text:p>
          </table:table-cell>
          <table:table-cell table:formula="of:=SUM([Sheet8.D2:.D21])/20" office:value-type="float" office:value="103183" calcext:value-type="float">
            <text:p>103183</text:p>
          </table:table-cell>
          <table:table-cell/>
          <table:table-cell table:style-name="ce2" table:formula="of:=SUM([Sheet8.F2:.F21])/20" office:value-type="float" office:value="147.602484" calcext:value-type="float">
            <text:p>147.60</text:p>
          </table:table-cell>
          <table:table-cell table:formula="of:=SUM([Sheet8.G2:.G21])/20" office:value-type="float" office:value="147.5185" calcext:value-type="float">
            <text:p>147.5185</text:p>
          </table:table-cell>
          <table:table-cell table:formula="of:=SUM([Sheet8.H2:.H21])/20" office:value-type="float" office:value="41559" calcext:value-type="float">
            <text:p>41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8.B2:.B21])" office:value-type="float" office:value="0.0214949802891647" calcext:value-type="float">
            <text:p>0.02</text:p>
          </table:table-cell>
          <table:table-cell table:formula="of:=STDEV([Sheet8.C2:.C21])" office:value-type="float" office:value="0.0220047841688072" calcext:value-type="float">
            <text:p>0.0220047842</text:p>
          </table:table-cell>
          <table:table-cell table:formula="of:=STDEV([Sheet8.D2:.D21])" office:value-type="float" office:value="34992.026011951" calcext:value-type="float">
            <text:p>34992.026011951</text:p>
          </table:table-cell>
          <table:table-cell/>
          <table:table-cell table:style-name="ce2" table:formula="of:=STDEV([Sheet8.F2:.F21])" office:value-type="float" office:value="114.387329246174" calcext:value-type="float">
            <text:p>114.39</text:p>
          </table:table-cell>
          <table:table-cell table:formula="of:=STDEV([Sheet8.G2:.G21])" office:value-type="float" office:value="114.309266202425" calcext:value-type="float">
            <text:p>114.3092662024</text:p>
          </table:table-cell>
          <table:table-cell table:formula="of:=STDEV([Sheet8.H2:.H21])" office:value-type="float" office:value="22928.0985370858" calcext:value-type="float">
            <text:p>22928.098537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8.B1:.B21])" office:value-type="float" office:value="1.04695" calcext:value-type="float">
            <text:p>1.05</text:p>
          </table:table-cell>
          <table:table-cell table:formula="of:=MIN([Sheet8.C1:.C21])" office:value-type="float" office:value="1.07" calcext:value-type="float">
            <text:p>1.07</text:p>
          </table:table-cell>
          <table:table-cell table:formula="of:=MIN([Sheet8.D1:.D21])" office:value-type="float" office:value="37676" calcext:value-type="float">
            <text:p>37676</text:p>
          </table:table-cell>
          <table:table-cell/>
          <table:table-cell table:style-name="ce2" table:formula="of:=MIN([Sheet8.F1:.F21])" office:value-type="float" office:value="0" calcext:value-type="float">
            <text:p>0.00</text:p>
          </table:table-cell>
          <table:table-cell table:formula="of:=MIN([Sheet8.G1:.G21])" office:value-type="float" office:value="0" calcext:value-type="float">
            <text:p>0</text:p>
          </table:table-cell>
          <table:table-cell table:formula="of:=MIN([Sheet8.H1:.H21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8.B1:.B21])" office:value-type="float" office:value="1.13141" calcext:value-type="float">
            <text:p>1.13</text:p>
          </table:table-cell>
          <table:table-cell table:formula="of:=MAX([Sheet8.C1:.C21])" office:value-type="float" office:value="1.15" calcext:value-type="float">
            <text:p>1.15</text:p>
          </table:table-cell>
          <table:table-cell table:formula="of:=MAX([Sheet8.D1:.D21])" office:value-type="float" office:value="149380" calcext:value-type="float">
            <text:p>149380</text:p>
          </table:table-cell>
          <table:table-cell/>
          <table:table-cell table:style-name="ce2" table:formula="of:=MAX([Sheet8.F1:.F21])" office:value-type="float" office:value="342.85663" calcext:value-type="float">
            <text:p>342.86</text:p>
          </table:table-cell>
          <table:table-cell table:formula="of:=MAX([Sheet8.G1:.G21])" office:value-type="float" office:value="342.63" calcext:value-type="float">
            <text:p>342.63</text:p>
          </table:table-cell>
          <table:table-cell table:formula="of:=MAX([Sheet8.H1:.H21])" office:value-type="float" office:value="78188" calcext:value-type="float">
            <text:p>78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8.D22]/1000" office:value-type="float" office:value="103.183" calcext:value-type="float">
            <text:p>103.18</text:p>
          </table:table-cell>
          <table:table-cell table:number-columns-repeated="3"/>
          <table:table-cell table:style-name="ce2" table:formula="of:=[Sheet8.H22]/1000" office:value-type="float" office:value="41.559" calcext:value-type="float">
            <text:p>4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8.D23]/1000" office:value-type="float" office:value="34.992026011951" calcext:value-type="float">
            <text:p>34.99</text:p>
          </table:table-cell>
          <table:table-cell table:number-columns-repeated="3"/>
          <table:table-cell table:style-name="ce2" table:formula="of:=[Sheet8.H23]/1000" office:value-type="float" office:value="22.9280985370858" calcext:value-type="float">
            <text:p>2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8.D24]/1000" office:value-type="float" office:value="37.676" calcext:value-type="float">
            <text:p>37.68</text:p>
          </table:table-cell>
          <table:table-cell table:number-columns-repeated="3"/>
          <table:table-cell table:style-name="ce2" table:formula="of:=[Sheet8.H24]/1000" office:value-type="float" office:value="6.352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8.D25]/1000" office:value-type="float" office:value="149.38" calcext:value-type="float">
            <text:p>149.38</text:p>
          </table:table-cell>
          <table:table-cell table:number-columns-repeated="3"/>
          <table:table-cell table:style-name="ce2" table:formula="of:=[Sheet8.H25]/1000" office:value-type="float" office:value="78.188" calcext:value-type="float">
            <text:p>78.19</text:p>
          </table:table-cell>
          <table:table-cell table:number-columns-repeated="2"/>
        </table:table-row>
      </table:table>
      <table:table table:name="Sheet9" table:style-name="ta1">
        <table:table-column table:style-name="co1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9.I2]-[Sheet9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9.I3]-[Sheet9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9.I4]-[Sheet9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9.I5]-[Sheet9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9.I6]-[Sheet9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9.I7]-[Sheet9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9.I8]-[Sheet9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9.I9]-[Sheet9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9.I10]-[Sheet9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9.I11]-[Sheet9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9.I12]-[Sheet9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9.I13]-[Sheet9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9.I14]-[Sheet9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9.I15]-[Sheet9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9.I16]-[Sheet9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9.I17]-[Sheet9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9.I18]-[Sheet9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9.I19]-[Sheet9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9.I20]-[Sheet9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9.I21]-[Sheet9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9.B2:.B21])/20" office:value-type="float" office:value="0.49364435" calcext:value-type="float">
            <text:p>0.49</text:p>
          </table:table-cell>
          <table:table-cell table:formula="of:=SUM([Sheet9.C2:.C21])/20" office:value-type="float" office:value="0.5155" calcext:value-type="float">
            <text:p>0.5155</text:p>
          </table:table-cell>
          <table:table-cell table:formula="of:=SUM([Sheet9.D2:.D21])/20" office:value-type="float" office:value="106096" calcext:value-type="float">
            <text:p>106096</text:p>
          </table:table-cell>
          <table:table-cell/>
          <table:table-cell table:style-name="ce2" table:formula="of:=SUM([Sheet9.F2:.F21])/20" office:value-type="float" office:value="41.9714935" calcext:value-type="float">
            <text:p>41.97</text:p>
          </table:table-cell>
          <table:table-cell table:formula="of:=SUM([Sheet9.G2:.G21])/20" office:value-type="float" office:value="41.96" calcext:value-type="float">
            <text:p>41.96</text:p>
          </table:table-cell>
          <table:table-cell table:formula="of:=SUM([Sheet9.H2:.H21])/20" office:value-type="float" office:value="21050" calcext:value-type="float">
            <text:p>2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9.B2:.B21])" office:value-type="float" office:value="0.0289884547114065" calcext:value-type="float">
            <text:p>0.03</text:p>
          </table:table-cell>
          <table:table-cell table:formula="of:=STDEV([Sheet9.C2:.C21])" office:value-type="float" office:value="0.0291050728079813" calcext:value-type="float">
            <text:p>0.0291050728</text:p>
          </table:table-cell>
          <table:table-cell table:formula="of:=STDEV([Sheet9.D2:.D21])" office:value-type="float" office:value="39683.9661218217" calcext:value-type="float">
            <text:p>39683.9661218217</text:p>
          </table:table-cell>
          <table:table-cell/>
          <table:table-cell table:style-name="ce2" table:formula="of:=STDEV([Sheet9.F2:.F21])" office:value-type="float" office:value="33.969088099692" calcext:value-type="float">
            <text:p>33.97</text:p>
          </table:table-cell>
          <table:table-cell table:formula="of:=STDEV([Sheet9.G2:.G21])" office:value-type="float" office:value="33.9677920203366" calcext:value-type="float">
            <text:p>33.9677920203</text:p>
          </table:table-cell>
          <table:table-cell table:formula="of:=STDEV([Sheet9.H2:.H21])" office:value-type="float" office:value="10525.7092772636" calcext:value-type="float">
            <text:p>10525.709277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9.B1:.B21])" office:value-type="float" office:value="0.469691" calcext:value-type="float">
            <text:p>0.47</text:p>
          </table:table-cell>
          <table:table-cell table:formula="of:=MIN([Sheet9.C1:.C21])" office:value-type="float" office:value="0.49" calcext:value-type="float">
            <text:p>0.49</text:p>
          </table:table-cell>
          <table:table-cell table:formula="of:=MIN([Sheet9.D1:.D21])" office:value-type="float" office:value="36536" calcext:value-type="float">
            <text:p>36536</text:p>
          </table:table-cell>
          <table:table-cell/>
          <table:table-cell table:style-name="ce2" table:formula="of:=MIN([Sheet9.F1:.F21])" office:value-type="float" office:value="0.00333" calcext:value-type="float">
            <text:p>0.00</text:p>
          </table:table-cell>
          <table:table-cell table:formula="of:=MIN([Sheet9.G1:.G21])" office:value-type="float" office:value="0" calcext:value-type="float">
            <text:p>0</text:p>
          </table:table-cell>
          <table:table-cell table:formula="of:=MIN([Sheet9.H1:.H21])" office:value-type="float" office:value="6276" calcext:value-type="float">
            <text:p>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9.B1:.B21])" office:value-type="float" office:value="0.602795" calcext:value-type="float">
            <text:p>0.60</text:p>
          </table:table-cell>
          <table:table-cell table:formula="of:=MAX([Sheet9.C1:.C21])" office:value-type="float" office:value="0.62" calcext:value-type="float">
            <text:p>0.62</text:p>
          </table:table-cell>
          <table:table-cell table:formula="of:=MAX([Sheet9.D1:.D21])" office:value-type="float" office:value="159276" calcext:value-type="float">
            <text:p>159276</text:p>
          </table:table-cell>
          <table:table-cell/>
          <table:table-cell table:style-name="ce2" table:formula="of:=MAX([Sheet9.F1:.F21])" office:value-type="float" office:value="93.18332" calcext:value-type="float">
            <text:p>93.18</text:p>
          </table:table-cell>
          <table:table-cell table:formula="of:=MAX([Sheet9.G1:.G21])" office:value-type="float" office:value="93.3" calcext:value-type="float">
            <text:p>93.3</text:p>
          </table:table-cell>
          <table:table-cell table:formula="of:=MAX([Sheet9.H1:.H21])" office:value-type="float" office:value="33972" calcext:value-type="float">
            <text:p>339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9.D22]/1000" office:value-type="float" office:value="106.096" calcext:value-type="float">
            <text:p>106.10</text:p>
          </table:table-cell>
          <table:table-cell table:number-columns-repeated="3"/>
          <table:table-cell table:style-name="ce2" table:formula="of:=[Sheet9.H22]/1000" office:value-type="float" office:value="21.05" calcext:value-type="float">
            <text:p>2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9.D23]/1000" office:value-type="float" office:value="39.6839661218217" calcext:value-type="float">
            <text:p>39.68</text:p>
          </table:table-cell>
          <table:table-cell table:number-columns-repeated="3"/>
          <table:table-cell table:style-name="ce2" table:formula="of:=[Sheet9.H23]/1000" office:value-type="float" office:value="10.5257092772636" calcext:value-type="float">
            <text:p>1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9.D24]/1000" office:value-type="float" office:value="36.536" calcext:value-type="float">
            <text:p>36.54</text:p>
          </table:table-cell>
          <table:table-cell table:number-columns-repeated="3"/>
          <table:table-cell table:style-name="ce2" table:formula="of:=[Sheet9.H24]/1000" office:value-type="float" office:value="6.276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9.D25]/1000" office:value-type="float" office:value="159.276" calcext:value-type="float">
            <text:p>159.28</text:p>
          </table:table-cell>
          <table:table-cell table:number-columns-repeated="3"/>
          <table:table-cell table:style-name="ce2" table:formula="of:=[Sheet9.H25]/1000" office:value-type="float" office:value="33.972" calcext:value-type="float">
            <text:p>33.97</text:p>
          </table:table-cell>
          <table:table-cell table:number-columns-repeated="2"/>
        </table:table-row>
      </table:table>
      <table:table table:name="Sheet10" table:style-name="ta1">
        <table:table-column table:style-name="co1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0.I2]-[Sheet10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0.I3]-[Sheet10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0.I4]-[Sheet10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0.I5]-[Sheet10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0.I6]-[Sheet10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0.I7]-[Sheet10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0.I8]-[Sheet10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0.I9]-[Sheet10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0.I10]-[Sheet10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0.I11]-[Sheet10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0.I12]-[Sheet10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0.I13]-[Sheet10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0.I14]-[Sheet10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0.I15]-[Sheet10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0.I16]-[Sheet10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0.I17]-[Sheet10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0.I18]-[Sheet10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0.I19]-[Sheet10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0.I20]-[Sheet10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0.I21]-[Sheet10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0.B2:.B21])/20" office:value-type="float" office:value="0.04872312" calcext:value-type="float">
            <text:p>0.05</text:p>
          </table:table-cell>
          <table:table-cell table:formula="of:=SUM([Sheet10.C2:.C21])/20" office:value-type="float" office:value="0.06" calcext:value-type="float">
            <text:p>0.06</text:p>
          </table:table-cell>
          <table:table-cell table:formula="of:=SUM([Sheet10.D2:.D21])/20" office:value-type="float" office:value="12817" calcext:value-type="float">
            <text:p>12817</text:p>
          </table:table-cell>
          <table:table-cell/>
          <table:table-cell table:style-name="ce2" table:formula="of:=SUM([Sheet10.F2:.F21])/20" office:value-type="float" office:value="2.4614985" calcext:value-type="float">
            <text:p>2.46</text:p>
          </table:table-cell>
          <table:table-cell table:formula="of:=SUM([Sheet10.G2:.G21])/20" office:value-type="float" office:value="2.459" calcext:value-type="float">
            <text:p>2.459</text:p>
          </table:table-cell>
          <table:table-cell table:formula="of:=SUM([Sheet10.H2:.H21])/20" office:value-type="float" office:value="9014.8" calcext:value-type="float">
            <text:p>90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0.B2:.B21])" office:value-type="float" office:value="0.00146902449250479" calcext:value-type="float">
            <text:p>0.00</text:p>
          </table:table-cell>
          <table:table-cell table:formula="of:=STDEV([Sheet10.C2:.C21])" office:value-type="float" office:value="0" calcext:value-type="float">
            <text:p>0</text:p>
          </table:table-cell>
          <table:table-cell table:formula="of:=STDEV([Sheet10.D2:.D21])" office:value-type="float" office:value="3778.16037106337" calcext:value-type="float">
            <text:p>3778.1603710634</text:p>
          </table:table-cell>
          <table:table-cell/>
          <table:table-cell table:style-name="ce2" table:formula="of:=STDEV([Sheet10.F2:.F21])" office:value-type="float" office:value="2.8097339190698" calcext:value-type="float">
            <text:p>2.81</text:p>
          </table:table-cell>
          <table:table-cell table:formula="of:=STDEV([Sheet10.G2:.G21])" office:value-type="float" office:value="2.80975912059904" calcext:value-type="float">
            <text:p>2.8097591206</text:p>
          </table:table-cell>
          <table:table-cell table:formula="of:=STDEV([Sheet10.H2:.H21])" office:value-type="float" office:value="3242.89567808577" calcext:value-type="float">
            <text:p>3242.895678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0.B1:.B21])" office:value-type="float" office:value="0.046731" calcext:value-type="float">
            <text:p>0.05</text:p>
          </table:table-cell>
          <table:table-cell table:formula="of:=MIN([Sheet10.C1:.C21])" office:value-type="float" office:value="0.06" calcext:value-type="float">
            <text:p>0.06</text:p>
          </table:table-cell>
          <table:table-cell table:formula="of:=MIN([Sheet10.D1:.D21])" office:value-type="float" office:value="7300" calcext:value-type="float">
            <text:p>7300</text:p>
          </table:table-cell>
          <table:table-cell/>
          <table:table-cell table:style-name="ce2" table:formula="of:=MIN([Sheet10.F1:.F21])" office:value-type="float" office:value="0" calcext:value-type="float">
            <text:p>0.00</text:p>
          </table:table-cell>
          <table:table-cell table:formula="of:=MIN([Sheet10.G1:.G21])" office:value-type="float" office:value="0" calcext:value-type="float">
            <text:p>0</text:p>
          </table:table-cell>
          <table:table-cell table:formula="of:=MIN([Sheet10.H1:.H21])"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0.B1:.B21])" office:value-type="float" office:value="0.0521103" calcext:value-type="float">
            <text:p>0.05</text:p>
          </table:table-cell>
          <table:table-cell table:formula="of:=MAX([Sheet10.C1:.C21])" office:value-type="float" office:value="0.06" calcext:value-type="float">
            <text:p>0.06</text:p>
          </table:table-cell>
          <table:table-cell table:formula="of:=MAX([Sheet10.D1:.D21])" office:value-type="float" office:value="18588" calcext:value-type="float">
            <text:p>18588</text:p>
          </table:table-cell>
          <table:table-cell/>
          <table:table-cell table:style-name="ce2" table:formula="of:=MAX([Sheet10.F1:.F21])" office:value-type="float" office:value="6.12667" calcext:value-type="float">
            <text:p>6.13</text:p>
          </table:table-cell>
          <table:table-cell table:formula="of:=MAX([Sheet10.G1:.G21])" office:value-type="float" office:value="6.13" calcext:value-type="float">
            <text:p>6.13</text:p>
          </table:table-cell>
          <table:table-cell table:formula="of:=MAX([Sheet10.H1:.H21])" office:value-type="float" office:value="12508" calcext:value-type="float">
            <text:p>125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0.D22]/1000" office:value-type="float" office:value="12.817" calcext:value-type="float">
            <text:p>12.82</text:p>
          </table:table-cell>
          <table:table-cell table:number-columns-repeated="3"/>
          <table:table-cell table:style-name="ce2" table:formula="of:=[Sheet10.H22]/1000" office:value-type="float" office:value="9.0148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0.D23]/1000" office:value-type="float" office:value="3.77816037106337" calcext:value-type="float">
            <text:p>3.78</text:p>
          </table:table-cell>
          <table:table-cell table:number-columns-repeated="3"/>
          <table:table-cell table:style-name="ce2" table:formula="of:=[Sheet10.H23]/1000" office:value-type="float" office:value="3.24289567808577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0.D24]/1000" office:value-type="float" office:value="7.3" calcext:value-type="float">
            <text:p>7.30</text:p>
          </table:table-cell>
          <table:table-cell table:number-columns-repeated="3"/>
          <table:table-cell table:style-name="ce2" table:formula="of:=[Sheet10.H24]/1000" office:value-type="float" office:value="5.808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0.D25]/1000" office:value-type="float" office:value="18.588" calcext:value-type="float">
            <text:p>18.59</text:p>
          </table:table-cell>
          <table:table-cell table:number-columns-repeated="3"/>
          <table:table-cell table:style-name="ce2" table:formula="of:=[Sheet10.H25]/1000" office:value-type="float" office:value="12.508" calcext:value-type="float">
            <text:p>12.51</text:p>
          </table:table-cell>
          <table:table-cell table:number-columns-repeated="2"/>
        </table:table-row>
      </table:table>
      <table:table table:name="Sheet11" table:style-name="ta1"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1.I2]-[Sheet11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1.I3]-[Sheet11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1.I4]-[Sheet11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1.I5]-[Sheet11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1.I6]-[Sheet11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1.I7]-[Sheet11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1.I8]-[Sheet11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1.I9]-[Sheet11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1.I10]-[Sheet11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1.I11]-[Sheet11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1.I12]-[Sheet11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1.I13]-[Sheet11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1.I14]-[Sheet11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1.I15]-[Sheet11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1.I16]-[Sheet11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1.I17]-[Sheet11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1.I18]-[Sheet11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1.I19]-[Sheet11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1.I20]-[Sheet11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1.I21]-[Sheet11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1.B2:.B21])/20" office:value-type="float" office:value="0.071773885" calcext:value-type="float">
            <text:p>0.07</text:p>
          </table:table-cell>
          <table:table-cell table:formula="of:=SUM([Sheet11.C2:.C21])/20" office:value-type="float" office:value="0.081" calcext:value-type="float">
            <text:p>0.081</text:p>
          </table:table-cell>
          <table:table-cell table:formula="of:=SUM([Sheet11.D2:.D21])/20" office:value-type="float" office:value="12384" calcext:value-type="float">
            <text:p>12384</text:p>
          </table:table-cell>
          <table:table-cell/>
          <table:table-cell table:style-name="ce2" table:formula="of:=SUM([Sheet11.F2:.F21])/20" office:value-type="float" office:value="5.840165" calcext:value-type="float">
            <text:p>5.84</text:p>
          </table:table-cell>
          <table:table-cell table:formula="of:=SUM([Sheet11.G2:.G21])/20" office:value-type="float" office:value="5.8385" calcext:value-type="float">
            <text:p>5.8385</text:p>
          </table:table-cell>
          <table:table-cell table:formula="of:=SUM([Sheet11.H2:.H21])/20" office:value-type="float" office:value="12927.6" calcext:value-type="float">
            <text:p>129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1.B2:.B21])" office:value-type="float" office:value="0.00393809194371228" calcext:value-type="float">
            <text:p>0.00</text:p>
          </table:table-cell>
          <table:table-cell table:formula="of:=STDEV([Sheet11.C2:.C21])" office:value-type="float" office:value="0.00447213595499958" calcext:value-type="float">
            <text:p>0.004472136</text:p>
          </table:table-cell>
          <table:table-cell table:formula="of:=STDEV([Sheet11.D2:.D21])" office:value-type="float" office:value="3420.21039672923" calcext:value-type="float">
            <text:p>3420.2103967292</text:p>
          </table:table-cell>
          <table:table-cell/>
          <table:table-cell table:style-name="ce2" table:formula="of:=STDEV([Sheet11.F2:.F21])" office:value-type="float" office:value="2.42712714555924" calcext:value-type="float">
            <text:p>2.43</text:p>
          </table:table-cell>
          <table:table-cell table:formula="of:=STDEV([Sheet11.G2:.G21])" office:value-type="float" office:value="2.42894231909152" calcext:value-type="float">
            <text:p>2.4289423191</text:p>
          </table:table-cell>
          <table:table-cell table:formula="of:=STDEV([Sheet11.H2:.H21])" office:value-type="float" office:value="2682.33328122718" calcext:value-type="float">
            <text:p>2682.333281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1.B1:.B21])" office:value-type="float" office:value="0.0681768" calcext:value-type="float">
            <text:p>0.07</text:p>
          </table:table-cell>
          <table:table-cell table:formula="of:=MIN([Sheet11.C1:.C21])" office:value-type="float" office:value="0.08" calcext:value-type="float">
            <text:p>0.08</text:p>
          </table:table-cell>
          <table:table-cell table:formula="of:=MIN([Sheet11.D1:.D21])" office:value-type="float" office:value="7704" calcext:value-type="float">
            <text:p>7704</text:p>
          </table:table-cell>
          <table:table-cell/>
          <table:table-cell table:style-name="ce2" table:formula="of:=MIN([Sheet11.F1:.F21])" office:value-type="float" office:value="0.00333" calcext:value-type="float">
            <text:p>0.00</text:p>
          </table:table-cell>
          <table:table-cell table:formula="of:=MIN([Sheet11.G1:.G21])" office:value-type="float" office:value="0" calcext:value-type="float">
            <text:p>0</text:p>
          </table:table-cell>
          <table:table-cell table:formula="of:=MIN([Sheet11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1.B1:.B21])" office:value-type="float" office:value="0.087021" calcext:value-type="float">
            <text:p>0.09</text:p>
          </table:table-cell>
          <table:table-cell table:formula="of:=MAX([Sheet11.C1:.C21])" office:value-type="float" office:value="0.1" calcext:value-type="float">
            <text:p>0.1</text:p>
          </table:table-cell>
          <table:table-cell table:formula="of:=MAX([Sheet11.D1:.D21])" office:value-type="float" office:value="19404" calcext:value-type="float">
            <text:p>19404</text:p>
          </table:table-cell>
          <table:table-cell/>
          <table:table-cell table:style-name="ce2" table:formula="of:=MAX([Sheet11.F1:.F21])" office:value-type="float" office:value="8.82" calcext:value-type="float">
            <text:p>8.82</text:p>
          </table:table-cell>
          <table:table-cell table:formula="of:=MAX([Sheet11.G1:.G21])" office:value-type="float" office:value="8.82" calcext:value-type="float">
            <text:p>8.82</text:p>
          </table:table-cell>
          <table:table-cell table:formula="of:=MAX([Sheet11.H1:.H21])" office:value-type="float" office:value="14988" calcext:value-type="float">
            <text:p>149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1.D22]/1000" office:value-type="float" office:value="12.384" calcext:value-type="float">
            <text:p>12.38</text:p>
          </table:table-cell>
          <table:table-cell table:number-columns-repeated="3"/>
          <table:table-cell table:style-name="ce2" table:formula="of:=[Sheet11.H22]/1000" office:value-type="float" office:value="12.9276" calcext:value-type="float">
            <text:p>1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1.D23]/1000" office:value-type="float" office:value="3.42021039672923" calcext:value-type="float">
            <text:p>3.42</text:p>
          </table:table-cell>
          <table:table-cell table:number-columns-repeated="3"/>
          <table:table-cell table:style-name="ce2" table:formula="of:=[Sheet11.H23]/1000" office:value-type="float" office:value="2.6823332812271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1.D24]/1000" office:value-type="float" office:value="7.704" calcext:value-type="float">
            <text:p>7.70</text:p>
          </table:table-cell>
          <table:table-cell table:number-columns-repeated="3"/>
          <table:table-cell table:style-name="ce2" table:formula="of:=[Sheet11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1.D25]/1000" office:value-type="float" office:value="19.404" calcext:value-type="float">
            <text:p>19.40</text:p>
          </table:table-cell>
          <table:table-cell table:number-columns-repeated="3"/>
          <table:table-cell table:style-name="ce2" table:formula="of:=[Sheet11.H25]/1000" office:value-type="float" office:value="14.988" calcext:value-type="float">
            <text:p>14.99</text:p>
          </table:table-cell>
          <table:table-cell table:number-columns-repeated="2"/>
        </table:table-row>
      </table:table>
      <table:table table:name="Sheet12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2.I2]-[Sheet1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2.I3]-[Sheet1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2.I4]-[Sheet1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2.I5]-[Sheet1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2.I6]-[Sheet1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2.I7]-[Sheet1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2.I8]-[Sheet1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2.I9]-[Sheet1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2.I10]-[Sheet1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2.I11]-[Sheet1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2.I12]-[Sheet1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2.I13]-[Sheet1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2.I14]-[Sheet1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2.I15]-[Sheet1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2.I16]-[Sheet1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2.I17]-[Sheet1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2.I18]-[Sheet1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2.I19]-[Sheet1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2.I20]-[Sheet1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2.I21]-[Sheet1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2.B2:.B21])/20" office:value-type="float" office:value="0.195733945" calcext:value-type="float">
            <text:p>0.20</text:p>
          </table:table-cell>
          <table:table-cell table:formula="of:=SUM([Sheet12.C2:.C21])/20" office:value-type="float" office:value="0.205" calcext:value-type="float">
            <text:p>0.205</text:p>
          </table:table-cell>
          <table:table-cell table:formula="of:=SUM([Sheet12.D2:.D21])/20" office:value-type="float" office:value="13605.2" calcext:value-type="float">
            <text:p>13605.2</text:p>
          </table:table-cell>
          <table:table-cell/>
          <table:table-cell table:style-name="ce2" table:formula="of:=SUM([Sheet12.F2:.F21])/20" office:value-type="float" office:value="18.350499" calcext:value-type="float">
            <text:p>18.35</text:p>
          </table:table-cell>
          <table:table-cell table:formula="of:=SUM([Sheet12.G2:.G21])/20" office:value-type="float" office:value="18.344" calcext:value-type="float">
            <text:p>18.344</text:p>
          </table:table-cell>
          <table:table-cell table:formula="of:=SUM([Sheet12.H2:.H21])/20" office:value-type="float" office:value="20008.8" calcext:value-type="float">
            <text:p>2000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2.B2:.B21])" office:value-type="float" office:value="0.0578464523695772" calcext:value-type="float">
            <text:p>0.06</text:p>
          </table:table-cell>
          <table:table-cell table:formula="of:=STDEV([Sheet12.C2:.C21])" office:value-type="float" office:value="0.0570779706790817" calcext:value-type="float">
            <text:p>0.0570779707</text:p>
          </table:table-cell>
          <table:table-cell table:formula="of:=STDEV([Sheet12.D2:.D21])" office:value-type="float" office:value="3303.51088516763" calcext:value-type="float">
            <text:p>3303.5108851676</text:p>
          </table:table-cell>
          <table:table-cell/>
          <table:table-cell table:style-name="ce2" table:formula="of:=STDEV([Sheet12.F2:.F21])" office:value-type="float" office:value="12.6392527943662" calcext:value-type="float">
            <text:p>12.64</text:p>
          </table:table-cell>
          <table:table-cell table:formula="of:=STDEV([Sheet12.G2:.G21])" office:value-type="float" office:value="12.6331112140822" calcext:value-type="float">
            <text:p>12.6331112141</text:p>
          </table:table-cell>
          <table:table-cell table:formula="of:=STDEV([Sheet12.H2:.H21])" office:value-type="float" office:value="6655.45311518465" calcext:value-type="float">
            <text:p>6655.4531151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2.B1:.B21])" office:value-type="float" office:value="0.0759205" calcext:value-type="float">
            <text:p>0.08</text:p>
          </table:table-cell>
          <table:table-cell table:formula="of:=MIN([Sheet12.C1:.C21])" office:value-type="float" office:value="0.09" calcext:value-type="float">
            <text:p>0.09</text:p>
          </table:table-cell>
          <table:table-cell table:formula="of:=MIN([Sheet12.D1:.D21])" office:value-type="float" office:value="7908" calcext:value-type="float">
            <text:p>7908</text:p>
          </table:table-cell>
          <table:table-cell/>
          <table:table-cell table:style-name="ce2" table:formula="of:=MIN([Sheet12.F1:.F21])" office:value-type="float" office:value="0.00333" calcext:value-type="float">
            <text:p>0.00</text:p>
          </table:table-cell>
          <table:table-cell table:formula="of:=MIN([Sheet12.G1:.G21])" office:value-type="float" office:value="0" calcext:value-type="float">
            <text:p>0</text:p>
          </table:table-cell>
          <table:table-cell table:formula="of:=MIN([Sheet12.H1:.H21])" office:value-type="float" office:value="7604" calcext:value-type="float">
            <text:p>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2.B1:.B21])" office:value-type="float" office:value="0.240889" calcext:value-type="float">
            <text:p>0.24</text:p>
          </table:table-cell>
          <table:table-cell table:formula="of:=MAX([Sheet12.C1:.C21])" office:value-type="float" office:value="0.25" calcext:value-type="float">
            <text:p>0.25</text:p>
          </table:table-cell>
          <table:table-cell table:formula="of:=MAX([Sheet12.D1:.D21])" office:value-type="float" office:value="18256" calcext:value-type="float">
            <text:p>18256</text:p>
          </table:table-cell>
          <table:table-cell/>
          <table:table-cell table:style-name="ce2" table:formula="of:=MAX([Sheet12.F1:.F21])" office:value-type="float" office:value="50.57999" calcext:value-type="float">
            <text:p>50.58</text:p>
          </table:table-cell>
          <table:table-cell table:formula="of:=MAX([Sheet12.G1:.G21])" office:value-type="float" office:value="50.55" calcext:value-type="float">
            <text:p>50.55</text:p>
          </table:table-cell>
          <table:table-cell table:formula="of:=MAX([Sheet12.H1:.H21])" office:value-type="float" office:value="30620" calcext:value-type="float">
            <text:p>306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2.D22]/1000" office:value-type="float" office:value="13.6052" calcext:value-type="float">
            <text:p>13.61</text:p>
          </table:table-cell>
          <table:table-cell table:number-columns-repeated="3"/>
          <table:table-cell table:style-name="ce2" table:formula="of:=[Sheet12.H22]/1000" office:value-type="float" office:value="20.0088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2.D23]/1000" office:value-type="float" office:value="3.30351088516763" calcext:value-type="float">
            <text:p>3.30</text:p>
          </table:table-cell>
          <table:table-cell table:number-columns-repeated="3"/>
          <table:table-cell table:style-name="ce2" table:formula="of:=[Sheet12.H23]/1000" office:value-type="float" office:value="6.65545311518465" calcext:value-type="float">
            <text:p>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2.D24]/1000" office:value-type="float" office:value="7.908" calcext:value-type="float">
            <text:p>7.91</text:p>
          </table:table-cell>
          <table:table-cell table:number-columns-repeated="3"/>
          <table:table-cell table:style-name="ce2" table:formula="of:=[Sheet12.H24]/1000" office:value-type="float" office:value="7.604" calcext:value-type="float">
            <text:p>7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2.D25]/1000" office:value-type="float" office:value="18.256" calcext:value-type="float">
            <text:p>18.26</text:p>
          </table:table-cell>
          <table:table-cell table:number-columns-repeated="3"/>
          <table:table-cell table:style-name="ce2" table:formula="of:=[Sheet12.H25]/1000" office:value-type="float" office:value="30.62" calcext:value-type="float">
            <text:p>30.6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L24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1:25:17.949618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32:26.072189642</meta:creation-date>
    <dc:date>2016-01-28T01:30:30.244364389</dc:date>
    <meta:editing-duration>PT2H56M33S</meta:editing-duration>
    <meta:editing-cycles>6</meta:editing-cycles>
    <meta:generator>LibreOffice/4.4.7.2$Linux_X86_64 LibreOffice_project/40m0$Build-2</meta:generator>
    <meta:document-statistic meta:table-count="13" meta:cell-count="5808" meta:object-count="0"/>
  </office:meta>
</office:document-meta>
</file>